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54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92.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Val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.569107055664" calcext:value-type="float">
            <text:p>145.56910705566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.058166503906" calcext:value-type="float">
            <text:p>125.05816650390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.899841308594" calcext:value-type="float">
            <text:p>103.89984130859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.9985885620117" calcext:value-type="float">
            <text:p>95.998588562011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.5000305175781" calcext:value-type="float">
            <text:p>99.500030517578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.7657928466797" calcext:value-type="float">
            <text:p>98.765792846679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.0468521118164" calcext:value-type="float">
            <text:p>92.046852111816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3.5253219604492" calcext:value-type="float">
            <text:p>93.525321960449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4.9545745849609" calcext:value-type="float">
            <text:p>94.954574584960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2.9986038208008" calcext:value-type="float">
            <text:p>92.998603820800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.7009658813477" calcext:value-type="float">
            <text:p>99.700965881347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4.746383666992" calcext:value-type="float">
            <text:p>104.74638366699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2.16690826416" calcext:value-type="float">
            <text:p>102.1669082641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7.741813659668" calcext:value-type="float">
            <text:p>107.74181365966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6.445625305176" calcext:value-type="float">
            <text:p>116.44562530517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1.777847290039" calcext:value-type="float">
            <text:p>131.77784729003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1.073654174805" calcext:value-type="float">
            <text:p>141.07365417480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6.220001220703" calcext:value-type="float">
            <text:p>136.22000122070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4.670318603516" calcext:value-type="float">
            <text:p>134.67031860351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9.609939575195" calcext:value-type="float">
            <text:p>139.60993957519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6.523773193359" calcext:value-type="float">
            <text:p>136.52377319335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3.544326782227" calcext:value-type="float">
            <text:p>133.544326782227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1.492828369141" calcext:value-type="float">
            <text:p>131.49282836914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0.822143554688" calcext:value-type="float">
            <text:p>130.82214355468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0.297241210938" calcext:value-type="float">
            <text:p>130.297241210938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1.659057617188" calcext:value-type="float">
            <text:p>141.659057617188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8.817993164063" calcext:value-type="float">
            <text:p>138.81799316406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6.711044311523" calcext:value-type="float">
            <text:p>136.71104431152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4.940231323242" calcext:value-type="float">
            <text:p>134.94023132324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9.308654785156" calcext:value-type="float">
            <text:p>139.30865478515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8.859725952148" calcext:value-type="float">
            <text:p>138.859725952148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0.603332519531" calcext:value-type="float">
            <text:p>150.60333251953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3.872680664063" calcext:value-type="float">
            <text:p>153.87268066406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7.048141479492" calcext:value-type="float">
            <text:p>157.04814147949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5.858184814453" calcext:value-type="float">
            <text:p>155.85818481445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3.798126220703" calcext:value-type="float">
            <text:p>153.79812622070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3.629547119141" calcext:value-type="float">
            <text:p>153.62954711914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5.52278137207" calcext:value-type="float">
            <text:p>155.5227813720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4.165374755859" calcext:value-type="float">
            <text:p>154.16537475585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5.279418945313" calcext:value-type="float">
            <text:p>155.27941894531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4.367340087891" calcext:value-type="float">
            <text:p>154.36734008789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3.091918945313" calcext:value-type="float">
            <text:p>153.09191894531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2.701583862305" calcext:value-type="float">
            <text:p>152.701583862305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2.379119873047" calcext:value-type="float">
            <text:p>152.37911987304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5.36882019043" calcext:value-type="float">
            <text:p>155.3688201904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5.327178955078" calcext:value-type="float">
            <text:p>155.327178955078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6.002746582031" calcext:value-type="float">
            <text:p>156.002746582031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7.123153686523" calcext:value-type="float">
            <text:p>157.123153686523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6.197280883789" calcext:value-type="float">
            <text:p>156.19728088378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6.876388549805" calcext:value-type="float">
            <text:p>156.87638854980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0.511611938477" calcext:value-type="float">
            <text:p>160.511611938477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9.338241577148" calcext:value-type="float">
            <text:p>159.338241577148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1.250076293945" calcext:value-type="float">
            <text:p>161.250076293945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0.424835205078" calcext:value-type="float">
            <text:p>160.424835205078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2.983642578125" calcext:value-type="float">
            <text:p>162.98364257812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1.993270874023" calcext:value-type="float">
            <text:p>161.993270874023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1.60856628418" calcext:value-type="float">
            <text:p>161.60856628418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1.553207397461" calcext:value-type="float">
            <text:p>161.55320739746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3.390167236328" calcext:value-type="float">
            <text:p>163.390167236328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65.644927978516" calcext:value-type="float">
            <text:p>165.644927978516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4.3369140625" calcext:value-type="float">
            <text:p>164.3369140625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3.573944091797" calcext:value-type="float">
            <text:p>163.573944091797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3.593246459961" calcext:value-type="float">
            <text:p>163.593246459961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2.611206054688" calcext:value-type="float">
            <text:p>162.611206054688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.145782470703" calcext:value-type="float">
            <text:p>163.145782470703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6.0615234375" calcext:value-type="float">
            <text:p>166.061523437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5.856506347656" calcext:value-type="float">
            <text:p>165.85650634765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9.190017700195" calcext:value-type="float">
            <text:p>179.190017700195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9.387451171875" calcext:value-type="float">
            <text:p>179.387451171875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79.311737060547" calcext:value-type="float">
            <text:p>179.311737060547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8.50260925293" calcext:value-type="float">
            <text:p>178.50260925293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78.282241821289" calcext:value-type="float">
            <text:p>178.282241821289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77.480850219727" calcext:value-type="float">
            <text:p>177.480850219727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77.959167480469" calcext:value-type="float">
            <text:p>177.959167480469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9.3974609375" calcext:value-type="float">
            <text:p>179.397460937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9.398681640625" calcext:value-type="float">
            <text:p>179.39868164062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8.972625732422" calcext:value-type="float">
            <text:p>178.972625732422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9.773056030273" calcext:value-type="float">
            <text:p>179.773056030273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9.748565673828" calcext:value-type="float">
            <text:p>179.748565673828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2.066055297852" calcext:value-type="float">
            <text:p>182.06605529785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1.890640258789" calcext:value-type="float">
            <text:p>181.890640258789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82.256088256836" calcext:value-type="float">
            <text:p>182.256088256836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82.814743041992" calcext:value-type="float">
            <text:p>182.814743041992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82.42610168457" calcext:value-type="float">
            <text:p>182.42610168457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82.001373291016" calcext:value-type="float">
            <text:p>182.001373291016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81.897064208984" calcext:value-type="float">
            <text:p>181.897064208984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80.862594604492" calcext:value-type="float">
            <text:p>180.862594604492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82.44172668457" calcext:value-type="float">
            <text:p>182.44172668457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81.333648681641" calcext:value-type="float">
            <text:p>181.333648681641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81.483169555664" calcext:value-type="float">
            <text:p>181.483169555664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2.582580566406" calcext:value-type="float">
            <text:p>182.582580566406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83.543823242188" calcext:value-type="float">
            <text:p>183.543823242188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6.411224365234" calcext:value-type="float">
            <text:p>186.411224365234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86.225875854492" calcext:value-type="float">
            <text:p>186.225875854492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5.885406494141" calcext:value-type="float">
            <text:p>185.88540649414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7.380508422852" calcext:value-type="float">
            <text:p>187.380508422852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7.885787963867" calcext:value-type="float">
            <text:p>187.885787963867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89.277969360352" calcext:value-type="float">
            <text:p>189.277969360352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88.657424926758" calcext:value-type="float">
            <text:p>188.657424926758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7.800445556641" calcext:value-type="float">
            <text:p>187.80044555664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7.396102905273" calcext:value-type="float">
            <text:p>187.396102905273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7.315521240234" calcext:value-type="float">
            <text:p>187.315521240234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8.227294921875" calcext:value-type="float">
            <text:p>188.227294921875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9.285034179688" calcext:value-type="float">
            <text:p>189.285034179688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0.520324707031" calcext:value-type="float">
            <text:p>190.52032470703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2.557708740234" calcext:value-type="float">
            <text:p>192.557708740234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93.634292602539" calcext:value-type="float">
            <text:p>193.634292602539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4.907302856445" calcext:value-type="float">
            <text:p>194.907302856445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94.955657958984" calcext:value-type="float">
            <text:p>194.955657958984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8.441116333008" calcext:value-type="float">
            <text:p>198.441116333008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9.141723632813" calcext:value-type="float">
            <text:p>199.141723632813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99.571014404297" calcext:value-type="float">
            <text:p>199.571014404297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0.563217163086" calcext:value-type="float">
            <text:p>200.563217163086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1.956161499023" calcext:value-type="float">
            <text:p>201.956161499023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0.91340637207" calcext:value-type="float">
            <text:p>200.91340637207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0.148620605469" calcext:value-type="float">
            <text:p>200.148620605469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0.848709106445" calcext:value-type="float">
            <text:p>200.848709106445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2.875991821289" calcext:value-type="float">
            <text:p>202.875991821289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3.247436523437" calcext:value-type="float">
            <text:p>203.247436523437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2.052780151367" calcext:value-type="float">
            <text:p>202.052780151367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3.507797241211" calcext:value-type="float">
            <text:p>203.507797241211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8.478759765625" calcext:value-type="float">
            <text:p>208.478759765625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8.932693481445" calcext:value-type="float">
            <text:p>208.932693481445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9.946655273438" calcext:value-type="float">
            <text:p>209.946655273438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10.529296875" calcext:value-type="float">
            <text:p>210.529296875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7.910202026367" calcext:value-type="float">
            <text:p>207.910202026367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9.430221557617" calcext:value-type="float">
            <text:p>209.430221557617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9.870468139648" calcext:value-type="float">
            <text:p>209.870468139648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0.135177612305" calcext:value-type="float">
            <text:p>210.135177612305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8.161666870117" calcext:value-type="float">
            <text:p>208.161666870117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8.966156005859" calcext:value-type="float">
            <text:p>208.966156005859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4.860458374023" calcext:value-type="float">
            <text:p>204.860458374023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06.035949707031" calcext:value-type="float">
            <text:p>206.035949707031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6.401733398437" calcext:value-type="float">
            <text:p>206.401733398437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6.175155639648" calcext:value-type="float">
            <text:p>206.175155639648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6.528793334961" calcext:value-type="float">
            <text:p>206.528793334961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06.202438354492" calcext:value-type="float">
            <text:p>206.202438354492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4.772674560547" calcext:value-type="float">
            <text:p>204.772674560547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06.646865844727" calcext:value-type="float">
            <text:p>206.646865844727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6.112228393555" calcext:value-type="float">
            <text:p>206.11222839355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0.15510559082" calcext:value-type="float">
            <text:p>210.15510559082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.766662597656" calcext:value-type="float">
            <text:p>210.766662597656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13.379791259766" calcext:value-type="float">
            <text:p>213.379791259766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12.726715087891" calcext:value-type="float">
            <text:p>212.726715087891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11.69384765625" calcext:value-type="float">
            <text:p>211.69384765625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11.801086425781" calcext:value-type="float">
            <text:p>211.801086425781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11.298187255859" calcext:value-type="float">
            <text:p>211.298187255859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10.843292236328" calcext:value-type="float">
            <text:p>210.843292236328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11.045303344727" calcext:value-type="float">
            <text:p>211.045303344727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11.754516601562" calcext:value-type="float">
            <text:p>211.754516601562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11.050369262695" calcext:value-type="float">
            <text:p>211.050369262695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10.938293457031" calcext:value-type="float">
            <text:p>210.938293457031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9.497665405273" calcext:value-type="float">
            <text:p>209.497665405273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11.158615112305" calcext:value-type="float">
            <text:p>211.158615112305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9.502700805664" calcext:value-type="float">
            <text:p>209.502700805664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9.964447021484" calcext:value-type="float">
            <text:p>209.964447021484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10.204986572266" calcext:value-type="float">
            <text:p>210.204986572266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10.653228759766" calcext:value-type="float">
            <text:p>210.653228759766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10.862350463867" calcext:value-type="float">
            <text:p>210.862350463867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9.259368896484" calcext:value-type="float">
            <text:p>209.259368896484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10.626205444336" calcext:value-type="float">
            <text:p>210.626205444336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11.798645019531" calcext:value-type="float">
            <text:p>211.798645019531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14.947402954102" calcext:value-type="float">
            <text:p>214.947402954102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17.204528808594" calcext:value-type="float">
            <text:p>217.204528808594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17.636337280273" calcext:value-type="float">
            <text:p>217.636337280273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16.415634155273" calcext:value-type="float">
            <text:p>216.415634155273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15.775726318359" calcext:value-type="float">
            <text:p>215.775726318359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9.273239135742" calcext:value-type="float">
            <text:p>209.273239135742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09.697952270508" calcext:value-type="float">
            <text:p>209.697952270508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10.286102294922" calcext:value-type="float">
            <text:p>210.286102294922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11.842880249023" calcext:value-type="float">
            <text:p>211.842880249023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10.998123168945" calcext:value-type="float">
            <text:p>210.998123168945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3.014297485352" calcext:value-type="float">
            <text:p>213.014297485352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2.222427368164" calcext:value-type="float">
            <text:p>212.222427368164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11.505874633789" calcext:value-type="float">
            <text:p>211.505874633789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13.722473144531" calcext:value-type="float">
            <text:p>213.722473144531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14.078872680664" calcext:value-type="float">
            <text:p>214.078872680664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13.207107543945" calcext:value-type="float">
            <text:p>213.207107543945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13.484558105469" calcext:value-type="float">
            <text:p>213.484558105469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11.849456787109" calcext:value-type="float">
            <text:p>211.849456787109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11.149871826172" calcext:value-type="float">
            <text:p>211.149871826172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9.993743896484" calcext:value-type="float">
            <text:p>209.993743896484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10.541885375977" calcext:value-type="float">
            <text:p>210.541885375977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12.850204467773" calcext:value-type="float">
            <text:p>212.850204467773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13.350982666016" calcext:value-type="float">
            <text:p>213.350982666016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13.723709106445" calcext:value-type="float">
            <text:p>213.723709106445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13.880584716797" calcext:value-type="float">
            <text:p>213.880584716797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11.763565063477" calcext:value-type="float">
            <text:p>211.763565063477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12.558578491211" calcext:value-type="float">
            <text:p>212.558578491211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11.689727783203" calcext:value-type="float">
            <text:p>211.689727783203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9.924011230469" calcext:value-type="float">
            <text:p>209.924011230469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08.488204956055" calcext:value-type="float">
            <text:p>208.488204956055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5.622787475586" calcext:value-type="float">
            <text:p>205.622787475586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5.303955078125" calcext:value-type="float">
            <text:p>205.303955078125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6.404708862305" calcext:value-type="float">
            <text:p>206.404708862305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7.469604492187" calcext:value-type="float">
            <text:p>207.469604492187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6.674423217773" calcext:value-type="float">
            <text:p>206.674423217773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6.366088867187" calcext:value-type="float">
            <text:p>206.366088867187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8.598190307617" calcext:value-type="float">
            <text:p>208.598190307617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8.83512878418" calcext:value-type="float">
            <text:p>208.83512878418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10.329147338867" calcext:value-type="float">
            <text:p>210.329147338867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12.08122253418" calcext:value-type="float">
            <text:p>212.08122253418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4.952423095703" calcext:value-type="float">
            <text:p>214.952423095703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6.105911254883" calcext:value-type="float">
            <text:p>216.105911254883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17.035766601562" calcext:value-type="float">
            <text:p>217.035766601562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15.32795715332" calcext:value-type="float">
            <text:p>215.32795715332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15.198745727539" calcext:value-type="float">
            <text:p>215.198745727539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14.355545043945" calcext:value-type="float">
            <text:p>214.355545043945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5.300323486328" calcext:value-type="float">
            <text:p>215.300323486328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12.73811340332" calcext:value-type="float">
            <text:p>212.73811340332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1.349426269531" calcext:value-type="float">
            <text:p>211.349426269531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0.297592163086" calcext:value-type="float">
            <text:p>210.297592163086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0.348449707031" calcext:value-type="float">
            <text:p>210.348449707031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8.430816650391" calcext:value-type="float">
            <text:p>208.430816650391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.256622314453" calcext:value-type="float">
            <text:p>208.256622314453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9.332077026367" calcext:value-type="float">
            <text:p>209.332077026367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7.499313354492" calcext:value-type="float">
            <text:p>207.499313354492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0.876205444336" calcext:value-type="float">
            <text:p>210.876205444336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0.688598632812" calcext:value-type="float">
            <text:p>210.688598632812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3.871871948242" calcext:value-type="float">
            <text:p>213.871871948242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2.836059570312" calcext:value-type="float">
            <text:p>212.836059570312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10.081741333008" calcext:value-type="float">
            <text:p>210.081741333008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10.614212036133" calcext:value-type="float">
            <text:p>210.614212036133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09.43115234375" calcext:value-type="float">
            <text:p>209.43115234375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8.741271972656" calcext:value-type="float">
            <text:p>208.741271972656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8.078567504883" calcext:value-type="float">
            <text:p>208.078567504883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7.096450805664" calcext:value-type="float">
            <text:p>207.096450805664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07.342163085938" calcext:value-type="float">
            <text:p>207.342163085938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07.590393066406" calcext:value-type="float">
            <text:p>207.590393066406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09.858825683594" calcext:value-type="float">
            <text:p>209.858825683594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10.937942504883" calcext:value-type="float">
            <text:p>210.937942504883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14.804565429687" calcext:value-type="float">
            <text:p>214.804565429687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14.261138916016" calcext:value-type="float">
            <text:p>214.261138916016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2.45068359375" calcext:value-type="float">
            <text:p>212.45068359375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12.516357421875" calcext:value-type="float">
            <text:p>212.516357421875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5.358383178711" calcext:value-type="float">
            <text:p>215.358383178711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16.759872436523" calcext:value-type="float">
            <text:p>216.759872436523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16.816116333008" calcext:value-type="float">
            <text:p>216.816116333008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15.000991821289" calcext:value-type="float">
            <text:p>215.000991821289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14.725006103516" calcext:value-type="float">
            <text:p>214.725006103516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10.67854309082" calcext:value-type="float">
            <text:p>210.67854309082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10.411743164062" calcext:value-type="float">
            <text:p>210.411743164062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09.287139892578" calcext:value-type="float">
            <text:p>209.287139892578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09.544525146484" calcext:value-type="float">
            <text:p>209.544525146484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10.947128295898" calcext:value-type="float">
            <text:p>210.947128295898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11.253723144531" calcext:value-type="float">
            <text:p>211.253723144531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14.663879394531" calcext:value-type="float">
            <text:p>214.663879394531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15.86882019043" calcext:value-type="float">
            <text:p>215.86882019043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16.605072021484" calcext:value-type="float">
            <text:p>216.605072021484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18.719802856445" calcext:value-type="float">
            <text:p>218.719802856445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17.477310180664" calcext:value-type="float">
            <text:p>217.477310180664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17.481872558594" calcext:value-type="float">
            <text:p>217.481872558594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17.887100219727" calcext:value-type="float">
            <text:p>217.887100219727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19.877670288086" calcext:value-type="float">
            <text:p>219.877670288086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21.350067138672" calcext:value-type="float">
            <text:p>221.350067138672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21.191558837891" calcext:value-type="float">
            <text:p>221.1915588378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0.62385559082" calcext:value-type="float">
            <text:p>220.62385559082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20.270553588867" calcext:value-type="float">
            <text:p>220.270553588867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18.529388427734" calcext:value-type="float">
            <text:p>218.529388427734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19.679840087891" calcext:value-type="float">
            <text:p>219.67984008789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0.415664672852" calcext:value-type="float">
            <text:p>220.415664672852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19.154495239258" calcext:value-type="float">
            <text:p>219.154495239258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16.322738647461" calcext:value-type="float">
            <text:p>216.322738647461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16.612609863281" calcext:value-type="float">
            <text:p>216.61260986328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5.194061279297" calcext:value-type="float">
            <text:p>215.194061279297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1.108016967773" calcext:value-type="float">
            <text:p>221.108016967773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22.568511962891" calcext:value-type="float">
            <text:p>222.568511962891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19.133148193359" calcext:value-type="float">
            <text:p>219.133148193359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19.905197143555" calcext:value-type="float">
            <text:p>219.905197143555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20.587020874023" calcext:value-type="float">
            <text:p>220.587020874023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1.315338134766" calcext:value-type="float">
            <text:p>221.315338134766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22.992477416992" calcext:value-type="float">
            <text:p>222.992477416992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20.97021484375" calcext:value-type="float">
            <text:p>220.97021484375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22.295120239258" calcext:value-type="float">
            <text:p>222.295120239258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21.340835571289" calcext:value-type="float">
            <text:p>221.340835571289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21.222808837891" calcext:value-type="float">
            <text:p>221.222808837891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21.471115112305" calcext:value-type="float">
            <text:p>221.471115112305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21.013458251953" calcext:value-type="float">
            <text:p>221.013458251953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20.042861938477" calcext:value-type="float">
            <text:p>220.042861938477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20.073760986328" calcext:value-type="float">
            <text:p>220.073760986328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20.949569702148" calcext:value-type="float">
            <text:p>220.949569702148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22.82502746582" calcext:value-type="float">
            <text:p>222.82502746582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24.347702026367" calcext:value-type="float">
            <text:p>224.347702026367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21.606857299805" calcext:value-type="float">
            <text:p>221.606857299805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21.017486572266" calcext:value-type="float">
            <text:p>221.017486572266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20.391723632813" calcext:value-type="float">
            <text:p>220.391723632813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23.155853271484" calcext:value-type="float">
            <text:p>223.155853271484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27.568023681641" calcext:value-type="float">
            <text:p>227.568023681641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26.818572998047" calcext:value-type="float">
            <text:p>226.818572998047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28.999496459961" calcext:value-type="float">
            <text:p>228.999496459961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29.038619995117" calcext:value-type="float">
            <text:p>229.038619995117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31.775390625" calcext:value-type="float">
            <text:p>231.775390625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31.210098266602" calcext:value-type="float">
            <text:p>231.210098266602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30.918823242187" calcext:value-type="float">
            <text:p>230.918823242187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31.131912231445" calcext:value-type="float">
            <text:p>231.131912231445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8.15217590332" calcext:value-type="float">
            <text:p>228.15217590332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27.565536499023" calcext:value-type="float">
            <text:p>227.565536499023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25.809722900391" calcext:value-type="float">
            <text:p>225.809722900391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23.366058349609" calcext:value-type="float">
            <text:p>223.366058349609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23.281265258789" calcext:value-type="float">
            <text:p>223.281265258789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2.890686035156" calcext:value-type="float">
            <text:p>222.890686035156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21.050857543945" calcext:value-type="float">
            <text:p>221.050857543945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27.174774169922" calcext:value-type="float">
            <text:p>227.174774169922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25.620864868164" calcext:value-type="float">
            <text:p>225.620864868164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26.218612670898" calcext:value-type="float">
            <text:p>226.218612670898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26.00553894043" calcext:value-type="float">
            <text:p>226.00553894043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27.588317871094" calcext:value-type="float">
            <text:p>227.588317871094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27.785369873047" calcext:value-type="float">
            <text:p>227.7853698730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26.909194946289" calcext:value-type="float">
            <text:p>226.909194946289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27.881790161133" calcext:value-type="float">
            <text:p>227.881790161133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27.986129760742" calcext:value-type="float">
            <text:p>227.986129760742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28.182205200195" calcext:value-type="float">
            <text:p>228.182205200195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28.093627929687" calcext:value-type="float">
            <text:p>228.093627929687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28.385513305664" calcext:value-type="float">
            <text:p>228.385513305664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29.976943969727" calcext:value-type="float">
            <text:p>229.976943969727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28.109008789062" calcext:value-type="float">
            <text:p>228.109008789062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28.793411254883" calcext:value-type="float">
            <text:p>228.793411254883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27.460067749023" calcext:value-type="float">
            <text:p>227.460067749023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28.930160522461" calcext:value-type="float">
            <text:p>228.930160522461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26.845596313477" calcext:value-type="float">
            <text:p>226.845596313477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7.04963684082" calcext:value-type="float">
            <text:p>227.04963684082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25.399490356445" calcext:value-type="float">
            <text:p>225.399490356445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26.406097412109" calcext:value-type="float">
            <text:p>226.406097412109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29.722381591797" calcext:value-type="float">
            <text:p>229.722381591797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31.97917175293" calcext:value-type="float">
            <text:p>231.97917175293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32.091064453125" calcext:value-type="float">
            <text:p>232.091064453125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33.260345458984" calcext:value-type="float">
            <text:p>233.260345458984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3.44221496582" calcext:value-type="float">
            <text:p>233.44221496582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33.448822021484" calcext:value-type="float">
            <text:p>233.448822021484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32.560333251953" calcext:value-type="float">
            <text:p>232.560333251953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32.369094848633" calcext:value-type="float">
            <text:p>232.369094848633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28.643661499023" calcext:value-type="float">
            <text:p>228.643661499023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26.388793945312" calcext:value-type="float">
            <text:p>226.388793945312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29.138595581055" calcext:value-type="float">
            <text:p>229.138595581055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30.004486083984" calcext:value-type="float">
            <text:p>230.004486083984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27.5615234375" calcext:value-type="float">
            <text:p>227.5615234375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26.090667724609" calcext:value-type="float">
            <text:p>226.090667724609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26.280120849609" calcext:value-type="float">
            <text:p>226.280120849609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26.080947875977" calcext:value-type="float">
            <text:p>226.080947875977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26.485244750977" calcext:value-type="float">
            <text:p>226.485244750977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29.320877075195" calcext:value-type="float">
            <text:p>229.320877075195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31.979019165039" calcext:value-type="float">
            <text:p>231.979019165039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32.608383178711" calcext:value-type="float">
            <text:p>232.608383178711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35.747192382812" calcext:value-type="float">
            <text:p>235.747192382812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38.186645507812" calcext:value-type="float">
            <text:p>238.186645507812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38.172348022461" calcext:value-type="float">
            <text:p>238.172348022461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34.774826049805" calcext:value-type="float">
            <text:p>234.774826049805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34.243621826172" calcext:value-type="float">
            <text:p>234.243621826172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34.81803894043" calcext:value-type="float">
            <text:p>234.81803894043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32.260696411133" calcext:value-type="float">
            <text:p>232.260696411133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34.025375366211" calcext:value-type="float">
            <text:p>234.025375366211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34.800109863281" calcext:value-type="float">
            <text:p>234.800109863281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35.571563720703" calcext:value-type="float">
            <text:p>235.571563720703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32.4052734375" calcext:value-type="float">
            <text:p>232.4052734375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31.336151123047" calcext:value-type="float">
            <text:p>231.336151123047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31.142562866211" calcext:value-type="float">
            <text:p>231.142562866211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34.865158081055" calcext:value-type="float">
            <text:p>234.865158081055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8.19367980957" calcext:value-type="float">
            <text:p>238.19367980957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38.294692993164" calcext:value-type="float">
            <text:p>238.294692993164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37.117492675781" calcext:value-type="float">
            <text:p>237.117492675781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35.817855834961" calcext:value-type="float">
            <text:p>235.817855834961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38.350051879883" calcext:value-type="float">
            <text:p>238.350051879883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37.367568969727" calcext:value-type="float">
            <text:p>237.367568969727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34.799453735352" calcext:value-type="float">
            <text:p>234.799453735352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38.308639526367" calcext:value-type="float">
            <text:p>238.308639526367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31.037994384766" calcext:value-type="float">
            <text:p>231.037994384766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29.964736938477" calcext:value-type="float">
            <text:p>229.964736938477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30.156204223633" calcext:value-type="float">
            <text:p>230.156204223633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28.89241027832" calcext:value-type="float">
            <text:p>228.89241027832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28.222381591797" calcext:value-type="float">
            <text:p>228.222381591797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27.078216552734" calcext:value-type="float">
            <text:p>227.078216552734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26.634124755859" calcext:value-type="float">
            <text:p>226.634124755859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27.200424194336" calcext:value-type="float">
            <text:p>227.200424194336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27.68244934082" calcext:value-type="float">
            <text:p>227.68244934082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32.582565307617" calcext:value-type="float">
            <text:p>232.582565307617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29.741333007812" calcext:value-type="float">
            <text:p>229.741333007812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28.240325927734" calcext:value-type="float">
            <text:p>228.240325927734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27.155700683594" calcext:value-type="float">
            <text:p>227.155700683594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33.110687255859" calcext:value-type="float">
            <text:p>233.110687255859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32.136749267578" calcext:value-type="float">
            <text:p>232.136749267578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39.680358886719" calcext:value-type="float">
            <text:p>239.680358886719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38.612762451172" calcext:value-type="float">
            <text:p>238.612762451172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36.085968017578" calcext:value-type="float">
            <text:p>236.085968017578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37.059448242187" calcext:value-type="float">
            <text:p>237.059448242187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37.349838256836" calcext:value-type="float">
            <text:p>237.349838256836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36.943511962891" calcext:value-type="float">
            <text:p>236.943511962891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34.092407226562" calcext:value-type="float">
            <text:p>234.092407226562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32.332427978516" calcext:value-type="float">
            <text:p>232.332427978516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32.802307128906" calcext:value-type="float">
            <text:p>232.802307128906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33.563171386719" calcext:value-type="float">
            <text:p>233.563171386719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40.309097290039" calcext:value-type="float">
            <text:p>240.309097290039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37.675231933594" calcext:value-type="float">
            <text:p>237.675231933594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37.681900024414" calcext:value-type="float">
            <text:p>237.681900024414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41.586929321289" calcext:value-type="float">
            <text:p>241.586929321289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41.491790771484" calcext:value-type="float">
            <text:p>241.491790771484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41.439102172852" calcext:value-type="float">
            <text:p>241.439102172852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51.382873535156" calcext:value-type="float">
            <text:p>251.382873535156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53.332748413086" calcext:value-type="float">
            <text:p>253.332748413086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56.472259521484" calcext:value-type="float">
            <text:p>256.472259521484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56.339202880859" calcext:value-type="float">
            <text:p>256.339202880859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6.635955810547" calcext:value-type="float">
            <text:p>256.635955810547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57.034698486328" calcext:value-type="float">
            <text:p>257.034698486328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49.236297607422" calcext:value-type="float">
            <text:p>249.236297607422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54.182815551758" calcext:value-type="float">
            <text:p>254.182815551758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51.855895996094" calcext:value-type="float">
            <text:p>251.855895996094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52.650390625" calcext:value-type="float">
            <text:p>252.650390625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54.985595703125" calcext:value-type="float">
            <text:p>254.985595703125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57.718688964844" calcext:value-type="float">
            <text:p>257.718688964844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58.289947509766" calcext:value-type="float">
            <text:p>258.289947509766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56.988189697266" calcext:value-type="float">
            <text:p>256.988189697266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57.375" calcext:value-type="float">
            <text:p>257.375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57.277435302734" calcext:value-type="float">
            <text:p>257.277435302734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56.490814208984" calcext:value-type="float">
            <text:p>256.490814208984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55.894607543945" calcext:value-type="float">
            <text:p>255.894607543945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57.346221923828" calcext:value-type="float">
            <text:p>257.346221923828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56.452880859375" calcext:value-type="float">
            <text:p>256.452880859375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55.869232177734" calcext:value-type="float">
            <text:p>255.869232177734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53.492416381836" calcext:value-type="float">
            <text:p>253.492416381836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55.368255615234" calcext:value-type="float">
            <text:p>255.368255615234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54.507965087891" calcext:value-type="float">
            <text:p>254.507965087891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54.198379516602" calcext:value-type="float">
            <text:p>254.198379516602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62.142852783203" calcext:value-type="float">
            <text:p>262.142852783203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60.469146728516" calcext:value-type="float">
            <text:p>260.469146728516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57.937072753906" calcext:value-type="float">
            <text:p>257.937072753906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57.213745117187" calcext:value-type="float">
            <text:p>257.213745117187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58.974639892578" calcext:value-type="float">
            <text:p>258.974639892578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59.664123535156" calcext:value-type="float">
            <text:p>259.664123535156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59.072418212891" calcext:value-type="float">
            <text:p>259.072418212891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58.779022216797" calcext:value-type="float">
            <text:p>258.779022216797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58.279235839844" calcext:value-type="float">
            <text:p>258.279235839844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56.121032714844" calcext:value-type="float">
            <text:p>256.121032714844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56.705932617187" calcext:value-type="float">
            <text:p>256.705932617187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57.757476806641" calcext:value-type="float">
            <text:p>257.757476806641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56.689086914063" calcext:value-type="float">
            <text:p>256.689086914063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56.199798583984" calcext:value-type="float">
            <text:p>256.199798583984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57.867370605469" calcext:value-type="float">
            <text:p>257.867370605469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60.685394287109" calcext:value-type="float">
            <text:p>260.685394287109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61.353668212891" calcext:value-type="float">
            <text:p>261.353668212891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61.632995605469" calcext:value-type="float">
            <text:p>261.632995605469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66.316375732422" calcext:value-type="float">
            <text:p>266.316375732422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69.744598388672" calcext:value-type="float">
            <text:p>269.744598388672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67.986877441406" calcext:value-type="float">
            <text:p>267.986877441406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65.646545410156" calcext:value-type="float">
            <text:p>265.646545410156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63.570739746094" calcext:value-type="float">
            <text:p>263.570739746094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59.436218261719" calcext:value-type="float">
            <text:p>259.436218261719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60.435028076172" calcext:value-type="float">
            <text:p>260.435028076172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60.108978271484" calcext:value-type="float">
            <text:p>260.108978271484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63.784881591797" calcext:value-type="float">
            <text:p>263.784881591797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65.66259765625" calcext:value-type="float">
            <text:p>265.66259765625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68.683837890625" calcext:value-type="float">
            <text:p>268.683837890625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70.618591308594" calcext:value-type="float">
            <text:p>270.618591308594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72.759674072266" calcext:value-type="float">
            <text:p>272.759674072266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72.953491210937" calcext:value-type="float">
            <text:p>272.953491210937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73.528472900391" calcext:value-type="float">
            <text:p>273.528472900391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74.714965820313" calcext:value-type="float">
            <text:p>274.714965820313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75.192077636719" calcext:value-type="float">
            <text:p>275.192077636719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79.536010742187" calcext:value-type="float">
            <text:p>279.536010742187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75.502716064453" calcext:value-type="float">
            <text:p>275.502716064453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76.682006835937" calcext:value-type="float">
            <text:p>276.682006835937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79.212097167969" calcext:value-type="float">
            <text:p>279.212097167969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78.437438964844" calcext:value-type="float">
            <text:p>278.437438964844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78.057739257813" calcext:value-type="float">
            <text:p>278.057739257813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78.055786132813" calcext:value-type="float">
            <text:p>278.055786132813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80.272979736328" calcext:value-type="float">
            <text:p>280.272979736328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79.471374511719" calcext:value-type="float">
            <text:p>279.471374511719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79.657165527344" calcext:value-type="float">
            <text:p>279.657165527344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83.662231445313" calcext:value-type="float">
            <text:p>283.662231445313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83.955383300781" calcext:value-type="float">
            <text:p>283.955383300781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84.520599365234" calcext:value-type="float">
            <text:p>284.520599365234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83.431091308594" calcext:value-type="float">
            <text:p>283.431091308594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82.135314941406" calcext:value-type="float">
            <text:p>282.135314941406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85.749114990234" calcext:value-type="float">
            <text:p>285.749114990234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86.037872314453" calcext:value-type="float">
            <text:p>286.037872314453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87.308532714844" calcext:value-type="float">
            <text:p>287.308532714844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82.500823974609" calcext:value-type="float">
            <text:p>282.500823974609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84.001831054687" calcext:value-type="float">
            <text:p>284.001831054687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84.712524414062" calcext:value-type="float">
            <text:p>284.712524414062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87.530303955078" calcext:value-type="float">
            <text:p>287.530303955078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81.554718017578" calcext:value-type="float">
            <text:p>281.554718017578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84.777008056641" calcext:value-type="float">
            <text:p>284.77700805664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77.321929931641" calcext:value-type="float">
            <text:p>277.321929931641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81.709381103516" calcext:value-type="float">
            <text:p>281.709381103516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86.421966552734" calcext:value-type="float">
            <text:p>286.421966552734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85.815216064453" calcext:value-type="float">
            <text:p>285.815216064453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87.481048583984" calcext:value-type="float">
            <text:p>287.481048583984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90.601959228516" calcext:value-type="float">
            <text:p>290.601959228516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91.665557861328" calcext:value-type="float">
            <text:p>291.665557861328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89.772125244141" calcext:value-type="float">
            <text:p>289.772125244141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90.462799072266" calcext:value-type="float">
            <text:p>290.462799072266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87.409637451172" calcext:value-type="float">
            <text:p>287.409637451172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80.461761474609" calcext:value-type="float">
            <text:p>280.461761474609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80.068176269531" calcext:value-type="float">
            <text:p>280.068176269531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81.929809570312" calcext:value-type="float">
            <text:p>281.929809570312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77.92333984375" calcext:value-type="float">
            <text:p>277.92333984375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77.023345947266" calcext:value-type="float">
            <text:p>277.023345947266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77.572631835937" calcext:value-type="float">
            <text:p>277.572631835937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67.718841552734" calcext:value-type="float">
            <text:p>267.718841552734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66.243072509766" calcext:value-type="float">
            <text:p>266.243072509766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63.204345703125" calcext:value-type="float">
            <text:p>263.204345703125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63.036682128906" calcext:value-type="float">
            <text:p>263.036682128906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61.564727783203" calcext:value-type="float">
            <text:p>261.564727783203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61.178924560547" calcext:value-type="float">
            <text:p>261.178924560547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59.342498779297" calcext:value-type="float">
            <text:p>259.342498779297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55.753112792969" calcext:value-type="float">
            <text:p>255.753112792969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58.186401367188" calcext:value-type="float">
            <text:p>258.186401367188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60.21142578125" calcext:value-type="float">
            <text:p>260.21142578125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60.424865722656" calcext:value-type="float">
            <text:p>260.424865722656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59.531860351562" calcext:value-type="float">
            <text:p>259.531860351562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60.711334228516" calcext:value-type="float">
            <text:p>260.711334228516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62.595153808594" calcext:value-type="float">
            <text:p>262.595153808594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63.091888427734" calcext:value-type="float">
            <text:p>263.091888427734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65.869476318359" calcext:value-type="float">
            <text:p>265.869476318359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7.798065185547" calcext:value-type="float">
            <text:p>267.798065185547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68.85400390625" calcext:value-type="float">
            <text:p>268.85400390625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66.597259521484" calcext:value-type="float">
            <text:p>266.597259521484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68.172393798828" calcext:value-type="float">
            <text:p>268.172393798828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70.698181152344" calcext:value-type="float">
            <text:p>270.698181152344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70.38623046875" calcext:value-type="float">
            <text:p>270.38623046875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70.10400390625" calcext:value-type="float">
            <text:p>270.10400390625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72.248901367188" calcext:value-type="float">
            <text:p>272.248901367188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76.733215332031" calcext:value-type="float">
            <text:p>276.733215332031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71.002258300781" calcext:value-type="float">
            <text:p>271.002258300781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75.846740722656" calcext:value-type="float">
            <text:p>275.846740722656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83.935760498047" calcext:value-type="float">
            <text:p>283.935760498047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84.836364746094" calcext:value-type="float">
            <text:p>284.836364746094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83.26416015625" calcext:value-type="float">
            <text:p>283.26416015625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82.348266601563" calcext:value-type="float">
            <text:p>282.348266601563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83.944122314453" calcext:value-type="float">
            <text:p>283.944122314453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85.333190917969" calcext:value-type="float">
            <text:p>285.333190917969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89.749420166016" calcext:value-type="float">
            <text:p>289.749420166016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91.196655273438" calcext:value-type="float">
            <text:p>291.196655273438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93.297790527344" calcext:value-type="float">
            <text:p>293.297790527344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92.8408203125" calcext:value-type="float">
            <text:p>292.8408203125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95.181549072266" calcext:value-type="float">
            <text:p>295.181549072266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94.98046875" calcext:value-type="float">
            <text:p>294.98046875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93.416046142578" calcext:value-type="float">
            <text:p>293.416046142578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92.927703857422" calcext:value-type="float">
            <text:p>292.927703857422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98.394287109375" calcext:value-type="float">
            <text:p>298.394287109375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99.476104736328" calcext:value-type="float">
            <text:p>299.476104736328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94.87353515625" calcext:value-type="float">
            <text:p>294.87353515625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95.501159667969" calcext:value-type="float">
            <text:p>295.501159667969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96.639282226562" calcext:value-type="float">
            <text:p>296.639282226562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97.350433349609" calcext:value-type="float">
            <text:p>297.350433349609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98.046447753906" calcext:value-type="float">
            <text:p>298.046447753906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99.039947509766" calcext:value-type="float">
            <text:p>299.039947509766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98.665618896484" calcext:value-type="float">
            <text:p>298.665618896484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01.688446044922" calcext:value-type="float">
            <text:p>301.688446044922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97.228546142578" calcext:value-type="float">
            <text:p>297.228546142578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94.1025390625" calcext:value-type="float">
            <text:p>294.1025390625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90.189636230469" calcext:value-type="float">
            <text:p>290.189636230469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86.079772949219" calcext:value-type="float">
            <text:p>286.079772949219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83.339813232422" calcext:value-type="float">
            <text:p>283.339813232422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83.334289550781" calcext:value-type="float">
            <text:p>283.334289550781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88.813537597656" calcext:value-type="float">
            <text:p>288.813537597656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87.043212890625" calcext:value-type="float">
            <text:p>287.043212890625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86.465606689453" calcext:value-type="float">
            <text:p>286.465606689453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78.409912109375" calcext:value-type="float">
            <text:p>278.409912109375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78.813079833984" calcext:value-type="float">
            <text:p>278.813079833984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77.259094238281" calcext:value-type="float">
            <text:p>277.259094238281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75.098114013672" calcext:value-type="float">
            <text:p>275.098114013672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77.441650390625" calcext:value-type="float">
            <text:p>277.441650390625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78.805633544922" calcext:value-type="float">
            <text:p>278.805633544922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83.175872802734" calcext:value-type="float">
            <text:p>283.175872802734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81.056732177734" calcext:value-type="float">
            <text:p>281.056732177734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81.723724365234" calcext:value-type="float">
            <text:p>281.723724365234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84.76953125" calcext:value-type="float">
            <text:p>284.76953125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82.288604736328" calcext:value-type="float">
            <text:p>282.288604736328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84.522064208984" calcext:value-type="float">
            <text:p>284.522064208984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93.152587890625" calcext:value-type="float">
            <text:p>293.152587890625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94.628082275391" calcext:value-type="float">
            <text:p>294.628082275391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97.661315917969" calcext:value-type="float">
            <text:p>297.661315917969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93.504913330078" calcext:value-type="float">
            <text:p>293.504913330078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98.692077636719" calcext:value-type="float">
            <text:p>298.692077636719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95.5478515625" calcext:value-type="float">
            <text:p>295.5478515625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98.578674316406" calcext:value-type="float">
            <text:p>298.578674316406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98.968780517578" calcext:value-type="float">
            <text:p>298.968780517578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99.158752441406" calcext:value-type="float">
            <text:p>299.158752441406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99.768920898437" calcext:value-type="float">
            <text:p>299.768920898437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00.359741210938" calcext:value-type="float">
            <text:p>300.359741210938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98.214447021484" calcext:value-type="float">
            <text:p>298.214447021484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05.321319580078" calcext:value-type="float">
            <text:p>305.321319580078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03.067901611328" calcext:value-type="float">
            <text:p>303.067901611328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01.411285400391" calcext:value-type="float">
            <text:p>301.411285400391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04.84912109375" calcext:value-type="float">
            <text:p>304.84912109375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05.401824951172" calcext:value-type="float">
            <text:p>305.401824951172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02.3828125" calcext:value-type="float">
            <text:p>302.3828125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03.447479248047" calcext:value-type="float">
            <text:p>303.447479248047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03.349395751953" calcext:value-type="float">
            <text:p>303.349395751953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06.425323486328" calcext:value-type="float">
            <text:p>306.425323486328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08.1650390625" calcext:value-type="float">
            <text:p>308.1650390625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11.295501708984" calcext:value-type="float">
            <text:p>311.295501708984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11.572052001953" calcext:value-type="float">
            <text:p>311.572052001953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10.682678222656" calcext:value-type="float">
            <text:p>310.682678222656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17.371704101562" calcext:value-type="float">
            <text:p>317.371704101562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19.284851074219" calcext:value-type="float">
            <text:p>319.284851074219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18.180206298828" calcext:value-type="float">
            <text:p>318.180206298828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19.942565917969" calcext:value-type="float">
            <text:p>319.942565917969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20.332794189453" calcext:value-type="float">
            <text:p>320.332794189453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24.246398925781" calcext:value-type="float">
            <text:p>324.246398925781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27.197814941406" calcext:value-type="float">
            <text:p>327.197814941406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35.908172607422" calcext:value-type="float">
            <text:p>335.908172607422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36.596405029297" calcext:value-type="float">
            <text:p>336.596405029297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36.874145507812" calcext:value-type="float">
            <text:p>336.874145507812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36.506744384766" calcext:value-type="float">
            <text:p>336.506744384766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34.836853027344" calcext:value-type="float">
            <text:p>334.836853027344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32.605133056641" calcext:value-type="float">
            <text:p>332.605133056641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28.465393066406" calcext:value-type="float">
            <text:p>328.465393066406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29.444671630859" calcext:value-type="float">
            <text:p>329.444671630859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30.901245117187" calcext:value-type="float">
            <text:p>330.901245117187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28.945556640625" calcext:value-type="float">
            <text:p>328.945556640625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32.396759033203" calcext:value-type="float">
            <text:p>332.396759033203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30.219390869141" calcext:value-type="float">
            <text:p>330.219390869141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29.750091552734" calcext:value-type="float">
            <text:p>329.750091552734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32.801116943359" calcext:value-type="float">
            <text:p>332.801116943359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33.280700683594" calcext:value-type="float">
            <text:p>333.280700683594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32.879913330078" calcext:value-type="float">
            <text:p>332.879913330078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34.237640380859" calcext:value-type="float">
            <text:p>334.237640380859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33.560485839844" calcext:value-type="float">
            <text:p>333.560485839844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33.652587890625" calcext:value-type="float">
            <text:p>333.652587890625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32.377532958984" calcext:value-type="float">
            <text:p>332.377532958984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28.878021240234" calcext:value-type="float">
            <text:p>328.878021240234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26.163299560547" calcext:value-type="float">
            <text:p>326.163299560547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21.113983154297" calcext:value-type="float">
            <text:p>321.113983154297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16.345184326172" calcext:value-type="float">
            <text:p>316.345184326172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16.078308105469" calcext:value-type="float">
            <text:p>316.078308105469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18.215240478516" calcext:value-type="float">
            <text:p>318.215240478516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19.510772705078" calcext:value-type="float">
            <text:p>319.510772705078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21.022216796875" calcext:value-type="float">
            <text:p>321.022216796875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20.524780273437" calcext:value-type="float">
            <text:p>320.524780273437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16.801330566406" calcext:value-type="float">
            <text:p>316.801330566406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17.475006103516" calcext:value-type="float">
            <text:p>317.475006103516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15.44482421875" calcext:value-type="float">
            <text:p>315.44482421875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18.766662597656" calcext:value-type="float">
            <text:p>318.766662597656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16.281524658203" calcext:value-type="float">
            <text:p>316.281524658203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23.888427734375" calcext:value-type="float">
            <text:p>323.888427734375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26.206848144531" calcext:value-type="float">
            <text:p>326.206848144531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31.330169677734" calcext:value-type="float">
            <text:p>331.330169677734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26.969604492187" calcext:value-type="float">
            <text:p>326.969604492187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26.985229492188" calcext:value-type="float">
            <text:p>326.985229492188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27.487030029297" calcext:value-type="float">
            <text:p>327.487030029297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21.754730224609" calcext:value-type="float">
            <text:p>321.754730224609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19.450164794922" calcext:value-type="float">
            <text:p>319.450164794922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18.671234130859" calcext:value-type="float">
            <text:p>318.671234130859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18.963958740234" calcext:value-type="float">
            <text:p>318.963958740234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18.570129394531" calcext:value-type="float">
            <text:p>318.570129394531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20.825225830078" calcext:value-type="float">
            <text:p>320.825225830078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24.942352294922" calcext:value-type="float">
            <text:p>324.942352294922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29.283782958984" calcext:value-type="float">
            <text:p>329.283782958984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30.429931640625" calcext:value-type="float">
            <text:p>330.429931640625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31.895843505859" calcext:value-type="float">
            <text:p>331.895843505859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32.393005371094" calcext:value-type="float">
            <text:p>332.393005371094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32.410430908203" calcext:value-type="float">
            <text:p>332.410430908203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33.583374023438" calcext:value-type="float">
            <text:p>333.583374023438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30.77490234375" calcext:value-type="float">
            <text:p>330.77490234375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30.478729248047" calcext:value-type="float">
            <text:p>330.478729248047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31.254516601562" calcext:value-type="float">
            <text:p>331.254516601562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32.719299316406" calcext:value-type="float">
            <text:p>332.719299316406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32.502532958984" calcext:value-type="float">
            <text:p>332.502532958984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32.881256103516" calcext:value-type="float">
            <text:p>332.881256103516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32.797485351562" calcext:value-type="float">
            <text:p>332.797485351562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31.131622314453" calcext:value-type="float">
            <text:p>331.131622314453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28.386779785156" calcext:value-type="float">
            <text:p>328.386779785156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25.282775878906" calcext:value-type="float">
            <text:p>325.282775878906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28.409454345703" calcext:value-type="float">
            <text:p>328.409454345703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25.216339111328" calcext:value-type="float">
            <text:p>325.216339111328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28.231262207031" calcext:value-type="float">
            <text:p>328.231262207031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32.498565673828" calcext:value-type="float">
            <text:p>332.498565673828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31.520568847656" calcext:value-type="float">
            <text:p>331.520568847656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21.540283203125" calcext:value-type="float">
            <text:p>321.540283203125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24.257507324219" calcext:value-type="float">
            <text:p>324.257507324219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22.025848388672" calcext:value-type="float">
            <text:p>322.025848388672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23.101867675781" calcext:value-type="float">
            <text:p>323.101867675781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17.234649658203" calcext:value-type="float">
            <text:p>317.234649658203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22.406433105469" calcext:value-type="float">
            <text:p>322.406433105469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21.134674072266" calcext:value-type="float">
            <text:p>321.134674072266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21.902954101562" calcext:value-type="float">
            <text:p>321.902954101562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22.595367431641" calcext:value-type="float">
            <text:p>322.595367431641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24.46044921875" calcext:value-type="float">
            <text:p>324.46044921875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24.933624267578" calcext:value-type="float">
            <text:p>324.933624267578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24.845153808594" calcext:value-type="float">
            <text:p>324.845153808594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16.773529052734" calcext:value-type="float">
            <text:p>316.773529052734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16.244079589844" calcext:value-type="float">
            <text:p>316.244079589844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15.723083496094" calcext:value-type="float">
            <text:p>315.723083496094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17.992492675781" calcext:value-type="float">
            <text:p>317.992492675781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15.079986572266" calcext:value-type="float">
            <text:p>315.079986572266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14.774200439453" calcext:value-type="float">
            <text:p>314.774200439453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16.554809570312" calcext:value-type="float">
            <text:p>316.554809570312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17.542205810547" calcext:value-type="float">
            <text:p>317.542205810547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17.665496826172" calcext:value-type="float">
            <text:p>317.665496826172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17.785400390625" calcext:value-type="float">
            <text:p>317.785400390625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19.043304443359" calcext:value-type="float">
            <text:p>319.043304443359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23.277435302734" calcext:value-type="float">
            <text:p>323.277435302734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23.978179931641" calcext:value-type="float">
            <text:p>323.978179931641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20.774841308594" calcext:value-type="float">
            <text:p>320.774841308594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19.326263427734" calcext:value-type="float">
            <text:p>319.326263427734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19.42626953125" calcext:value-type="float">
            <text:p>319.42626953125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20.384124755859" calcext:value-type="float">
            <text:p>320.384124755859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20.935913085937" calcext:value-type="float">
            <text:p>320.935913085937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18.691009521484" calcext:value-type="float">
            <text:p>318.691009521484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17.113861083984" calcext:value-type="float">
            <text:p>317.113861083984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10.372253417969" calcext:value-type="float">
            <text:p>310.372253417969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10.539367675781" calcext:value-type="float">
            <text:p>310.539367675781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11.526245117187" calcext:value-type="float">
            <text:p>311.526245117187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16.149963378906" calcext:value-type="float">
            <text:p>316.149963378906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16.371246337891" calcext:value-type="float">
            <text:p>316.371246337891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21.735504150391" calcext:value-type="float">
            <text:p>321.735504150391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24.849700927734" calcext:value-type="float">
            <text:p>324.849700927734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23.967834472656" calcext:value-type="float">
            <text:p>323.967834472656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20.851257324219" calcext:value-type="float">
            <text:p>320.851257324219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20.644500732422" calcext:value-type="float">
            <text:p>320.644500732422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17.073181152344" calcext:value-type="float">
            <text:p>317.073181152344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17.817108154297" calcext:value-type="float">
            <text:p>317.817108154297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21.517211914062" calcext:value-type="float">
            <text:p>321.517211914062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21.089538574219" calcext:value-type="float">
            <text:p>321.089538574219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20.991119384766" calcext:value-type="float">
            <text:p>320.991119384766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21.867889404297" calcext:value-type="float">
            <text:p>321.867889404297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17.09912109375" calcext:value-type="float">
            <text:p>317.09912109375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18.722808837891" calcext:value-type="float">
            <text:p>318.722808837891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15.374176025391" calcext:value-type="float">
            <text:p>315.374176025391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14.693450927734" calcext:value-type="float">
            <text:p>314.693450927734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18.015167236328" calcext:value-type="float">
            <text:p>318.015167236328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19.688934326172" calcext:value-type="float">
            <text:p>319.688934326172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21.844390869141" calcext:value-type="float">
            <text:p>321.844390869141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319.317535400391" calcext:value-type="float">
            <text:p>319.317535400391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17.439483642578" calcext:value-type="float">
            <text:p>317.439483642578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16.468719482422" calcext:value-type="float">
            <text:p>316.468719482422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21.498382568359" calcext:value-type="float">
            <text:p>321.498382568359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21.315856933594" calcext:value-type="float">
            <text:p>321.315856933594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26.24072265625" calcext:value-type="float">
            <text:p>326.24072265625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27.807891845703" calcext:value-type="float">
            <text:p>327.807891845703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31.057556152344" calcext:value-type="float">
            <text:p>331.057556152344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31.662139892578" calcext:value-type="float">
            <text:p>331.662139892578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31.491607666016" calcext:value-type="float">
            <text:p>331.491607666016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31.993377685547" calcext:value-type="float">
            <text:p>331.993377685547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24.735931396484" calcext:value-type="float">
            <text:p>324.735931396484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23.044158935547" calcext:value-type="float">
            <text:p>323.044158935547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17.7216796875" calcext:value-type="float">
            <text:p>317.7216796875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17.22314453125" calcext:value-type="float">
            <text:p>317.22314453125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16.609710693359" calcext:value-type="float">
            <text:p>316.609710693359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19.394500732422" calcext:value-type="float">
            <text:p>319.394500732422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23.516937255859" calcext:value-type="float">
            <text:p>323.516937255859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24.466796875" calcext:value-type="float">
            <text:p>324.466796875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325.591827392578" calcext:value-type="float">
            <text:p>325.591827392578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26.369384765625" calcext:value-type="float">
            <text:p>326.369384765625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26.951446533203" calcext:value-type="float">
            <text:p>326.951446533203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26.733184814453" calcext:value-type="float">
            <text:p>326.733184814453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319.810241699219" calcext:value-type="float">
            <text:p>319.810241699219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318.528686523437" calcext:value-type="float">
            <text:p>318.528686523437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17.155334472656" calcext:value-type="float">
            <text:p>317.155334472656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315.988311767578" calcext:value-type="float">
            <text:p>315.988311767578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15.800201416016" calcext:value-type="float">
            <text:p>315.800201416016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16.004669189453" calcext:value-type="float">
            <text:p>316.004669189453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13.355804443359" calcext:value-type="float">
            <text:p>313.355804443359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14.9951171875" calcext:value-type="float">
            <text:p>314.9951171875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15.082672119141" calcext:value-type="float">
            <text:p>315.082672119141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18.533325195312" calcext:value-type="float">
            <text:p>318.533325195312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19.968109130859" calcext:value-type="float">
            <text:p>319.968109130859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319.979644775391" calcext:value-type="float">
            <text:p>319.979644775391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19.955200195312" calcext:value-type="float">
            <text:p>319.955200195312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20.160247802734" calcext:value-type="float">
            <text:p>320.160247802734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21.637176513672" calcext:value-type="float">
            <text:p>321.637176513672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21.939971923828" calcext:value-type="float">
            <text:p>321.939971923828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323.520416259766" calcext:value-type="float">
            <text:p>323.520416259766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24.104370117188" calcext:value-type="float">
            <text:p>324.104370117188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25.647644042969" calcext:value-type="float">
            <text:p>325.647644042969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20.074523925781" calcext:value-type="float">
            <text:p>320.074523925781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15.555603027344" calcext:value-type="float">
            <text:p>315.555603027344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14.400451660156" calcext:value-type="float">
            <text:p>314.400451660156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14.777252197266" calcext:value-type="float">
            <text:p>314.777252197266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12.540374755859" calcext:value-type="float">
            <text:p>312.540374755859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12.051910400391" calcext:value-type="float">
            <text:p>312.051910400391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312.650451660156" calcext:value-type="float">
            <text:p>312.650451660156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317.366851806641" calcext:value-type="float">
            <text:p>317.366851806641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315.910766601562" calcext:value-type="float">
            <text:p>315.910766601562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315.495910644531" calcext:value-type="float">
            <text:p>315.495910644531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13.942718505859" calcext:value-type="float">
            <text:p>313.942718505859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22.335723876953" calcext:value-type="float">
            <text:p>322.335723876953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18.601440429688" calcext:value-type="float">
            <text:p>318.601440429688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19.194885253906" calcext:value-type="float">
            <text:p>319.194885253906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318.317626953125" calcext:value-type="float">
            <text:p>318.317626953125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21.083740234375" calcext:value-type="float">
            <text:p>321.083740234375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19.469512939453" calcext:value-type="float">
            <text:p>319.469512939453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317.545806884766" calcext:value-type="float">
            <text:p>317.545806884766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15.742034912109" calcext:value-type="float">
            <text:p>315.742034912109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21.058197021484" calcext:value-type="float">
            <text:p>321.058197021484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23.707183837891" calcext:value-type="float">
            <text:p>323.707183837891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321.145233154297" calcext:value-type="float">
            <text:p>321.145233154297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320.072723388672" calcext:value-type="float">
            <text:p>320.072723388672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22.591674804687" calcext:value-type="float">
            <text:p>322.591674804687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321.971374511719" calcext:value-type="float">
            <text:p>321.971374511719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18.628143310547" calcext:value-type="float">
            <text:p>318.628143310547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16.454925537109" calcext:value-type="float">
            <text:p>316.454925537109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15.652618408203" calcext:value-type="float">
            <text:p>315.652618408203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316.211303710937" calcext:value-type="float">
            <text:p>316.211303710937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17.472290039063" calcext:value-type="float">
            <text:p>317.472290039063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21.584625244141" calcext:value-type="float">
            <text:p>321.584625244141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324.159484863281" calcext:value-type="float">
            <text:p>324.159484863281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24.302429199219" calcext:value-type="float">
            <text:p>324.302429199219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323.226348876953" calcext:value-type="float">
            <text:p>323.226348876953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324.975799560547" calcext:value-type="float">
            <text:p>324.975799560547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27.905548095703" calcext:value-type="float">
            <text:p>327.905548095703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330.361724853516" calcext:value-type="float">
            <text:p>330.361724853516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329.563812255859" calcext:value-type="float">
            <text:p>329.563812255859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325.767456054687" calcext:value-type="float">
            <text:p>325.767456054687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39.848968505859" calcext:value-type="float">
            <text:p>339.848968505859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36.551849365234" calcext:value-type="float">
            <text:p>336.551849365234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333.926788330078" calcext:value-type="float">
            <text:p>333.926788330078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331.188262939453" calcext:value-type="float">
            <text:p>331.188262939453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331.272705078125" calcext:value-type="float">
            <text:p>331.272705078125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334.476226806641" calcext:value-type="float">
            <text:p>334.476226806641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37.586395263672" calcext:value-type="float">
            <text:p>337.586395263672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37.608734130859" calcext:value-type="float">
            <text:p>337.608734130859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39.157318115234" calcext:value-type="float">
            <text:p>339.157318115234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341.831207275391" calcext:value-type="float">
            <text:p>341.831207275391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341.427886962891" calcext:value-type="float">
            <text:p>341.427886962891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42.424041748047" calcext:value-type="float">
            <text:p>342.424041748047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47.220611572266" calcext:value-type="float">
            <text:p>347.220611572266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47.193054199219" calcext:value-type="float">
            <text:p>347.193054199219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48.874877929688" calcext:value-type="float">
            <text:p>348.874877929688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50.338928222656" calcext:value-type="float">
            <text:p>350.338928222656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48.989379882812" calcext:value-type="float">
            <text:p>348.989379882812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348.904357910156" calcext:value-type="float">
            <text:p>348.904357910156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53.225036621094" calcext:value-type="float">
            <text:p>353.225036621094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356.308441162109" calcext:value-type="float">
            <text:p>356.308441162109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62.348876953125" calcext:value-type="float">
            <text:p>362.348876953125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63.537933349609" calcext:value-type="float">
            <text:p>363.537933349609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361.012847900391" calcext:value-type="float">
            <text:p>361.012847900391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359.832153320312" calcext:value-type="float">
            <text:p>359.832153320312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70.556427001953" calcext:value-type="float">
            <text:p>370.556427001953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71.174682617188" calcext:value-type="float">
            <text:p>371.174682617188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71.728424072266" calcext:value-type="float">
            <text:p>371.728424072266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373.123199462891" calcext:value-type="float">
            <text:p>373.123199462891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73.490600585937" calcext:value-type="float">
            <text:p>373.490600585937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372.519317626953" calcext:value-type="float">
            <text:p>372.519317626953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76.204559326172" calcext:value-type="float">
            <text:p>376.204559326172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375.185485839844" calcext:value-type="float">
            <text:p>375.185485839844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84.486907958984" calcext:value-type="float">
            <text:p>384.486907958984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88.319885253906" calcext:value-type="float">
            <text:p>388.319885253906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90.067504882813" calcext:value-type="float">
            <text:p>390.067504882813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89.137451171875" calcext:value-type="float">
            <text:p>389.137451171875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83.76318359375" calcext:value-type="float">
            <text:p>383.76318359375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384.666778564453" calcext:value-type="float">
            <text:p>384.666778564453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388.140075683594" calcext:value-type="float">
            <text:p>388.140075683594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87.279144287109" calcext:value-type="float">
            <text:p>387.279144287109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387.271850585938" calcext:value-type="float">
            <text:p>387.271850585938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87.039337158203" calcext:value-type="float">
            <text:p>387.039337158203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87.238464355469" calcext:value-type="float">
            <text:p>387.238464355469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383.813415527344" calcext:value-type="float">
            <text:p>383.813415527344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387.156829833984" calcext:value-type="float">
            <text:p>387.156829833984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387.227844238281" calcext:value-type="float">
            <text:p>387.227844238281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87.422271728516" calcext:value-type="float">
            <text:p>387.422271728516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88.383941650391" calcext:value-type="float">
            <text:p>388.383941650391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91.015075683594" calcext:value-type="float">
            <text:p>391.015075683594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87.411834716797" calcext:value-type="float">
            <text:p>387.411834716797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01.036041259766" calcext:value-type="float">
            <text:p>401.036041259766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00.701019287109" calcext:value-type="float">
            <text:p>400.701019287109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98.183837890625" calcext:value-type="float">
            <text:p>398.183837890625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99.529296875" calcext:value-type="float">
            <text:p>399.529296875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402.688201904297" calcext:value-type="float">
            <text:p>402.688201904297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03.372955322266" calcext:value-type="float">
            <text:p>403.372955322266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01.895599365234" calcext:value-type="float">
            <text:p>401.895599365234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03.443725585938" calcext:value-type="float">
            <text:p>403.443725585938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05.349884033203" calcext:value-type="float">
            <text:p>405.349884033203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07.403076171875" calcext:value-type="float">
            <text:p>407.403076171875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07.627685546875" calcext:value-type="float">
            <text:p>407.627685546875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08.511779785156" calcext:value-type="float">
            <text:p>408.511779785156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419.832702636719" calcext:value-type="float">
            <text:p>419.832702636719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23.592468261719" calcext:value-type="float">
            <text:p>423.592468261719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25.065093994141" calcext:value-type="float">
            <text:p>425.065093994141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424.694183349609" calcext:value-type="float">
            <text:p>424.694183349609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26.921112060547" calcext:value-type="float">
            <text:p>426.921112060547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29.296783447266" calcext:value-type="float">
            <text:p>429.296783447266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430.256774902344" calcext:value-type="float">
            <text:p>430.256774902344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426.743957519531" calcext:value-type="float">
            <text:p>426.743957519531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426.070648193359" calcext:value-type="float">
            <text:p>426.070648193359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25.548614501953" calcext:value-type="float">
            <text:p>425.548614501953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19.170318603516" calcext:value-type="float">
            <text:p>419.170318603516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425.708770751953" calcext:value-type="float">
            <text:p>425.708770751953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27.253265380859" calcext:value-type="float">
            <text:p>427.253265380859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27.694396972656" calcext:value-type="float">
            <text:p>427.694396972656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25.211853027344" calcext:value-type="float">
            <text:p>425.211853027344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33.894165039063" calcext:value-type="float">
            <text:p>433.894165039063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436.371643066406" calcext:value-type="float">
            <text:p>436.371643066406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35.324066162109" calcext:value-type="float">
            <text:p>435.324066162109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30.210876464844" calcext:value-type="float">
            <text:p>430.210876464844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35.45458984375" calcext:value-type="float">
            <text:p>435.45458984375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35.246978759766" calcext:value-type="float">
            <text:p>435.246978759766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35.447845458984" calcext:value-type="float">
            <text:p>435.447845458984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28.672210693359" calcext:value-type="float">
            <text:p>428.672210693359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29.00732421875" calcext:value-type="float">
            <text:p>429.00732421875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33.290954589844" calcext:value-type="float">
            <text:p>433.290954589844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31.144348144531" calcext:value-type="float">
            <text:p>431.144348144531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30.356994628906" calcext:value-type="float">
            <text:p>430.356994628906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31.193267822266" calcext:value-type="float">
            <text:p>431.193267822266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436.065093994141" calcext:value-type="float">
            <text:p>436.065093994141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37.423431396484" calcext:value-type="float">
            <text:p>437.423431396484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33.562316894531" calcext:value-type="float">
            <text:p>433.562316894531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36.597290039063" calcext:value-type="float">
            <text:p>436.597290039063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37.275909423828" calcext:value-type="float">
            <text:p>437.275909423828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37.041900634766" calcext:value-type="float">
            <text:p>437.041900634766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34.080200195313" calcext:value-type="float">
            <text:p>434.080200195313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34.264434814453" calcext:value-type="float">
            <text:p>434.264434814453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37.795928955078" calcext:value-type="float">
            <text:p>437.795928955078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41.966064453125" calcext:value-type="float">
            <text:p>441.966064453125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27.680480957031" calcext:value-type="float">
            <text:p>427.680480957031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26.082092285156" calcext:value-type="float">
            <text:p>426.082092285156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32.169616699219" calcext:value-type="float">
            <text:p>432.169616699219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34.037628173828" calcext:value-type="float">
            <text:p>434.037628173828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37.644989013672" calcext:value-type="float">
            <text:p>437.644989013672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39.837158203125" calcext:value-type="float">
            <text:p>439.837158203125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37.632446289063" calcext:value-type="float">
            <text:p>437.632446289063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36.353271484375" calcext:value-type="float">
            <text:p>436.353271484375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31.912109375" calcext:value-type="float">
            <text:p>431.912109375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31.871246337891" calcext:value-type="float">
            <text:p>431.871246337891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35.295593261719" calcext:value-type="float">
            <text:p>435.295593261719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35.931701660156" calcext:value-type="float">
            <text:p>435.931701660156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33.444305419922" calcext:value-type="float">
            <text:p>433.444305419922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33.53955078125" calcext:value-type="float">
            <text:p>433.53955078125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34.781555175781" calcext:value-type="float">
            <text:p>434.781555175781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37.597320556641" calcext:value-type="float">
            <text:p>437.597320556641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35.538360595703" calcext:value-type="float">
            <text:p>435.538360595703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38.0546875" calcext:value-type="float">
            <text:p>438.0546875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33.793640136719" calcext:value-type="float">
            <text:p>433.793640136719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30.878143310547" calcext:value-type="float">
            <text:p>430.878143310547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29.589447021484" calcext:value-type="float">
            <text:p>429.589447021484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31.329803466797" calcext:value-type="float">
            <text:p>431.329803466797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26.374450683594" calcext:value-type="float">
            <text:p>426.374450683594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26.215637207031" calcext:value-type="float">
            <text:p>426.215637207031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410.340728759766" calcext:value-type="float">
            <text:p>410.340728759766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408.712738037109" calcext:value-type="float">
            <text:p>408.712738037109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10.339935302734" calcext:value-type="float">
            <text:p>410.339935302734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10.381469726562" calcext:value-type="float">
            <text:p>410.381469726562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08.3583984375" calcext:value-type="float">
            <text:p>408.3583984375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11.378295898438" calcext:value-type="float">
            <text:p>411.378295898438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407.451721191406" calcext:value-type="float">
            <text:p>407.451721191406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408.201843261719" calcext:value-type="float">
            <text:p>408.201843261719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02.128601074219" calcext:value-type="float">
            <text:p>402.128601074219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401.093902587891" calcext:value-type="float">
            <text:p>401.093902587891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00.061614990234" calcext:value-type="float">
            <text:p>400.061614990234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00.406799316406" calcext:value-type="float">
            <text:p>400.406799316406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02.120452880859" calcext:value-type="float">
            <text:p>402.120452880859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03.314422607422" calcext:value-type="float">
            <text:p>403.314422607422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01.066558837891" calcext:value-type="float">
            <text:p>401.066558837891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00.9462890625" calcext:value-type="float">
            <text:p>400.9462890625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05.282470703125" calcext:value-type="float">
            <text:p>405.282470703125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04.345520019531" calcext:value-type="float">
            <text:p>404.345520019531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12.666229248047" calcext:value-type="float">
            <text:p>412.666229248047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415.412628173828" calcext:value-type="float">
            <text:p>415.412628173828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13.652709960938" calcext:value-type="float">
            <text:p>413.652709960938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16.293853759766" calcext:value-type="float">
            <text:p>416.293853759766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20.973754882813" calcext:value-type="float">
            <text:p>420.973754882813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23.995086669922" calcext:value-type="float">
            <text:p>423.995086669922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421.481506347656" calcext:value-type="float">
            <text:p>421.481506347656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22.222900390625" calcext:value-type="float">
            <text:p>422.222900390625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408.686798095703" calcext:value-type="float">
            <text:p>408.686798095703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07.770660400391" calcext:value-type="float">
            <text:p>407.770660400391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09.034881591797" calcext:value-type="float">
            <text:p>409.034881591797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12.469299316406" calcext:value-type="float">
            <text:p>412.469299316406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11.180084228516" calcext:value-type="float">
            <text:p>411.180084228516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12.041046142578" calcext:value-type="float">
            <text:p>412.041046142578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12.920776367188" calcext:value-type="float">
            <text:p>412.920776367188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410.484344482422" calcext:value-type="float">
            <text:p>410.484344482422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410.331329345703" calcext:value-type="float">
            <text:p>410.331329345703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11.410003662109" calcext:value-type="float">
            <text:p>411.410003662109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15.1376953125" calcext:value-type="float">
            <text:p>415.1376953125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13.959228515625" calcext:value-type="float">
            <text:p>413.959228515625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401.655151367187" calcext:value-type="float">
            <text:p>401.655151367187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03.236724853516" calcext:value-type="float">
            <text:p>403.236724853516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01.469970703125" calcext:value-type="float">
            <text:p>401.469970703125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02.375854492188" calcext:value-type="float">
            <text:p>402.375854492188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11.065948486328" calcext:value-type="float">
            <text:p>411.065948486328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08.854370117188" calcext:value-type="float">
            <text:p>408.854370117188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407.414001464844" calcext:value-type="float">
            <text:p>407.414001464844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407.373474121094" calcext:value-type="float">
            <text:p>407.373474121094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07.866119384766" calcext:value-type="float">
            <text:p>407.866119384766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10.412536621094" calcext:value-type="float">
            <text:p>410.412536621094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410.911163330078" calcext:value-type="float">
            <text:p>410.911163330078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04.665802001953" calcext:value-type="float">
            <text:p>404.665802001953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02.751281738281" calcext:value-type="float">
            <text:p>402.751281738281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402.398132324219" calcext:value-type="float">
            <text:p>402.398132324219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06.660766601563" calcext:value-type="float">
            <text:p>406.660766601563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398.167419433594" calcext:value-type="float">
            <text:p>398.167419433594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95.582916259766" calcext:value-type="float">
            <text:p>395.582916259766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97.458526611328" calcext:value-type="float">
            <text:p>397.458526611328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398.354858398437" calcext:value-type="float">
            <text:p>398.354858398437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91.264678955078" calcext:value-type="float">
            <text:p>391.264678955078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90.595275878906" calcext:value-type="float">
            <text:p>390.595275878906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90.009460449219" calcext:value-type="float">
            <text:p>390.009460449219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391.556060791016" calcext:value-type="float">
            <text:p>391.556060791016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90.286560058594" calcext:value-type="float">
            <text:p>390.286560058594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85.607147216797" calcext:value-type="float">
            <text:p>385.607147216797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390.652679443359" calcext:value-type="float">
            <text:p>390.652679443359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90.649200439453" calcext:value-type="float">
            <text:p>390.649200439453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391.048187255859" calcext:value-type="float">
            <text:p>391.048187255859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84.447967529297" calcext:value-type="float">
            <text:p>384.447967529297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84.36279296875" calcext:value-type="float">
            <text:p>384.36279296875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84.509552001953" calcext:value-type="float">
            <text:p>384.509552001953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82.196990966797" calcext:value-type="float">
            <text:p>382.196990966797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81.818908691406" calcext:value-type="float">
            <text:p>381.818908691406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82.076141357422" calcext:value-type="float">
            <text:p>382.076141357422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81.3193359375" calcext:value-type="float">
            <text:p>381.3193359375</text:p>
          </table:table-cell>
          <table:table-cell table:number-columns-repeated="3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377.816009521484" calcext:value-type="float">
            <text:p>377.816009521484</text:p>
          </table:table-cell>
          <table:table-cell table:number-columns-repeated="3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374.9990234375" calcext:value-type="float">
            <text:p>374.9990234375</text:p>
          </table:table-cell>
          <table:table-cell table:number-columns-repeated="3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71.148864746094" calcext:value-type="float">
            <text:p>371.148864746094</text:p>
          </table:table-cell>
          <table:table-cell table:number-columns-repeated="3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370.344024658203" calcext:value-type="float">
            <text:p>370.344024658203</text:p>
          </table:table-cell>
          <table:table-cell table:number-columns-repeated="3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373.436645507812" calcext:value-type="float">
            <text:p>373.436645507812</text:p>
          </table:table-cell>
          <table:table-cell table:number-columns-repeated="3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374.651947021484" calcext:value-type="float">
            <text:p>374.651947021484</text:p>
          </table:table-cell>
          <table:table-cell table:number-columns-repeated="3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373.484527587891" calcext:value-type="float">
            <text:p>373.484527587891</text:p>
          </table:table-cell>
          <table:table-cell table:number-columns-repeated="3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374.392181396484" calcext:value-type="float">
            <text:p>374.392181396484</text:p>
          </table:table-cell>
          <table:table-cell table:number-columns-repeated="3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371.039489746094" calcext:value-type="float">
            <text:p>371.039489746094</text:p>
          </table:table-cell>
          <table:table-cell table:number-columns-repeated="3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374.000030517578" calcext:value-type="float">
            <text:p>374.000030517578</text:p>
          </table:table-cell>
          <table:table-cell table:number-columns-repeated="3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379.160430908203" calcext:value-type="float">
            <text:p>379.160430908203</text:p>
          </table:table-cell>
          <table:table-cell table:number-columns-repeated="3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378.561279296875" calcext:value-type="float">
            <text:p>378.561279296875</text:p>
          </table:table-cell>
          <table:table-cell table:number-columns-repeated="3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78.291229248047" calcext:value-type="float">
            <text:p>378.291229248047</text:p>
          </table:table-cell>
          <table:table-cell table:number-columns-repeated="3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378.011596679687" calcext:value-type="float">
            <text:p>378.011596679687</text:p>
          </table:table-cell>
          <table:table-cell table:number-columns-repeated="3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374.422058105469" calcext:value-type="float">
            <text:p>374.422058105469</text:p>
          </table:table-cell>
          <table:table-cell table:number-columns-repeated="3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75.762390136719" calcext:value-type="float">
            <text:p>375.762390136719</text:p>
          </table:table-cell>
          <table:table-cell table:number-columns-repeated="3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380.955261230469" calcext:value-type="float">
            <text:p>380.955261230469</text:p>
          </table:table-cell>
          <table:table-cell table:number-columns-repeated="3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382.978149414062" calcext:value-type="float">
            <text:p>382.978149414062</text:p>
          </table:table-cell>
          <table:table-cell table:number-columns-repeated="3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378.597106933594" calcext:value-type="float">
            <text:p>378.597106933594</text:p>
          </table:table-cell>
          <table:table-cell table:number-columns-repeated="3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381.346435546875" calcext:value-type="float">
            <text:p>381.346435546875</text:p>
          </table:table-cell>
          <table:table-cell table:number-columns-repeated="3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378.910308837891" calcext:value-type="float">
            <text:p>378.910308837891</text:p>
          </table:table-cell>
          <table:table-cell table:number-columns-repeated="3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380.792205810547" calcext:value-type="float">
            <text:p>380.792205810547</text:p>
          </table:table-cell>
          <table:table-cell table:number-columns-repeated="3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379.151306152344" calcext:value-type="float">
            <text:p>379.151306152344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75.000854492187" calcext:value-type="float">
            <text:p>375.000854492187</text:p>
          </table:table-cell>
          <table:table-cell table:number-columns-repeated="3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378.553039550781" calcext:value-type="float">
            <text:p>378.553039550781</text:p>
          </table:table-cell>
          <table:table-cell table:number-columns-repeated="3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378.837921142578" calcext:value-type="float">
            <text:p>378.837921142578</text:p>
          </table:table-cell>
          <table:table-cell table:number-columns-repeated="3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378.015472412109" calcext:value-type="float">
            <text:p>378.015472412109</text:p>
          </table:table-cell>
          <table:table-cell table:number-columns-repeated="3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380.295928955078" calcext:value-type="float">
            <text:p>380.295928955078</text:p>
          </table:table-cell>
          <table:table-cell table:number-columns-repeated="3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382.672821044922" calcext:value-type="float">
            <text:p>382.672821044922</text:p>
          </table:table-cell>
          <table:table-cell table:number-columns-repeated="3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375.300445556641" calcext:value-type="float">
            <text:p>375.300445556641</text:p>
          </table:table-cell>
          <table:table-cell table:number-columns-repeated="3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376.967193603516" calcext:value-type="float">
            <text:p>376.967193603516</text:p>
          </table:table-cell>
          <table:table-cell table:number-columns-repeated="3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377.934875488281" calcext:value-type="float">
            <text:p>377.934875488281</text:p>
          </table:table-cell>
          <table:table-cell table:number-columns-repeated="3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376.557312011719" calcext:value-type="float">
            <text:p>376.557312011719</text:p>
          </table:table-cell>
          <table:table-cell table:number-columns-repeated="3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386.448913574219" calcext:value-type="float">
            <text:p>386.448913574219</text:p>
          </table:table-cell>
          <table:table-cell table:number-columns-repeated="3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385.781402587891" calcext:value-type="float">
            <text:p>385.781402587891</text:p>
          </table:table-cell>
          <table:table-cell table:number-columns-repeated="3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383.766387939453" calcext:value-type="float">
            <text:p>383.766387939453</text:p>
          </table:table-cell>
          <table:table-cell table:number-columns-repeated="3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380.095001220703" calcext:value-type="float">
            <text:p>380.095001220703</text:p>
          </table:table-cell>
          <table:table-cell table:number-columns-repeated="3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380.8837890625" calcext:value-type="float">
            <text:p>380.8837890625</text:p>
          </table:table-cell>
          <table:table-cell table:number-columns-repeated="3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379.63671875" calcext:value-type="float">
            <text:p>379.63671875</text:p>
          </table:table-cell>
          <table:table-cell table:number-columns-repeated="3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395.661346435547" calcext:value-type="float">
            <text:p>395.661346435547</text:p>
          </table:table-cell>
          <table:table-cell table:number-columns-repeated="3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394.048370361328" calcext:value-type="float">
            <text:p>394.048370361328</text:p>
          </table:table-cell>
          <table:table-cell table:number-columns-repeated="3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392.188934326172" calcext:value-type="float">
            <text:p>392.188934326172</text:p>
          </table:table-cell>
          <table:table-cell table:number-columns-repeated="3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390.623077392578" calcext:value-type="float">
            <text:p>390.623077392578</text:p>
          </table:table-cell>
          <table:table-cell table:number-columns-repeated="3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386.322052001953" calcext:value-type="float">
            <text:p>386.322052001953</text:p>
          </table:table-cell>
          <table:table-cell table:number-columns-repeated="3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386.1220703125" calcext:value-type="float">
            <text:p>386.1220703125</text:p>
          </table:table-cell>
          <table:table-cell table:number-columns-repeated="3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379.167724609375" calcext:value-type="float">
            <text:p>379.167724609375</text:p>
          </table:table-cell>
          <table:table-cell table:number-columns-repeated="3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376.925018310547" calcext:value-type="float">
            <text:p>376.925018310547</text:p>
          </table:table-cell>
          <table:table-cell table:number-columns-repeated="3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376.633270263672" calcext:value-type="float">
            <text:p>376.633270263672</text:p>
          </table:table-cell>
          <table:table-cell table:number-columns-repeated="3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373.522338867187" calcext:value-type="float">
            <text:p>373.522338867187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70.483245849609" calcext:value-type="float">
            <text:p>370.483245849609</text:p>
          </table:table-cell>
          <table:table-cell table:number-columns-repeated="3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367.459564208984" calcext:value-type="float">
            <text:p>367.459564208984</text:p>
          </table:table-cell>
          <table:table-cell table:number-columns-repeated="3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376.795776367187" calcext:value-type="float">
            <text:p>376.795776367187</text:p>
          </table:table-cell>
          <table:table-cell table:number-columns-repeated="3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376.724029541016" calcext:value-type="float">
            <text:p>376.724029541016</text:p>
          </table:table-cell>
          <table:table-cell table:number-columns-repeated="3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377.02294921875" calcext:value-type="float">
            <text:p>377.02294921875</text:p>
          </table:table-cell>
          <table:table-cell table:number-columns-repeated="3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374.532257080078" calcext:value-type="float">
            <text:p>374.532257080078</text:p>
          </table:table-cell>
          <table:table-cell table:number-columns-repeated="3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373.173461914062" calcext:value-type="float">
            <text:p>373.173461914062</text:p>
          </table:table-cell>
          <table:table-cell table:number-columns-repeated="3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369.850158691406" calcext:value-type="float">
            <text:p>369.850158691406</text:p>
          </table:table-cell>
          <table:table-cell table:number-columns-repeated="3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368.393127441406" calcext:value-type="float">
            <text:p>368.393127441406</text:p>
          </table:table-cell>
          <table:table-cell table:number-columns-repeated="3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375.115203857422" calcext:value-type="float">
            <text:p>375.115203857422</text:p>
          </table:table-cell>
          <table:table-cell table:number-columns-repeated="3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76.173278808594" calcext:value-type="float">
            <text:p>376.173278808594</text:p>
          </table:table-cell>
          <table:table-cell table:number-columns-repeated="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381.446350097656" calcext:value-type="float">
            <text:p>381.446350097656</text:p>
          </table:table-cell>
          <table:table-cell table:number-columns-repeated="3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377.235321044922" calcext:value-type="float">
            <text:p>377.235321044922</text:p>
          </table:table-cell>
          <table:table-cell table:number-columns-repeated="3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371.650726318359" calcext:value-type="float">
            <text:p>371.650726318359</text:p>
          </table:table-cell>
          <table:table-cell table:number-columns-repeated="3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373.405822753906" calcext:value-type="float">
            <text:p>373.405822753906</text:p>
          </table:table-cell>
          <table:table-cell table:number-columns-repeated="3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75.095001220703" calcext:value-type="float">
            <text:p>375.095001220703</text:p>
          </table:table-cell>
          <table:table-cell table:number-columns-repeated="3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376.178314208984" calcext:value-type="float">
            <text:p>376.178314208984</text:p>
          </table:table-cell>
          <table:table-cell table:number-columns-repeated="3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372.600738525391" calcext:value-type="float">
            <text:p>372.600738525391</text:p>
          </table:table-cell>
          <table:table-cell table:number-columns-repeated="3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374.171508789063" calcext:value-type="float">
            <text:p>374.171508789063</text:p>
          </table:table-cell>
          <table:table-cell table:number-columns-repeated="3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371.491912841797" calcext:value-type="float">
            <text:p>371.491912841797</text:p>
          </table:table-cell>
          <table:table-cell table:number-columns-repeated="3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60.764953613281" calcext:value-type="float">
            <text:p>360.764953613281</text:p>
          </table:table-cell>
          <table:table-cell table:number-columns-repeated="3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360.454650878906" calcext:value-type="float">
            <text:p>360.454650878906</text:p>
          </table:table-cell>
          <table:table-cell table:number-columns-repeated="3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357.701568603516" calcext:value-type="float">
            <text:p>357.701568603516</text:p>
          </table:table-cell>
          <table:table-cell table:number-columns-repeated="3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357.540161132812" calcext:value-type="float">
            <text:p>357.540161132812</text:p>
          </table:table-cell>
          <table:table-cell table:number-columns-repeated="3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356.361206054687" calcext:value-type="float">
            <text:p>356.361206054687</text:p>
          </table:table-cell>
          <table:table-cell table:number-columns-repeated="3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356.471405029297" calcext:value-type="float">
            <text:p>356.471405029297</text:p>
          </table:table-cell>
          <table:table-cell table:number-columns-repeated="3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353.455963134766" calcext:value-type="float">
            <text:p>353.455963134766</text:p>
          </table:table-cell>
          <table:table-cell table:number-columns-repeated="3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354.0078125" calcext:value-type="float">
            <text:p>354.0078125</text:p>
          </table:table-cell>
          <table:table-cell table:number-columns-repeated="3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355.705841064453" calcext:value-type="float">
            <text:p>355.705841064453</text:p>
          </table:table-cell>
          <table:table-cell table:number-columns-repeated="3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357.576599121094" calcext:value-type="float">
            <text:p>357.576599121094</text:p>
          </table:table-cell>
          <table:table-cell table:number-columns-repeated="3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56.045288085937" calcext:value-type="float">
            <text:p>356.045288085937</text:p>
          </table:table-cell>
          <table:table-cell table:number-columns-repeated="3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355.347229003906" calcext:value-type="float">
            <text:p>355.347229003906</text:p>
          </table:table-cell>
          <table:table-cell table:number-columns-repeated="3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354.683044433594" calcext:value-type="float">
            <text:p>354.683044433594</text:p>
          </table:table-cell>
          <table:table-cell table:number-columns-repeated="3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352.215148925781" calcext:value-type="float">
            <text:p>352.215148925781</text:p>
          </table:table-cell>
          <table:table-cell table:number-columns-repeated="3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352.217620849609" calcext:value-type="float">
            <text:p>352.217620849609</text:p>
          </table:table-cell>
          <table:table-cell table:number-columns-repeated="3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354.06787109375" calcext:value-type="float">
            <text:p>354.06787109375</text:p>
          </table:table-cell>
          <table:table-cell table:number-columns-repeated="3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354.754211425781" calcext:value-type="float">
            <text:p>354.754211425781</text:p>
          </table:table-cell>
          <table:table-cell table:number-columns-repeated="3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357.688171386719" calcext:value-type="float">
            <text:p>357.688171386719</text:p>
          </table:table-cell>
          <table:table-cell table:number-columns-repeated="3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362.778869628906" calcext:value-type="float">
            <text:p>362.778869628906</text:p>
          </table:table-cell>
          <table:table-cell table:number-columns-repeated="3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375.194305419922" calcext:value-type="float">
            <text:p>375.194305419922</text:p>
          </table:table-cell>
          <table:table-cell table:number-columns-repeated="3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375.486785888672" calcext:value-type="float">
            <text:p>375.486785888672</text:p>
          </table:table-cell>
          <table:table-cell table:number-columns-repeated="3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370.443023681641" calcext:value-type="float">
            <text:p>370.443023681641</text:p>
          </table:table-cell>
          <table:table-cell table:number-columns-repeated="3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371.559783935547" calcext:value-type="float">
            <text:p>371.559783935547</text:p>
          </table:table-cell>
          <table:table-cell table:number-columns-repeated="3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368.799255371094" calcext:value-type="float">
            <text:p>368.799255371094</text:p>
          </table:table-cell>
          <table:table-cell table:number-columns-repeated="3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372.382843017578" calcext:value-type="float">
            <text:p>372.382843017578</text:p>
          </table:table-cell>
          <table:table-cell table:number-columns-repeated="3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370.632598876953" calcext:value-type="float">
            <text:p>370.632598876953</text:p>
          </table:table-cell>
          <table:table-cell table:number-columns-repeated="3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372.396240234375" calcext:value-type="float">
            <text:p>372.396240234375</text:p>
          </table:table-cell>
          <table:table-cell table:number-columns-repeated="3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370.496002197266" calcext:value-type="float">
            <text:p>370.496002197266</text:p>
          </table:table-cell>
          <table:table-cell table:number-columns-repeated="3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369.414306640625" calcext:value-type="float">
            <text:p>369.414306640625</text:p>
          </table:table-cell>
          <table:table-cell table:number-columns-repeated="3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366.446502685547" calcext:value-type="float">
            <text:p>366.446502685547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69.861724853516" calcext:value-type="float">
            <text:p>369.861724853516</text:p>
          </table:table-cell>
          <table:table-cell table:number-columns-repeated="3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370.930786132813" calcext:value-type="float">
            <text:p>370.930786132813</text:p>
          </table:table-cell>
          <table:table-cell table:number-columns-repeated="3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370.596710205078" calcext:value-type="float">
            <text:p>370.596710205078</text:p>
          </table:table-cell>
          <table:table-cell table:number-columns-repeated="3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370.933624267578" calcext:value-type="float">
            <text:p>370.933624267578</text:p>
          </table:table-cell>
          <table:table-cell table:number-columns-repeated="3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370.771087646484" calcext:value-type="float">
            <text:p>370.771087646484</text:p>
          </table:table-cell>
          <table:table-cell table:number-columns-repeated="3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369.285186767578" calcext:value-type="float">
            <text:p>369.285186767578</text:p>
          </table:table-cell>
          <table:table-cell table:number-columns-repeated="3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361.021759033203" calcext:value-type="float">
            <text:p>361.021759033203</text:p>
          </table:table-cell>
          <table:table-cell table:number-columns-repeated="3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360.909210205078" calcext:value-type="float">
            <text:p>360.909210205078</text:p>
          </table:table-cell>
          <table:table-cell table:number-columns-repeated="3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359.751617431641" calcext:value-type="float">
            <text:p>359.751617431641</text:p>
          </table:table-cell>
          <table:table-cell table:number-columns-repeated="3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357.620849609375" calcext:value-type="float">
            <text:p>357.620849609375</text:p>
          </table:table-cell>
          <table:table-cell table:number-columns-repeated="3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353.17138671875" calcext:value-type="float">
            <text:p>353.17138671875</text:p>
          </table:table-cell>
          <table:table-cell table:number-columns-repeated="3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348.707092285156" calcext:value-type="float">
            <text:p>348.707092285156</text:p>
          </table:table-cell>
          <table:table-cell table:number-columns-repeated="3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347.237609863281" calcext:value-type="float">
            <text:p>347.237609863281</text:p>
          </table:table-cell>
          <table:table-cell table:number-columns-repeated="3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342.33740234375" calcext:value-type="float">
            <text:p>342.33740234375</text:p>
          </table:table-cell>
          <table:table-cell table:number-columns-repeated="3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338.430358886719" calcext:value-type="float">
            <text:p>338.430358886719</text:p>
          </table:table-cell>
          <table:table-cell table:number-columns-repeated="3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339.205047607422" calcext:value-type="float">
            <text:p>339.205047607422</text:p>
          </table:table-cell>
          <table:table-cell table:number-columns-repeated="3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338.761138916016" calcext:value-type="float">
            <text:p>338.761138916016</text:p>
          </table:table-cell>
          <table:table-cell table:number-columns-repeated="3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332.001098632812" calcext:value-type="float">
            <text:p>332.001098632812</text:p>
          </table:table-cell>
          <table:table-cell table:number-columns-repeated="3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327.925567626953" calcext:value-type="float">
            <text:p>327.925567626953</text:p>
          </table:table-cell>
          <table:table-cell table:number-columns-repeated="3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327.44189453125" calcext:value-type="float">
            <text:p>327.44189453125</text:p>
          </table:table-cell>
          <table:table-cell table:number-columns-repeated="3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32.753753662109" calcext:value-type="float">
            <text:p>332.753753662109</text:p>
          </table:table-cell>
          <table:table-cell table:number-columns-repeated="3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333.256744384766" calcext:value-type="float">
            <text:p>333.256744384766</text:p>
          </table:table-cell>
          <table:table-cell table:number-columns-repeated="3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329.317596435547" calcext:value-type="float">
            <text:p>329.317596435547</text:p>
          </table:table-cell>
          <table:table-cell table:number-columns-repeated="3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330.081848144531" calcext:value-type="float">
            <text:p>330.081848144531</text:p>
          </table:table-cell>
          <table:table-cell table:number-columns-repeated="3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331.531890869141" calcext:value-type="float">
            <text:p>331.531890869141</text:p>
          </table:table-cell>
          <table:table-cell table:number-columns-repeated="3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323.590545654297" calcext:value-type="float">
            <text:p>323.590545654297</text:p>
          </table:table-cell>
          <table:table-cell table:number-columns-repeated="3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323.399841308594" calcext:value-type="float">
            <text:p>323.399841308594</text:p>
          </table:table-cell>
          <table:table-cell table:number-columns-repeated="3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322.746643066406" calcext:value-type="float">
            <text:p>322.746643066406</text:p>
          </table:table-cell>
          <table:table-cell table:number-columns-repeated="3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321.470031738281" calcext:value-type="float">
            <text:p>321.470031738281</text:p>
          </table:table-cell>
          <table:table-cell table:number-columns-repeated="3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318.073425292969" calcext:value-type="float">
            <text:p>318.073425292969</text:p>
          </table:table-cell>
          <table:table-cell table:number-columns-repeated="3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318.965026855469" calcext:value-type="float">
            <text:p>318.965026855469</text:p>
          </table:table-cell>
          <table:table-cell table:number-columns-repeated="3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315.399047851563" calcext:value-type="float">
            <text:p>315.399047851563</text:p>
          </table:table-cell>
          <table:table-cell table:number-columns-repeated="3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315.494445800781" calcext:value-type="float">
            <text:p>315.494445800781</text:p>
          </table:table-cell>
          <table:table-cell table:number-columns-repeated="3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313.568023681641" calcext:value-type="float">
            <text:p>313.568023681641</text:p>
          </table:table-cell>
          <table:table-cell table:number-columns-repeated="3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305.713409423828" calcext:value-type="float">
            <text:p>305.713409423828</text:p>
          </table:table-cell>
          <table:table-cell table:number-columns-repeated="3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309.495483398437" calcext:value-type="float">
            <text:p>309.495483398437</text:p>
          </table:table-cell>
          <table:table-cell table:number-columns-repeated="3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306.244934082031" calcext:value-type="float">
            <text:p>306.244934082031</text:p>
          </table:table-cell>
          <table:table-cell table:number-columns-repeated="3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308.895294189453" calcext:value-type="float">
            <text:p>308.895294189453</text:p>
          </table:table-cell>
          <table:table-cell table:number-columns-repeated="3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309.655883789062" calcext:value-type="float">
            <text:p>309.655883789062</text:p>
          </table:table-cell>
          <table:table-cell table:number-columns-repeated="3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311.499908447266" calcext:value-type="float">
            <text:p>311.499908447266</text:p>
          </table:table-cell>
          <table:table-cell table:number-columns-repeated="3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293.663787841797" calcext:value-type="float">
            <text:p>293.663787841797</text:p>
          </table:table-cell>
          <table:table-cell table:number-columns-repeated="3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295.450103759766" calcext:value-type="float">
            <text:p>295.450103759766</text:p>
          </table:table-cell>
          <table:table-cell table:number-columns-repeated="3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302.209136962891" calcext:value-type="float">
            <text:p>302.209136962891</text:p>
          </table:table-cell>
          <table:table-cell table:number-columns-repeated="3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308.054534912109" calcext:value-type="float">
            <text:p>308.054534912109</text:p>
          </table:table-cell>
          <table:table-cell table:number-columns-repeated="3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307.938507080078" calcext:value-type="float">
            <text:p>307.938507080078</text:p>
          </table:table-cell>
          <table:table-cell table:number-columns-repeated="3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306.960845947266" calcext:value-type="float">
            <text:p>306.960845947266</text:p>
          </table:table-cell>
          <table:table-cell table:number-columns-repeated="3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305.461059570312" calcext:value-type="float">
            <text:p>305.461059570312</text:p>
          </table:table-cell>
          <table:table-cell table:number-columns-repeated="3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308.565307617187" calcext:value-type="float">
            <text:p>308.565307617187</text:p>
          </table:table-cell>
          <table:table-cell table:number-columns-repeated="3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307.551208496094" calcext:value-type="float">
            <text:p>307.551208496094</text:p>
          </table:table-cell>
          <table:table-cell table:number-columns-repeated="3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308.317657470703" calcext:value-type="float">
            <text:p>308.317657470703</text:p>
          </table:table-cell>
          <table:table-cell table:number-columns-repeated="3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308.455688476562" calcext:value-type="float">
            <text:p>308.455688476562</text:p>
          </table:table-cell>
          <table:table-cell table:number-columns-repeated="3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309.020660400391" calcext:value-type="float">
            <text:p>309.020660400391</text:p>
          </table:table-cell>
          <table:table-cell table:number-columns-repeated="3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302.326782226562" calcext:value-type="float">
            <text:p>302.326782226562</text:p>
          </table:table-cell>
          <table:table-cell table:number-columns-repeated="3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300.07958984375" calcext:value-type="float">
            <text:p>300.07958984375</text:p>
          </table:table-cell>
          <table:table-cell table:number-columns-repeated="3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301.851165771484" calcext:value-type="float">
            <text:p>301.851165771484</text:p>
          </table:table-cell>
          <table:table-cell table:number-columns-repeated="3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301.467681884766" calcext:value-type="float">
            <text:p>301.467681884766</text:p>
          </table:table-cell>
          <table:table-cell table:number-columns-repeated="3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302.356384277344" calcext:value-type="float">
            <text:p>302.356384277344</text:p>
          </table:table-cell>
          <table:table-cell table:number-columns-repeated="3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302.659454345703" calcext:value-type="float">
            <text:p>302.659454345703</text:p>
          </table:table-cell>
          <table:table-cell table:number-columns-repeated="3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309.540161132812" calcext:value-type="float">
            <text:p>309.540161132812</text:p>
          </table:table-cell>
          <table:table-cell table:number-columns-repeated="3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306.646148681641" calcext:value-type="float">
            <text:p>306.646148681641</text:p>
          </table:table-cell>
          <table:table-cell table:number-columns-repeated="3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06.858734130859" calcext:value-type="float">
            <text:p>306.858734130859</text:p>
          </table:table-cell>
          <table:table-cell table:number-columns-repeated="3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309.957611083984" calcext:value-type="float">
            <text:p>309.957611083984</text:p>
          </table:table-cell>
          <table:table-cell table:number-columns-repeated="3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313.580108642578" calcext:value-type="float">
            <text:p>313.580108642578</text:p>
          </table:table-cell>
          <table:table-cell table:number-columns-repeated="3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314.646911621094" calcext:value-type="float">
            <text:p>314.646911621094</text:p>
          </table:table-cell>
          <table:table-cell table:number-columns-repeated="3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313.539733886719" calcext:value-type="float">
            <text:p>313.539733886719</text:p>
          </table:table-cell>
          <table:table-cell table:number-columns-repeated="3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312.157745361328" calcext:value-type="float">
            <text:p>312.157745361328</text:p>
          </table:table-cell>
          <table:table-cell table:number-columns-repeated="3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312.450775146484" calcext:value-type="float">
            <text:p>312.450775146484</text:p>
          </table:table-cell>
          <table:table-cell table:number-columns-repeated="3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314.870483398437" calcext:value-type="float">
            <text:p>314.870483398437</text:p>
          </table:table-cell>
          <table:table-cell table:number-columns-repeated="3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321.010467529297" calcext:value-type="float">
            <text:p>321.010467529297</text:p>
          </table:table-cell>
          <table:table-cell table:number-columns-repeated="3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324.046508789062" calcext:value-type="float">
            <text:p>324.046508789062</text:p>
          </table:table-cell>
          <table:table-cell table:number-columns-repeated="3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325.381896972656" calcext:value-type="float">
            <text:p>325.381896972656</text:p>
          </table:table-cell>
          <table:table-cell table:number-columns-repeated="3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327.627593994141" calcext:value-type="float">
            <text:p>327.627593994141</text:p>
          </table:table-cell>
          <table:table-cell table:number-columns-repeated="3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325.959259033203" calcext:value-type="float">
            <text:p>325.959259033203</text:p>
          </table:table-cell>
          <table:table-cell table:number-columns-repeated="3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326.253234863281" calcext:value-type="float">
            <text:p>326.253234863281</text:p>
          </table:table-cell>
          <table:table-cell table:number-columns-repeated="3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327.917449951172" calcext:value-type="float">
            <text:p>327.917449951172</text:p>
          </table:table-cell>
          <table:table-cell table:number-columns-repeated="3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325.368316650391" calcext:value-type="float">
            <text:p>325.368316650391</text:p>
          </table:table-cell>
          <table:table-cell table:number-columns-repeated="3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330.684051513672" calcext:value-type="float">
            <text:p>330.684051513672</text:p>
          </table:table-cell>
          <table:table-cell table:number-columns-repeated="3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330.830017089844" calcext:value-type="float">
            <text:p>330.830017089844</text:p>
          </table:table-cell>
          <table:table-cell table:number-columns-repeated="3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334.095153808594" calcext:value-type="float">
            <text:p>334.095153808594</text:p>
          </table:table-cell>
          <table:table-cell table:number-columns-repeated="3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334.16259765625" calcext:value-type="float">
            <text:p>334.16259765625</text:p>
          </table:table-cell>
          <table:table-cell table:number-columns-repeated="3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335.254730224609" calcext:value-type="float">
            <text:p>335.254730224609</text:p>
          </table:table-cell>
          <table:table-cell table:number-columns-repeated="3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338.474304199219" calcext:value-type="float">
            <text:p>338.474304199219</text:p>
          </table:table-cell>
          <table:table-cell table:number-columns-repeated="3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339.558074951172" calcext:value-type="float">
            <text:p>339.558074951172</text:p>
          </table:table-cell>
          <table:table-cell table:number-columns-repeated="3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343.655670166016" calcext:value-type="float">
            <text:p>343.655670166016</text:p>
          </table:table-cell>
          <table:table-cell table:number-columns-repeated="3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346.230377197266" calcext:value-type="float">
            <text:p>346.230377197266</text:p>
          </table:table-cell>
          <table:table-cell table:number-columns-repeated="3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349.91162109375" calcext:value-type="float">
            <text:p>349.91162109375</text:p>
          </table:table-cell>
          <table:table-cell table:number-columns-repeated="3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350.715850830078" calcext:value-type="float">
            <text:p>350.715850830078</text:p>
          </table:table-cell>
          <table:table-cell table:number-columns-repeated="3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352.627532958984" calcext:value-type="float">
            <text:p>352.627532958984</text:p>
          </table:table-cell>
          <table:table-cell table:number-columns-repeated="3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348.317016601563" calcext:value-type="float">
            <text:p>348.317016601563</text:p>
          </table:table-cell>
          <table:table-cell table:number-columns-repeated="3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338.532470703125" calcext:value-type="float">
            <text:p>338.532470703125</text:p>
          </table:table-cell>
          <table:table-cell table:number-columns-repeated="3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339.742248535156" calcext:value-type="float">
            <text:p>339.742248535156</text:p>
          </table:table-cell>
          <table:table-cell table:number-columns-repeated="3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342.784271240234" calcext:value-type="float">
            <text:p>342.784271240234</text:p>
          </table:table-cell>
          <table:table-cell table:number-columns-repeated="3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343.532928466797" calcext:value-type="float">
            <text:p>343.532928466797</text:p>
          </table:table-cell>
          <table:table-cell table:number-columns-repeated="3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341.309112548828" calcext:value-type="float">
            <text:p>341.309112548828</text:p>
          </table:table-cell>
          <table:table-cell table:number-columns-repeated="3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342.197296142578" calcext:value-type="float">
            <text:p>342.197296142578</text:p>
          </table:table-cell>
          <table:table-cell table:number-columns-repeated="3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342.074981689453" calcext:value-type="float">
            <text:p>342.074981689453</text:p>
          </table:table-cell>
          <table:table-cell table:number-columns-repeated="3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342.830505371094" calcext:value-type="float">
            <text:p>342.830505371094</text:p>
          </table:table-cell>
          <table:table-cell table:number-columns-repeated="3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344.071746826172" calcext:value-type="float">
            <text:p>344.071746826172</text:p>
          </table:table-cell>
          <table:table-cell table:number-columns-repeated="3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344.274627685547" calcext:value-type="float">
            <text:p>344.274627685547</text:p>
          </table:table-cell>
          <table:table-cell table:number-columns-repeated="3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345.655242919922" calcext:value-type="float">
            <text:p>345.655242919922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48.792266845703" calcext:value-type="float">
            <text:p>348.792266845703</text:p>
          </table:table-cell>
          <table:table-cell table:number-columns-repeated="3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348.320739746094" calcext:value-type="float">
            <text:p>348.320739746094</text:p>
          </table:table-cell>
          <table:table-cell table:number-columns-repeated="3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350.901306152344" calcext:value-type="float">
            <text:p>350.901306152344</text:p>
          </table:table-cell>
          <table:table-cell table:number-columns-repeated="3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349.986267089844" calcext:value-type="float">
            <text:p>349.986267089844</text:p>
          </table:table-cell>
          <table:table-cell table:number-columns-repeated="3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350.654815673828" calcext:value-type="float">
            <text:p>350.654815673828</text:p>
          </table:table-cell>
          <table:table-cell table:number-columns-repeated="3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350.073852539062" calcext:value-type="float">
            <text:p>350.073852539062</text:p>
          </table:table-cell>
          <table:table-cell table:number-columns-repeated="3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350.352966308594" calcext:value-type="float">
            <text:p>350.352966308594</text:p>
          </table:table-cell>
          <table:table-cell table:number-columns-repeated="3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354.632232666016" calcext:value-type="float">
            <text:p>354.632232666016</text:p>
          </table:table-cell>
          <table:table-cell table:number-columns-repeated="3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355.320404052734" calcext:value-type="float">
            <text:p>355.320404052734</text:p>
          </table:table-cell>
          <table:table-cell table:number-columns-repeated="3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357.859954833984" calcext:value-type="float">
            <text:p>357.859954833984</text:p>
          </table:table-cell>
          <table:table-cell table:number-columns-repeated="3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361.048217773437" calcext:value-type="float">
            <text:p>361.048217773437</text:p>
          </table:table-cell>
          <table:table-cell table:number-columns-repeated="3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361.409057617188" calcext:value-type="float">
            <text:p>361.409057617188</text:p>
          </table:table-cell>
          <table:table-cell table:number-columns-repeated="3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365.698638916016" calcext:value-type="float">
            <text:p>365.698638916016</text:p>
          </table:table-cell>
          <table:table-cell table:number-columns-repeated="3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365.532440185547" calcext:value-type="float">
            <text:p>365.532440185547</text:p>
          </table:table-cell>
          <table:table-cell table:number-columns-repeated="3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366.998077392578" calcext:value-type="float">
            <text:p>366.998077392578</text:p>
          </table:table-cell>
          <table:table-cell table:number-columns-repeated="3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368.282440185547" calcext:value-type="float">
            <text:p>368.282440185547</text:p>
          </table:table-cell>
          <table:table-cell table:number-columns-repeated="3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365.670623779297" calcext:value-type="float">
            <text:p>365.670623779297</text:p>
          </table:table-cell>
          <table:table-cell table:number-columns-repeated="3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366.615203857422" calcext:value-type="float">
            <text:p>366.615203857422</text:p>
          </table:table-cell>
          <table:table-cell table:number-columns-repeated="3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368.881958007813" calcext:value-type="float">
            <text:p>368.881958007813</text:p>
          </table:table-cell>
          <table:table-cell table:number-columns-repeated="3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369.760833740234" calcext:value-type="float">
            <text:p>369.760833740234</text:p>
          </table:table-cell>
          <table:table-cell table:number-columns-repeated="3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361.078002929687" calcext:value-type="float">
            <text:p>361.078002929687</text:p>
          </table:table-cell>
          <table:table-cell table:number-columns-repeated="3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360.666748046875" calcext:value-type="float">
            <text:p>360.666748046875</text:p>
          </table:table-cell>
          <table:table-cell table:number-columns-repeated="3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362.942291259766" calcext:value-type="float">
            <text:p>362.942291259766</text:p>
          </table:table-cell>
          <table:table-cell table:number-columns-repeated="3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363.892059326172" calcext:value-type="float">
            <text:p>363.892059326172</text:p>
          </table:table-cell>
          <table:table-cell table:number-columns-repeated="3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364.981689453125" calcext:value-type="float">
            <text:p>364.981689453125</text:p>
          </table:table-cell>
          <table:table-cell table:number-columns-repeated="3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371.793182373047" calcext:value-type="float">
            <text:p>371.793182373047</text:p>
          </table:table-cell>
          <table:table-cell table:number-columns-repeated="3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374.442443847656" calcext:value-type="float">
            <text:p>374.442443847656</text:p>
          </table:table-cell>
          <table:table-cell table:number-columns-repeated="3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383.828918457031" calcext:value-type="float">
            <text:p>383.828918457031</text:p>
          </table:table-cell>
          <table:table-cell table:number-columns-repeated="3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383.404876708984" calcext:value-type="float">
            <text:p>383.404876708984</text:p>
          </table:table-cell>
          <table:table-cell table:number-columns-repeated="3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385.494903564453" calcext:value-type="float">
            <text:p>385.494903564453</text:p>
          </table:table-cell>
          <table:table-cell table:number-columns-repeated="3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394.675384521484" calcext:value-type="float">
            <text:p>394.675384521484</text:p>
          </table:table-cell>
          <table:table-cell table:number-columns-repeated="3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401.807434082031" calcext:value-type="float">
            <text:p>401.807434082031</text:p>
          </table:table-cell>
          <table:table-cell table:number-columns-repeated="3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399.0439453125" calcext:value-type="float">
            <text:p>399.0439453125</text:p>
          </table:table-cell>
          <table:table-cell table:number-columns-repeated="3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402.251647949219" calcext:value-type="float">
            <text:p>402.251647949219</text:p>
          </table:table-cell>
          <table:table-cell table:number-columns-repeated="3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404.565368652344" calcext:value-type="float">
            <text:p>404.565368652344</text:p>
          </table:table-cell>
          <table:table-cell table:number-columns-repeated="3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407.031188964844" calcext:value-type="float">
            <text:p>407.031188964844</text:p>
          </table:table-cell>
          <table:table-cell table:number-columns-repeated="3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407.431427001953" calcext:value-type="float">
            <text:p>407.431427001953</text:p>
          </table:table-cell>
          <table:table-cell table:number-columns-repeated="3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404.687713623047" calcext:value-type="float">
            <text:p>404.687713623047</text:p>
          </table:table-cell>
          <table:table-cell table:number-columns-repeated="3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405.148956298828" calcext:value-type="float">
            <text:p>405.148956298828</text:p>
          </table:table-cell>
          <table:table-cell table:number-columns-repeated="3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405.712982177734" calcext:value-type="float">
            <text:p>405.712982177734</text:p>
          </table:table-cell>
          <table:table-cell table:number-columns-repeated="3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406.969665527344" calcext:value-type="float">
            <text:p>406.969665527344</text:p>
          </table:table-cell>
          <table:table-cell table:number-columns-repeated="3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410.762329101563" calcext:value-type="float">
            <text:p>410.762329101563</text:p>
          </table:table-cell>
          <table:table-cell table:number-columns-repeated="3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04.585723876953" calcext:value-type="float">
            <text:p>404.585723876953</text:p>
          </table:table-cell>
          <table:table-cell table:number-columns-repeated="3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417.479400634766" calcext:value-type="float">
            <text:p>417.479400634766</text:p>
          </table:table-cell>
          <table:table-cell table:number-columns-repeated="3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420.849060058594" calcext:value-type="float">
            <text:p>420.849060058594</text:p>
          </table:table-cell>
          <table:table-cell table:number-columns-repeated="3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420.866180419922" calcext:value-type="float">
            <text:p>420.866180419922</text:p>
          </table:table-cell>
          <table:table-cell table:number-columns-repeated="3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421.956512451172" calcext:value-type="float">
            <text:p>421.956512451172</text:p>
          </table:table-cell>
          <table:table-cell table:number-columns-repeated="3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419.300750732422" calcext:value-type="float">
            <text:p>419.300750732422</text:p>
          </table:table-cell>
          <table:table-cell table:number-columns-repeated="3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426.531829833984" calcext:value-type="float">
            <text:p>426.531829833984</text:p>
          </table:table-cell>
          <table:table-cell table:number-columns-repeated="3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431.145843505859" calcext:value-type="float">
            <text:p>431.145843505859</text:p>
          </table:table-cell>
          <table:table-cell table:number-columns-repeated="3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31.672576904297" calcext:value-type="float">
            <text:p>431.672576904297</text:p>
          </table:table-cell>
          <table:table-cell table:number-columns-repeated="3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434.535217285156" calcext:value-type="float">
            <text:p>434.535217285156</text:p>
          </table:table-cell>
          <table:table-cell table:number-columns-repeated="3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434.981597900391" calcext:value-type="float">
            <text:p>434.981597900391</text:p>
          </table:table-cell>
          <table:table-cell table:number-columns-repeated="3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437.538391113281" calcext:value-type="float">
            <text:p>437.538391113281</text:p>
          </table:table-cell>
          <table:table-cell table:number-columns-repeated="3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438.513061523438" calcext:value-type="float">
            <text:p>438.513061523438</text:p>
          </table:table-cell>
          <table:table-cell table:number-columns-repeated="3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441.424011230469" calcext:value-type="float">
            <text:p>441.424011230469</text:p>
          </table:table-cell>
          <table:table-cell table:number-columns-repeated="3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441.108093261719" calcext:value-type="float">
            <text:p>441.108093261719</text:p>
          </table:table-cell>
          <table:table-cell table:number-columns-repeated="3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443.994567871094" calcext:value-type="float">
            <text:p>443.994567871094</text:p>
          </table:table-cell>
          <table:table-cell table:number-columns-repeated="3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439.156158447266" calcext:value-type="float">
            <text:p>439.156158447266</text:p>
          </table:table-cell>
          <table:table-cell table:number-columns-repeated="3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436.579132080078" calcext:value-type="float">
            <text:p>436.579132080078</text:p>
          </table:table-cell>
          <table:table-cell table:number-columns-repeated="3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436.490997314453" calcext:value-type="float">
            <text:p>436.490997314453</text:p>
          </table:table-cell>
          <table:table-cell table:number-columns-repeated="3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432.123504638672" calcext:value-type="float">
            <text:p>432.123504638672</text:p>
          </table:table-cell>
          <table:table-cell table:number-columns-repeated="3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429.679595947266" calcext:value-type="float">
            <text:p>429.679595947266</text:p>
          </table:table-cell>
          <table:table-cell table:number-columns-repeated="3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429.747619628906" calcext:value-type="float">
            <text:p>429.747619628906</text:p>
          </table:table-cell>
          <table:table-cell table:number-columns-repeated="3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426.490814208984" calcext:value-type="float">
            <text:p>426.490814208984</text:p>
          </table:table-cell>
          <table:table-cell table:number-columns-repeated="3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426.276214599609" calcext:value-type="float">
            <text:p>426.276214599609</text:p>
          </table:table-cell>
          <table:table-cell table:number-columns-repeated="3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424.618591308594" calcext:value-type="float">
            <text:p>424.618591308594</text:p>
          </table:table-cell>
          <table:table-cell table:number-columns-repeated="3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420.220733642578" calcext:value-type="float">
            <text:p>420.220733642578</text:p>
          </table:table-cell>
          <table:table-cell table:number-columns-repeated="3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413.783721923828" calcext:value-type="float">
            <text:p>413.783721923828</text:p>
          </table:table-cell>
          <table:table-cell table:number-columns-repeated="3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412.702575683594" calcext:value-type="float">
            <text:p>412.702575683594</text:p>
          </table:table-cell>
          <table:table-cell table:number-columns-repeated="3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414.603363037109" calcext:value-type="float">
            <text:p>414.603363037109</text:p>
          </table:table-cell>
          <table:table-cell table:number-columns-repeated="3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411.599884033203" calcext:value-type="float">
            <text:p>411.599884033203</text:p>
          </table:table-cell>
          <table:table-cell table:number-columns-repeated="3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418.204681396484" calcext:value-type="float">
            <text:p>418.204681396484</text:p>
          </table:table-cell>
          <table:table-cell table:number-columns-repeated="3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419.059539794922" calcext:value-type="float">
            <text:p>419.059539794922</text:p>
          </table:table-cell>
          <table:table-cell table:number-columns-repeated="3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418.871673583984" calcext:value-type="float">
            <text:p>418.871673583984</text:p>
          </table:table-cell>
          <table:table-cell table:number-columns-repeated="3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421.004943847656" calcext:value-type="float">
            <text:p>421.004943847656</text:p>
          </table:table-cell>
          <table:table-cell table:number-columns-repeated="3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418.789306640625" calcext:value-type="float">
            <text:p>418.789306640625</text:p>
          </table:table-cell>
          <table:table-cell table:number-columns-repeated="3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419.151916503906" calcext:value-type="float">
            <text:p>419.151916503906</text:p>
          </table:table-cell>
          <table:table-cell table:number-columns-repeated="3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414.263793945313" calcext:value-type="float">
            <text:p>414.263793945313</text:p>
          </table:table-cell>
          <table:table-cell table:number-columns-repeated="3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412.23095703125" calcext:value-type="float">
            <text:p>412.23095703125</text:p>
          </table:table-cell>
          <table:table-cell table:number-columns-repeated="3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408.303436279297" calcext:value-type="float">
            <text:p>408.303436279297</text:p>
          </table:table-cell>
          <table:table-cell table:number-columns-repeated="3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406.265075683594" calcext:value-type="float">
            <text:p>406.265075683594</text:p>
          </table:table-cell>
          <table:table-cell table:number-columns-repeated="3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404.687194824219" calcext:value-type="float">
            <text:p>404.687194824219</text:p>
          </table:table-cell>
          <table:table-cell table:number-columns-repeated="3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400.032287597656" calcext:value-type="float">
            <text:p>400.032287597656</text:p>
          </table:table-cell>
          <table:table-cell table:number-columns-repeated="3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398.415832519531" calcext:value-type="float">
            <text:p>398.415832519531</text:p>
          </table:table-cell>
          <table:table-cell table:number-columns-repeated="3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395.851501464844" calcext:value-type="float">
            <text:p>395.851501464844</text:p>
          </table:table-cell>
          <table:table-cell table:number-columns-repeated="3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396.783172607422" calcext:value-type="float">
            <text:p>396.783172607422</text:p>
          </table:table-cell>
          <table:table-cell table:number-columns-repeated="3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393.579376220703" calcext:value-type="float">
            <text:p>393.579376220703</text:p>
          </table:table-cell>
          <table:table-cell table:number-columns-repeated="3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392.721527099609" calcext:value-type="float">
            <text:p>392.721527099609</text:p>
          </table:table-cell>
          <table:table-cell table:number-columns-repeated="3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389.988098144531" calcext:value-type="float">
            <text:p>389.988098144531</text:p>
          </table:table-cell>
          <table:table-cell table:number-columns-repeated="3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389.573394775391" calcext:value-type="float">
            <text:p>389.573394775391</text:p>
          </table:table-cell>
          <table:table-cell table:number-columns-repeated="3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386.335723876953" calcext:value-type="float">
            <text:p>386.335723876953</text:p>
          </table:table-cell>
          <table:table-cell table:number-columns-repeated="3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384.493133544922" calcext:value-type="float">
            <text:p>384.493133544922</text:p>
          </table:table-cell>
          <table:table-cell table:number-columns-repeated="3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386.126739501953" calcext:value-type="float">
            <text:p>386.126739501953</text:p>
          </table:table-cell>
          <table:table-cell table:number-columns-repeated="3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381.074859619141" calcext:value-type="float">
            <text:p>381.074859619141</text:p>
          </table:table-cell>
          <table:table-cell table:number-columns-repeated="3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378.457824707031" calcext:value-type="float">
            <text:p>378.457824707031</text:p>
          </table:table-cell>
          <table:table-cell table:number-columns-repeated="3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377.799499511719" calcext:value-type="float">
            <text:p>377.799499511719</text:p>
          </table:table-cell>
          <table:table-cell table:number-columns-repeated="3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378.328796386719" calcext:value-type="float">
            <text:p>378.328796386719</text:p>
          </table:table-cell>
          <table:table-cell table:number-columns-repeated="3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379.401580810547" calcext:value-type="float">
            <text:p>379.401580810547</text:p>
          </table:table-cell>
          <table:table-cell table:number-columns-repeated="3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381.389984130859" calcext:value-type="float">
            <text:p>381.389984130859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76.848968505859" calcext:value-type="float">
            <text:p>376.848968505859</text:p>
          </table:table-cell>
          <table:table-cell table:number-columns-repeated="3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381.498626708984" calcext:value-type="float">
            <text:p>381.498626708984</text:p>
          </table:table-cell>
          <table:table-cell table:number-columns-repeated="3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378.166961669922" calcext:value-type="float">
            <text:p>378.166961669922</text:p>
          </table:table-cell>
          <table:table-cell table:number-columns-repeated="3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376.892578125" calcext:value-type="float">
            <text:p>376.892578125</text:p>
          </table:table-cell>
          <table:table-cell table:number-columns-repeated="3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376.607421875" calcext:value-type="float">
            <text:p>376.607421875</text:p>
          </table:table-cell>
          <table:table-cell table:number-columns-repeated="3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384.678619384766" calcext:value-type="float">
            <text:p>384.678619384766</text:p>
          </table:table-cell>
          <table:table-cell table:number-columns-repeated="3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387.821716308594" calcext:value-type="float">
            <text:p>387.821716308594</text:p>
          </table:table-cell>
          <table:table-cell table:number-columns-repeated="3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383.269134521484" calcext:value-type="float">
            <text:p>383.269134521484</text:p>
          </table:table-cell>
          <table:table-cell table:number-columns-repeated="3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379.414733886719" calcext:value-type="float">
            <text:p>379.414733886719</text:p>
          </table:table-cell>
          <table:table-cell table:number-columns-repeated="3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378.811981201172" calcext:value-type="float">
            <text:p>378.811981201172</text:p>
          </table:table-cell>
          <table:table-cell table:number-columns-repeated="3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376.603729248047" calcext:value-type="float">
            <text:p>376.603729248047</text:p>
          </table:table-cell>
          <table:table-cell table:number-columns-repeated="3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375.253387451172" calcext:value-type="float">
            <text:p>375.253387451172</text:p>
          </table:table-cell>
          <table:table-cell table:number-columns-repeated="3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372.229705810547" calcext:value-type="float">
            <text:p>372.229705810547</text:p>
          </table:table-cell>
          <table:table-cell table:number-columns-repeated="3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374.111053466797" calcext:value-type="float">
            <text:p>374.111053466797</text:p>
          </table:table-cell>
          <table:table-cell table:number-columns-repeated="3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372.748413085937" calcext:value-type="float">
            <text:p>372.748413085937</text:p>
          </table:table-cell>
          <table:table-cell table:number-columns-repeated="3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372.550811767578" calcext:value-type="float">
            <text:p>372.550811767578</text:p>
          </table:table-cell>
          <table:table-cell table:number-columns-repeated="3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375.697692871094" calcext:value-type="float">
            <text:p>375.697692871094</text:p>
          </table:table-cell>
          <table:table-cell table:number-columns-repeated="3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375.449279785156" calcext:value-type="float">
            <text:p>375.449279785156</text:p>
          </table:table-cell>
          <table:table-cell table:number-columns-repeated="3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377.417572021484" calcext:value-type="float">
            <text:p>377.417572021484</text:p>
          </table:table-cell>
          <table:table-cell table:number-columns-repeated="3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377.428558349609" calcext:value-type="float">
            <text:p>377.428558349609</text:p>
          </table:table-cell>
          <table:table-cell table:number-columns-repeated="3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379.317504882812" calcext:value-type="float">
            <text:p>379.317504882812</text:p>
          </table:table-cell>
          <table:table-cell table:number-columns-repeated="3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379.016296386719" calcext:value-type="float">
            <text:p>379.016296386719</text:p>
          </table:table-cell>
          <table:table-cell table:number-columns-repeated="3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376.786376953125" calcext:value-type="float">
            <text:p>376.786376953125</text:p>
          </table:table-cell>
          <table:table-cell table:number-columns-repeated="3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375.7412109375" calcext:value-type="float">
            <text:p>375.7412109375</text:p>
          </table:table-cell>
          <table:table-cell table:number-columns-repeated="3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377.279663085937" calcext:value-type="float">
            <text:p>377.279663085937</text:p>
          </table:table-cell>
          <table:table-cell table:number-columns-repeated="3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374.884857177734" calcext:value-type="float">
            <text:p>374.884857177734</text:p>
          </table:table-cell>
          <table:table-cell table:number-columns-repeated="3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382.856262207031" calcext:value-type="float">
            <text:p>382.856262207031</text:p>
          </table:table-cell>
          <table:table-cell table:number-columns-repeated="3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375.393829345703" calcext:value-type="float">
            <text:p>375.393829345703</text:p>
          </table:table-cell>
          <table:table-cell table:number-columns-repeated="3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377.442138671875" calcext:value-type="float">
            <text:p>377.442138671875</text:p>
          </table:table-cell>
          <table:table-cell table:number-columns-repeated="3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376.887298583984" calcext:value-type="float">
            <text:p>376.887298583984</text:p>
          </table:table-cell>
          <table:table-cell table:number-columns-repeated="3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375.534423828125" calcext:value-type="float">
            <text:p>375.534423828125</text:p>
          </table:table-cell>
          <table:table-cell table:number-columns-repeated="3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368.373992919922" calcext:value-type="float">
            <text:p>368.373992919922</text:p>
          </table:table-cell>
          <table:table-cell table:number-columns-repeated="3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367.898712158203" calcext:value-type="float">
            <text:p>367.898712158203</text:p>
          </table:table-cell>
          <table:table-cell table:number-columns-repeated="3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367.141754150391" calcext:value-type="float">
            <text:p>367.141754150391</text:p>
          </table:table-cell>
          <table:table-cell table:number-columns-repeated="3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367.789489746094" calcext:value-type="float">
            <text:p>367.789489746094</text:p>
          </table:table-cell>
          <table:table-cell table:number-columns-repeated="3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367.546203613281" calcext:value-type="float">
            <text:p>367.546203613281</text:p>
          </table:table-cell>
          <table:table-cell table:number-columns-repeated="3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366.756866455078" calcext:value-type="float">
            <text:p>366.756866455078</text:p>
          </table:table-cell>
          <table:table-cell table:number-columns-repeated="3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367.334777832031" calcext:value-type="float">
            <text:p>367.334777832031</text:p>
          </table:table-cell>
          <table:table-cell table:number-columns-repeated="3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374.733581542969" calcext:value-type="float">
            <text:p>374.733581542969</text:p>
          </table:table-cell>
          <table:table-cell table:number-columns-repeated="3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371.757720947266" calcext:value-type="float">
            <text:p>371.757720947266</text:p>
          </table:table-cell>
          <table:table-cell table:number-columns-repeated="3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370.855590820313" calcext:value-type="float">
            <text:p>370.855590820313</text:p>
          </table:table-cell>
          <table:table-cell table:number-columns-repeated="3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368.332946777344" calcext:value-type="float">
            <text:p>368.332946777344</text:p>
          </table:table-cell>
          <table:table-cell table:number-columns-repeated="3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370.081451416016" calcext:value-type="float">
            <text:p>370.081451416016</text:p>
          </table:table-cell>
          <table:table-cell table:number-columns-repeated="3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351.833465576172" calcext:value-type="float">
            <text:p>351.833465576172</text:p>
          </table:table-cell>
          <table:table-cell table:number-columns-repeated="3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347.087005615234" calcext:value-type="float">
            <text:p>347.087005615234</text:p>
          </table:table-cell>
          <table:table-cell table:number-columns-repeated="3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347.557830810547" calcext:value-type="float">
            <text:p>347.557830810547</text:p>
          </table:table-cell>
          <table:table-cell table:number-columns-repeated="3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346.307647705078" calcext:value-type="float">
            <text:p>346.307647705078</text:p>
          </table:table-cell>
          <table:table-cell table:number-columns-repeated="3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348.931549072266" calcext:value-type="float">
            <text:p>348.931549072266</text:p>
          </table:table-cell>
          <table:table-cell table:number-columns-repeated="3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345.545684814453" calcext:value-type="float">
            <text:p>345.545684814453</text:p>
          </table:table-cell>
          <table:table-cell table:number-columns-repeated="3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340.652069091797" calcext:value-type="float">
            <text:p>340.652069091797</text:p>
          </table:table-cell>
          <table:table-cell table:number-columns-repeated="3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341.960723876953" calcext:value-type="float">
            <text:p>341.960723876953</text:p>
          </table:table-cell>
          <table:table-cell table:number-columns-repeated="3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337.942565917969" calcext:value-type="float">
            <text:p>337.942565917969</text:p>
          </table:table-cell>
          <table:table-cell table:number-columns-repeated="3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334.863464355469" calcext:value-type="float">
            <text:p>334.863464355469</text:p>
          </table:table-cell>
          <table:table-cell table:number-columns-repeated="3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334.275115966797" calcext:value-type="float">
            <text:p>334.275115966797</text:p>
          </table:table-cell>
          <table:table-cell table:number-columns-repeated="3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334.198913574219" calcext:value-type="float">
            <text:p>334.198913574219</text:p>
          </table:table-cell>
          <table:table-cell table:number-columns-repeated="3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337.039428710937" calcext:value-type="float">
            <text:p>337.039428710937</text:p>
          </table:table-cell>
          <table:table-cell table:number-columns-repeated="3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337.837768554687" calcext:value-type="float">
            <text:p>337.837768554687</text:p>
          </table:table-cell>
          <table:table-cell table:number-columns-repeated="3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335.461761474609" calcext:value-type="float">
            <text:p>335.461761474609</text:p>
          </table:table-cell>
          <table:table-cell table:number-columns-repeated="3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335.776824951172" calcext:value-type="float">
            <text:p>335.776824951172</text:p>
          </table:table-cell>
          <table:table-cell table:number-columns-repeated="3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341.924926757813" calcext:value-type="float">
            <text:p>341.924926757813</text:p>
          </table:table-cell>
          <table:table-cell table:number-columns-repeated="3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339.955688476562" calcext:value-type="float">
            <text:p>339.955688476562</text:p>
          </table:table-cell>
          <table:table-cell table:number-columns-repeated="3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336.750701904297" calcext:value-type="float">
            <text:p>336.750701904297</text:p>
          </table:table-cell>
          <table:table-cell table:number-columns-repeated="3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335.470703125" calcext:value-type="float">
            <text:p>335.470703125</text:p>
          </table:table-cell>
          <table:table-cell table:number-columns-repeated="3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334.038146972656" calcext:value-type="float">
            <text:p>334.038146972656</text:p>
          </table:table-cell>
          <table:table-cell table:number-columns-repeated="3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335.443756103516" calcext:value-type="float">
            <text:p>335.443756103516</text:p>
          </table:table-cell>
          <table:table-cell table:number-columns-repeated="3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339.056762695312" calcext:value-type="float">
            <text:p>339.056762695312</text:p>
          </table:table-cell>
          <table:table-cell table:number-columns-repeated="3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339.217987060547" calcext:value-type="float">
            <text:p>339.217987060547</text:p>
          </table:table-cell>
          <table:table-cell table:number-columns-repeated="3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339.126403808594" calcext:value-type="float">
            <text:p>339.126403808594</text:p>
          </table:table-cell>
          <table:table-cell table:number-columns-repeated="3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340.890838623047" calcext:value-type="float">
            <text:p>340.890838623047</text:p>
          </table:table-cell>
          <table:table-cell table:number-columns-repeated="3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339.800598144531" calcext:value-type="float">
            <text:p>339.800598144531</text:p>
          </table:table-cell>
          <table:table-cell table:number-columns-repeated="3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335.669464111328" calcext:value-type="float">
            <text:p>335.669464111328</text:p>
          </table:table-cell>
          <table:table-cell table:number-columns-repeated="3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335.565673828125" calcext:value-type="float">
            <text:p>335.565673828125</text:p>
          </table:table-cell>
          <table:table-cell table:number-columns-repeated="3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333.540832519531" calcext:value-type="float">
            <text:p>333.540832519531</text:p>
          </table:table-cell>
          <table:table-cell table:number-columns-repeated="3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343.491973876953" calcext:value-type="float">
            <text:p>343.491973876953</text:p>
          </table:table-cell>
          <table:table-cell table:number-columns-repeated="3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344.676879882812" calcext:value-type="float">
            <text:p>344.676879882812</text:p>
          </table:table-cell>
          <table:table-cell table:number-columns-repeated="3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343.637451171875" calcext:value-type="float">
            <text:p>343.637451171875</text:p>
          </table:table-cell>
          <table:table-cell table:number-columns-repeated="3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346.951049804687" calcext:value-type="float">
            <text:p>346.951049804687</text:p>
          </table:table-cell>
          <table:table-cell table:number-columns-repeated="3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354.167175292969" calcext:value-type="float">
            <text:p>354.167175292969</text:p>
          </table:table-cell>
          <table:table-cell table:number-columns-repeated="3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354.274353027344" calcext:value-type="float">
            <text:p>354.274353027344</text:p>
          </table:table-cell>
          <table:table-cell table:number-columns-repeated="3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357.075988769531" calcext:value-type="float">
            <text:p>357.075988769531</text:p>
          </table:table-cell>
          <table:table-cell table:number-columns-repeated="3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360.110321044922" calcext:value-type="float">
            <text:p>360.110321044922</text:p>
          </table:table-cell>
          <table:table-cell table:number-columns-repeated="3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364.074737548828" calcext:value-type="float">
            <text:p>364.074737548828</text:p>
          </table:table-cell>
          <table:table-cell table:number-columns-repeated="3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363.959136962891" calcext:value-type="float">
            <text:p>363.959136962891</text:p>
          </table:table-cell>
          <table:table-cell table:number-columns-repeated="3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366.079010009766" calcext:value-type="float">
            <text:p>366.079010009766</text:p>
          </table:table-cell>
          <table:table-cell table:number-columns-repeated="3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365.276977539063" calcext:value-type="float">
            <text:p>365.276977539063</text:p>
          </table:table-cell>
          <table:table-cell table:number-columns-repeated="3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362.288787841797" calcext:value-type="float">
            <text:p>362.288787841797</text:p>
          </table:table-cell>
          <table:table-cell table:number-columns-repeated="3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363.129272460937" calcext:value-type="float">
            <text:p>363.129272460937</text:p>
          </table:table-cell>
          <table:table-cell table:number-columns-repeated="3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363.660278320312" calcext:value-type="float">
            <text:p>363.660278320312</text:p>
          </table:table-cell>
          <table:table-cell table:number-columns-repeated="3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363.728363037109" calcext:value-type="float">
            <text:p>363.728363037109</text:p>
          </table:table-cell>
          <table:table-cell table:number-columns-repeated="3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365.592224121094" calcext:value-type="float">
            <text:p>365.592224121094</text:p>
          </table:table-cell>
          <table:table-cell table:number-columns-repeated="3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372.370483398437" calcext:value-type="float">
            <text:p>372.370483398437</text:p>
          </table:table-cell>
          <table:table-cell table:number-columns-repeated="3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373.264404296875" calcext:value-type="float">
            <text:p>373.264404296875</text:p>
          </table:table-cell>
          <table:table-cell table:number-columns-repeated="3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376.181091308594" calcext:value-type="float">
            <text:p>376.181091308594</text:p>
          </table:table-cell>
          <table:table-cell table:number-columns-repeated="3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377.079803466797" calcext:value-type="float">
            <text:p>377.079803466797</text:p>
          </table:table-cell>
          <table:table-cell table:number-columns-repeated="3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381.026641845703" calcext:value-type="float">
            <text:p>381.026641845703</text:p>
          </table:table-cell>
          <table:table-cell table:number-columns-repeated="3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380.044952392578" calcext:value-type="float">
            <text:p>380.044952392578</text:p>
          </table:table-cell>
          <table:table-cell table:number-columns-repeated="3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378.954833984375" calcext:value-type="float">
            <text:p>378.954833984375</text:p>
          </table:table-cell>
          <table:table-cell table:number-columns-repeated="3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381.058685302734" calcext:value-type="float">
            <text:p>381.058685302734</text:p>
          </table:table-cell>
          <table:table-cell table:number-columns-repeated="3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385.109558105469" calcext:value-type="float">
            <text:p>385.109558105469</text:p>
          </table:table-cell>
          <table:table-cell table:number-columns-repeated="3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383.489166259766" calcext:value-type="float">
            <text:p>383.489166259766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84.024597167969" calcext:value-type="float">
            <text:p>384.024597167969</text:p>
          </table:table-cell>
          <table:table-cell table:number-columns-repeated="3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383.208953857422" calcext:value-type="float">
            <text:p>383.208953857422</text:p>
          </table:table-cell>
          <table:table-cell table:number-columns-repeated="3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386.742919921875" calcext:value-type="float">
            <text:p>386.742919921875</text:p>
          </table:table-cell>
          <table:table-cell table:number-columns-repeated="3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388.004119873047" calcext:value-type="float">
            <text:p>388.004119873047</text:p>
          </table:table-cell>
          <table:table-cell table:number-columns-repeated="3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387.906372070312" calcext:value-type="float">
            <text:p>387.906372070312</text:p>
          </table:table-cell>
          <table:table-cell table:number-columns-repeated="3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378.738586425781" calcext:value-type="float">
            <text:p>378.738586425781</text:p>
          </table:table-cell>
          <table:table-cell table:number-columns-repeated="3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379.599792480469" calcext:value-type="float">
            <text:p>379.599792480469</text:p>
          </table:table-cell>
          <table:table-cell table:number-columns-repeated="3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385.748779296875" calcext:value-type="float">
            <text:p>385.748779296875</text:p>
          </table:table-cell>
          <table:table-cell table:number-columns-repeated="3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389.462066650391" calcext:value-type="float">
            <text:p>389.462066650391</text:p>
          </table:table-cell>
          <table:table-cell table:number-columns-repeated="3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390.241241455078" calcext:value-type="float">
            <text:p>390.241241455078</text:p>
          </table:table-cell>
          <table:table-cell table:number-columns-repeated="3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392.601745605469" calcext:value-type="float">
            <text:p>392.601745605469</text:p>
          </table:table-cell>
          <table:table-cell table:number-columns-repeated="3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394.349517822266" calcext:value-type="float">
            <text:p>394.349517822266</text:p>
          </table:table-cell>
          <table:table-cell table:number-columns-repeated="3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396.305847167969" calcext:value-type="float">
            <text:p>396.305847167969</text:p>
          </table:table-cell>
          <table:table-cell table:number-columns-repeated="3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398.795471191406" calcext:value-type="float">
            <text:p>398.795471191406</text:p>
          </table:table-cell>
          <table:table-cell table:number-columns-repeated="3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401.7353515625" calcext:value-type="float">
            <text:p>401.7353515625</text:p>
          </table:table-cell>
          <table:table-cell table:number-columns-repeated="3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399.785430908203" calcext:value-type="float">
            <text:p>399.785430908203</text:p>
          </table:table-cell>
          <table:table-cell table:number-columns-repeated="3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397.015380859375" calcext:value-type="float">
            <text:p>397.015380859375</text:p>
          </table:table-cell>
          <table:table-cell table:number-columns-repeated="3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398.752746582031" calcext:value-type="float">
            <text:p>398.752746582031</text:p>
          </table:table-cell>
          <table:table-cell table:number-columns-repeated="3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393.641326904297" calcext:value-type="float">
            <text:p>393.641326904297</text:p>
          </table:table-cell>
          <table:table-cell table:number-columns-repeated="3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393.330718994141" calcext:value-type="float">
            <text:p>393.330718994141</text:p>
          </table:table-cell>
          <table:table-cell table:number-columns-repeated="3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393.638092041016" calcext:value-type="float">
            <text:p>393.638092041016</text:p>
          </table:table-cell>
          <table:table-cell table:number-columns-repeated="3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404.785278320313" calcext:value-type="float">
            <text:p>404.785278320313</text:p>
          </table:table-cell>
          <table:table-cell table:number-columns-repeated="3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407.521911621094" calcext:value-type="float">
            <text:p>407.521911621094</text:p>
          </table:table-cell>
          <table:table-cell table:number-columns-repeated="3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407.012542724609" calcext:value-type="float">
            <text:p>407.012542724609</text:p>
          </table:table-cell>
          <table:table-cell table:number-columns-repeated="3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403.125396728516" calcext:value-type="float">
            <text:p>403.125396728516</text:p>
          </table:table-cell>
          <table:table-cell table:number-columns-repeated="3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403.704254150391" calcext:value-type="float">
            <text:p>403.704254150391</text:p>
          </table:table-cell>
          <table:table-cell table:number-columns-repeated="3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397.392059326172" calcext:value-type="float">
            <text:p>397.392059326172</text:p>
          </table:table-cell>
          <table:table-cell table:number-columns-repeated="3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397.902008056641" calcext:value-type="float">
            <text:p>397.902008056641</text:p>
          </table:table-cell>
          <table:table-cell table:number-columns-repeated="3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396.087615966797" calcext:value-type="float">
            <text:p>396.087615966797</text:p>
          </table:table-cell>
          <table:table-cell table:number-columns-repeated="3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396.265106201172" calcext:value-type="float">
            <text:p>396.265106201172</text:p>
          </table:table-cell>
          <table:table-cell table:number-columns-repeated="3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395.233306884766" calcext:value-type="float">
            <text:p>395.233306884766</text:p>
          </table:table-cell>
          <table:table-cell table:number-columns-repeated="3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394.957489013672" calcext:value-type="float">
            <text:p>394.957489013672</text:p>
          </table:table-cell>
          <table:table-cell table:number-columns-repeated="3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397.675720214844" calcext:value-type="float">
            <text:p>397.675720214844</text:p>
          </table:table-cell>
          <table:table-cell table:number-columns-repeated="3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394.934783935547" calcext:value-type="float">
            <text:p>394.934783935547</text:p>
          </table:table-cell>
          <table:table-cell table:number-columns-repeated="3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389.642822265625" calcext:value-type="float">
            <text:p>389.642822265625</text:p>
          </table:table-cell>
          <table:table-cell table:number-columns-repeated="3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386.687591552734" calcext:value-type="float">
            <text:p>386.687591552734</text:p>
          </table:table-cell>
          <table:table-cell table:number-columns-repeated="3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387.081939697266" calcext:value-type="float">
            <text:p>387.081939697266</text:p>
          </table:table-cell>
          <table:table-cell table:number-columns-repeated="3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388.458557128906" calcext:value-type="float">
            <text:p>388.458557128906</text:p>
          </table:table-cell>
          <table:table-cell table:number-columns-repeated="3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379.532653808594" calcext:value-type="float">
            <text:p>379.532653808594</text:p>
          </table:table-cell>
          <table:table-cell table:number-columns-repeated="3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382.211303710937" calcext:value-type="float">
            <text:p>382.211303710937</text:p>
          </table:table-cell>
          <table:table-cell table:number-columns-repeated="3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388.228393554687" calcext:value-type="float">
            <text:p>388.228393554687</text:p>
          </table:table-cell>
          <table:table-cell table:number-columns-repeated="3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383.62548828125" calcext:value-type="float">
            <text:p>383.62548828125</text:p>
          </table:table-cell>
          <table:table-cell table:number-columns-repeated="3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393.024536132812" calcext:value-type="float">
            <text:p>393.024536132812</text:p>
          </table:table-cell>
          <table:table-cell table:number-columns-repeated="3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398.937408447266" calcext:value-type="float">
            <text:p>398.937408447266</text:p>
          </table:table-cell>
          <table:table-cell table:number-columns-repeated="3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404.02392578125" calcext:value-type="float">
            <text:p>404.02392578125</text:p>
          </table:table-cell>
          <table:table-cell table:number-columns-repeated="3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405.105316162109" calcext:value-type="float">
            <text:p>405.105316162109</text:p>
          </table:table-cell>
          <table:table-cell table:number-columns-repeated="3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404.811065673828" calcext:value-type="float">
            <text:p>404.811065673828</text:p>
          </table:table-cell>
          <table:table-cell table:number-columns-repeated="3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405.351654052734" calcext:value-type="float">
            <text:p>405.351654052734</text:p>
          </table:table-cell>
          <table:table-cell table:number-columns-repeated="3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402.615478515625" calcext:value-type="float">
            <text:p>402.615478515625</text:p>
          </table:table-cell>
          <table:table-cell table:number-columns-repeated="3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404.895568847656" calcext:value-type="float">
            <text:p>404.895568847656</text:p>
          </table:table-cell>
          <table:table-cell table:number-columns-repeated="3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409.010437011719" calcext:value-type="float">
            <text:p>409.010437011719</text:p>
          </table:table-cell>
          <table:table-cell table:number-columns-repeated="3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413.459777832031" calcext:value-type="float">
            <text:p>413.459777832031</text:p>
          </table:table-cell>
          <table:table-cell table:number-columns-repeated="3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420.233459472656" calcext:value-type="float">
            <text:p>420.233459472656</text:p>
          </table:table-cell>
          <table:table-cell table:number-columns-repeated="3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426.675750732422" calcext:value-type="float">
            <text:p>426.675750732422</text:p>
          </table:table-cell>
          <table:table-cell table:number-columns-repeated="3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424.215850830078" calcext:value-type="float">
            <text:p>424.215850830078</text:p>
          </table:table-cell>
          <table:table-cell table:number-columns-repeated="3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418.531982421875" calcext:value-type="float">
            <text:p>418.531982421875</text:p>
          </table:table-cell>
          <table:table-cell table:number-columns-repeated="3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420.591247558594" calcext:value-type="float">
            <text:p>420.591247558594</text:p>
          </table:table-cell>
          <table:table-cell table:number-columns-repeated="3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419.862335205078" calcext:value-type="float">
            <text:p>419.862335205078</text:p>
          </table:table-cell>
          <table:table-cell table:number-columns-repeated="3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426.169494628906" calcext:value-type="float">
            <text:p>426.169494628906</text:p>
          </table:table-cell>
          <table:table-cell table:number-columns-repeated="3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416.829986572266" calcext:value-type="float">
            <text:p>416.829986572266</text:p>
          </table:table-cell>
          <table:table-cell table:number-columns-repeated="3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417.893463134766" calcext:value-type="float">
            <text:p>417.893463134766</text:p>
          </table:table-cell>
          <table:table-cell table:number-columns-repeated="3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422.198944091797" calcext:value-type="float">
            <text:p>422.198944091797</text:p>
          </table:table-cell>
          <table:table-cell table:number-columns-repeated="3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428.623138427734" calcext:value-type="float">
            <text:p>428.623138427734</text:p>
          </table:table-cell>
          <table:table-cell table:number-columns-repeated="3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429.032257080078" calcext:value-type="float">
            <text:p>429.032257080078</text:p>
          </table:table-cell>
          <table:table-cell table:number-columns-repeated="3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424.753021240234" calcext:value-type="float">
            <text:p>424.753021240234</text:p>
          </table:table-cell>
          <table:table-cell table:number-columns-repeated="3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424.106903076172" calcext:value-type="float">
            <text:p>424.106903076172</text:p>
          </table:table-cell>
          <table:table-cell table:number-columns-repeated="3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424.633575439453" calcext:value-type="float">
            <text:p>424.633575439453</text:p>
          </table:table-cell>
          <table:table-cell table:number-columns-repeated="3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425.13818359375" calcext:value-type="float">
            <text:p>425.13818359375</text:p>
          </table:table-cell>
          <table:table-cell table:number-columns-repeated="3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425.824676513672" calcext:value-type="float">
            <text:p>425.824676513672</text:p>
          </table:table-cell>
          <table:table-cell table:number-columns-repeated="3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438.085083007813" calcext:value-type="float">
            <text:p>438.085083007813</text:p>
          </table:table-cell>
          <table:table-cell table:number-columns-repeated="3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440.945587158203" calcext:value-type="float">
            <text:p>440.945587158203</text:p>
          </table:table-cell>
          <table:table-cell table:number-columns-repeated="3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440.779724121094" calcext:value-type="float">
            <text:p>440.779724121094</text:p>
          </table:table-cell>
          <table:table-cell table:number-columns-repeated="3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439.567962646484" calcext:value-type="float">
            <text:p>439.567962646484</text:p>
          </table:table-cell>
          <table:table-cell table:number-columns-repeated="3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433.745025634766" calcext:value-type="float">
            <text:p>433.745025634766</text:p>
          </table:table-cell>
          <table:table-cell table:number-columns-repeated="3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435.486053466797" calcext:value-type="float">
            <text:p>435.486053466797</text:p>
          </table:table-cell>
          <table:table-cell table:number-columns-repeated="3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437.649505615234" calcext:value-type="float">
            <text:p>437.649505615234</text:p>
          </table:table-cell>
          <table:table-cell table:number-columns-repeated="3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430.449188232422" calcext:value-type="float">
            <text:p>430.449188232422</text:p>
          </table:table-cell>
          <table:table-cell table:number-columns-repeated="3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425.217071533203" calcext:value-type="float">
            <text:p>425.217071533203</text:p>
          </table:table-cell>
          <table:table-cell table:number-columns-repeated="3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424.145874023438" calcext:value-type="float">
            <text:p>424.145874023438</text:p>
          </table:table-cell>
          <table:table-cell table:number-columns-repeated="3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423.188720703125" calcext:value-type="float">
            <text:p>423.188720703125</text:p>
          </table:table-cell>
          <table:table-cell table:number-columns-repeated="3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420.161102294922" calcext:value-type="float">
            <text:p>420.161102294922</text:p>
          </table:table-cell>
          <table:table-cell table:number-columns-repeated="3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417.568359375" calcext:value-type="float">
            <text:p>417.568359375</text:p>
          </table:table-cell>
          <table:table-cell table:number-columns-repeated="3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418.95654296875" calcext:value-type="float">
            <text:p>418.95654296875</text:p>
          </table:table-cell>
          <table:table-cell table:number-columns-repeated="3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417.980163574219" calcext:value-type="float">
            <text:p>417.980163574219</text:p>
          </table:table-cell>
          <table:table-cell table:number-columns-repeated="3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417.817657470703" calcext:value-type="float">
            <text:p>417.817657470703</text:p>
          </table:table-cell>
          <table:table-cell table:number-columns-repeated="3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420.685913085937" calcext:value-type="float">
            <text:p>420.685913085937</text:p>
          </table:table-cell>
          <table:table-cell table:number-columns-repeated="3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420.735778808594" calcext:value-type="float">
            <text:p>420.735778808594</text:p>
          </table:table-cell>
          <table:table-cell table:number-columns-repeated="3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421.407409667969" calcext:value-type="float">
            <text:p>421.407409667969</text:p>
          </table:table-cell>
          <table:table-cell table:number-columns-repeated="3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421.236114501953" calcext:value-type="float">
            <text:p>421.236114501953</text:p>
          </table:table-cell>
          <table:table-cell table:number-columns-repeated="3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422.202392578125" calcext:value-type="float">
            <text:p>422.202392578125</text:p>
          </table:table-cell>
          <table:table-cell table:number-columns-repeated="3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415.341491699219" calcext:value-type="float">
            <text:p>415.341491699219</text:p>
          </table:table-cell>
          <table:table-cell table:number-columns-repeated="3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419.601531982422" calcext:value-type="float">
            <text:p>419.601531982422</text:p>
          </table:table-cell>
          <table:table-cell table:number-columns-repeated="3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419.191802978516" calcext:value-type="float">
            <text:p>419.191802978516</text:p>
          </table:table-cell>
          <table:table-cell table:number-columns-repeated="3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417.226348876953" calcext:value-type="float">
            <text:p>417.226348876953</text:p>
          </table:table-cell>
          <table:table-cell table:number-columns-repeated="3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422.62255859375" calcext:value-type="float">
            <text:p>422.62255859375</text:p>
          </table:table-cell>
          <table:table-cell table:number-columns-repeated="3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423.215270996094" calcext:value-type="float">
            <text:p>423.215270996094</text:p>
          </table:table-cell>
          <table:table-cell table:number-columns-repeated="3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421.152038574219" calcext:value-type="float">
            <text:p>421.152038574219</text:p>
          </table:table-cell>
          <table:table-cell table:number-columns-repeated="3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417.381103515625" calcext:value-type="float">
            <text:p>417.381103515625</text:p>
          </table:table-cell>
          <table:table-cell table:number-columns-repeated="3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412.236358642578" calcext:value-type="float">
            <text:p>412.236358642578</text:p>
          </table:table-cell>
          <table:table-cell table:number-columns-repeated="3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428.816284179688" calcext:value-type="float">
            <text:p>428.816284179688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27.545684814453" calcext:value-type="float">
            <text:p>427.545684814453</text:p>
          </table:table-cell>
          <table:table-cell table:number-columns-repeated="3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424.762084960938" calcext:value-type="float">
            <text:p>424.762084960938</text:p>
          </table:table-cell>
          <table:table-cell table:number-columns-repeated="3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423.564666748047" calcext:value-type="float">
            <text:p>423.564666748047</text:p>
          </table:table-cell>
          <table:table-cell table:number-columns-repeated="3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423.34814453125" calcext:value-type="float">
            <text:p>423.34814453125</text:p>
          </table:table-cell>
          <table:table-cell table:number-columns-repeated="3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422.764251708984" calcext:value-type="float">
            <text:p>422.764251708984</text:p>
          </table:table-cell>
          <table:table-cell table:number-columns-repeated="3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424.537902832031" calcext:value-type="float">
            <text:p>424.537902832031</text:p>
          </table:table-cell>
          <table:table-cell table:number-columns-repeated="3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422.761657714844" calcext:value-type="float">
            <text:p>422.761657714844</text:p>
          </table:table-cell>
          <table:table-cell table:number-columns-repeated="3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416.417327880859" calcext:value-type="float">
            <text:p>416.417327880859</text:p>
          </table:table-cell>
          <table:table-cell table:number-columns-repeated="3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413.099639892578" calcext:value-type="float">
            <text:p>413.099639892578</text:p>
          </table:table-cell>
          <table:table-cell table:number-columns-repeated="3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411.552978515625" calcext:value-type="float">
            <text:p>411.552978515625</text:p>
          </table:table-cell>
          <table:table-cell table:number-columns-repeated="3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414.54638671875" calcext:value-type="float">
            <text:p>414.54638671875</text:p>
          </table:table-cell>
          <table:table-cell table:number-columns-repeated="3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418.725280761719" calcext:value-type="float">
            <text:p>418.725280761719</text:p>
          </table:table-cell>
          <table:table-cell table:number-columns-repeated="3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419.019165039063" calcext:value-type="float">
            <text:p>419.019165039063</text:p>
          </table:table-cell>
          <table:table-cell table:number-columns-repeated="3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414.247344970703" calcext:value-type="float">
            <text:p>414.247344970703</text:p>
          </table:table-cell>
          <table:table-cell table:number-columns-repeated="3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419.673522949219" calcext:value-type="float">
            <text:p>419.673522949219</text:p>
          </table:table-cell>
          <table:table-cell table:number-columns-repeated="3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421.263031005859" calcext:value-type="float">
            <text:p>421.263031005859</text:p>
          </table:table-cell>
          <table:table-cell table:number-columns-repeated="3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420.393585205078" calcext:value-type="float">
            <text:p>420.393585205078</text:p>
          </table:table-cell>
          <table:table-cell table:number-columns-repeated="3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430.260925292969" calcext:value-type="float">
            <text:p>430.260925292969</text:p>
          </table:table-cell>
          <table:table-cell table:number-columns-repeated="3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430.783569335938" calcext:value-type="float">
            <text:p>430.783569335938</text:p>
          </table:table-cell>
          <table:table-cell table:number-columns-repeated="3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433.277984619141" calcext:value-type="float">
            <text:p>433.277984619141</text:p>
          </table:table-cell>
          <table:table-cell table:number-columns-repeated="3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435.928070068359" calcext:value-type="float">
            <text:p>435.928070068359</text:p>
          </table:table-cell>
          <table:table-cell table:number-columns-repeated="3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425.469055175781" calcext:value-type="float">
            <text:p>425.469055175781</text:p>
          </table:table-cell>
          <table:table-cell table:number-columns-repeated="3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424.670440673828" calcext:value-type="float">
            <text:p>424.670440673828</text:p>
          </table:table-cell>
          <table:table-cell table:number-columns-repeated="3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429.157684326172" calcext:value-type="float">
            <text:p>429.157684326172</text:p>
          </table:table-cell>
          <table:table-cell table:number-columns-repeated="3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430.343811035156" calcext:value-type="float">
            <text:p>430.343811035156</text:p>
          </table:table-cell>
          <table:table-cell table:number-columns-repeated="3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427.55908203125" calcext:value-type="float">
            <text:p>427.55908203125</text:p>
          </table:table-cell>
          <table:table-cell table:number-columns-repeated="3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423.235198974609" calcext:value-type="float">
            <text:p>423.235198974609</text:p>
          </table:table-cell>
          <table:table-cell table:number-columns-repeated="3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431.516387939453" calcext:value-type="float">
            <text:p>431.516387939453</text:p>
          </table:table-cell>
          <table:table-cell table:number-columns-repeated="3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430.525573730469" calcext:value-type="float">
            <text:p>430.525573730469</text:p>
          </table:table-cell>
          <table:table-cell table:number-columns-repeated="3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433.679412841797" calcext:value-type="float">
            <text:p>433.679412841797</text:p>
          </table:table-cell>
          <table:table-cell table:number-columns-repeated="3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426.191436767578" calcext:value-type="float">
            <text:p>426.191436767578</text:p>
          </table:table-cell>
          <table:table-cell table:number-columns-repeated="3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428.695526123047" calcext:value-type="float">
            <text:p>428.695526123047</text:p>
          </table:table-cell>
          <table:table-cell table:number-columns-repeated="3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427.739379882813" calcext:value-type="float">
            <text:p>427.739379882813</text:p>
          </table:table-cell>
          <table:table-cell table:number-columns-repeated="3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429.194610595703" calcext:value-type="float">
            <text:p>429.194610595703</text:p>
          </table:table-cell>
          <table:table-cell table:number-columns-repeated="3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431.83251953125" calcext:value-type="float">
            <text:p>431.83251953125</text:p>
          </table:table-cell>
          <table:table-cell table:number-columns-repeated="3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437.858337402344" calcext:value-type="float">
            <text:p>437.858337402344</text:p>
          </table:table-cell>
          <table:table-cell table:number-columns-repeated="3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438.387390136719" calcext:value-type="float">
            <text:p>438.387390136719</text:p>
          </table:table-cell>
          <table:table-cell table:number-columns-repeated="3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438.976715087891" calcext:value-type="float">
            <text:p>438.976715087891</text:p>
          </table:table-cell>
          <table:table-cell table:number-columns-repeated="3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438.461730957031" calcext:value-type="float">
            <text:p>438.461730957031</text:p>
          </table:table-cell>
          <table:table-cell table:number-columns-repeated="3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434.207580566406" calcext:value-type="float">
            <text:p>434.207580566406</text:p>
          </table:table-cell>
          <table:table-cell table:number-columns-repeated="3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428.69921875" calcext:value-type="float">
            <text:p>428.69921875</text:p>
          </table:table-cell>
          <table:table-cell table:number-columns-repeated="3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428.768890380859" calcext:value-type="float">
            <text:p>428.768890380859</text:p>
          </table:table-cell>
          <table:table-cell table:number-columns-repeated="3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420.8193359375" calcext:value-type="float">
            <text:p>420.8193359375</text:p>
          </table:table-cell>
          <table:table-cell table:number-columns-repeated="3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418.790283203125" calcext:value-type="float">
            <text:p>418.790283203125</text:p>
          </table:table-cell>
          <table:table-cell table:number-columns-repeated="3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413.908905029297" calcext:value-type="float">
            <text:p>413.908905029297</text:p>
          </table:table-cell>
          <table:table-cell table:number-columns-repeated="3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416.256225585938" calcext:value-type="float">
            <text:p>416.256225585938</text:p>
          </table:table-cell>
          <table:table-cell table:number-columns-repeated="3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421.606506347656" calcext:value-type="float">
            <text:p>421.606506347656</text:p>
          </table:table-cell>
          <table:table-cell table:number-columns-repeated="3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422.546234130859" calcext:value-type="float">
            <text:p>422.546234130859</text:p>
          </table:table-cell>
          <table:table-cell table:number-columns-repeated="3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423.005249023437" calcext:value-type="float">
            <text:p>423.005249023437</text:p>
          </table:table-cell>
          <table:table-cell table:number-columns-repeated="3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423.187133789063" calcext:value-type="float">
            <text:p>423.187133789063</text:p>
          </table:table-cell>
          <table:table-cell table:number-columns-repeated="3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417.259582519531" calcext:value-type="float">
            <text:p>417.259582519531</text:p>
          </table:table-cell>
          <table:table-cell table:number-columns-repeated="3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413.2060546875" calcext:value-type="float">
            <text:p>413.2060546875</text:p>
          </table:table-cell>
          <table:table-cell table:number-columns-repeated="3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406.911682128906" calcext:value-type="float">
            <text:p>406.911682128906</text:p>
          </table:table-cell>
          <table:table-cell table:number-columns-repeated="3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400.180328369141" calcext:value-type="float">
            <text:p>400.180328369141</text:p>
          </table:table-cell>
          <table:table-cell table:number-columns-repeated="3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404.378845214844" calcext:value-type="float">
            <text:p>404.378845214844</text:p>
          </table:table-cell>
          <table:table-cell table:number-columns-repeated="3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404.101898193359" calcext:value-type="float">
            <text:p>404.101898193359</text:p>
          </table:table-cell>
          <table:table-cell table:number-columns-repeated="3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404.767974853516" calcext:value-type="float">
            <text:p>404.767974853516</text:p>
          </table:table-cell>
          <table:table-cell table:number-columns-repeated="3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407.818664550781" calcext:value-type="float">
            <text:p>407.818664550781</text:p>
          </table:table-cell>
          <table:table-cell table:number-columns-repeated="3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400.625518798828" calcext:value-type="float">
            <text:p>400.625518798828</text:p>
          </table:table-cell>
          <table:table-cell table:number-columns-repeated="3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400.643829345703" calcext:value-type="float">
            <text:p>400.643829345703</text:p>
          </table:table-cell>
          <table:table-cell table:number-columns-repeated="3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400.359130859375" calcext:value-type="float">
            <text:p>400.359130859375</text:p>
          </table:table-cell>
          <table:table-cell table:number-columns-repeated="3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399.423797607422" calcext:value-type="float">
            <text:p>399.423797607422</text:p>
          </table:table-cell>
          <table:table-cell table:number-columns-repeated="3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392.970550537109" calcext:value-type="float">
            <text:p>392.970550537109</text:p>
          </table:table-cell>
          <table:table-cell table:number-columns-repeated="3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392.651641845703" calcext:value-type="float">
            <text:p>392.651641845703</text:p>
          </table:table-cell>
          <table:table-cell table:number-columns-repeated="3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393.227722167969" calcext:value-type="float">
            <text:p>393.227722167969</text:p>
          </table:table-cell>
          <table:table-cell table:number-columns-repeated="3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391.755981445312" calcext:value-type="float">
            <text:p>391.755981445312</text:p>
          </table:table-cell>
          <table:table-cell table:number-columns-repeated="3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393.125457763672" calcext:value-type="float">
            <text:p>393.125457763672</text:p>
          </table:table-cell>
          <table:table-cell table:number-columns-repeated="3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392.919525146484" calcext:value-type="float">
            <text:p>392.919525146484</text:p>
          </table:table-cell>
          <table:table-cell table:number-columns-repeated="3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391.547180175781" calcext:value-type="float">
            <text:p>391.547180175781</text:p>
          </table:table-cell>
          <table:table-cell table:number-columns-repeated="3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382.207092285156" calcext:value-type="float">
            <text:p>382.207092285156</text:p>
          </table:table-cell>
          <table:table-cell table:number-columns-repeated="3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380.042449951172" calcext:value-type="float">
            <text:p>380.042449951172</text:p>
          </table:table-cell>
          <table:table-cell table:number-columns-repeated="3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380.136993408203" calcext:value-type="float">
            <text:p>380.136993408203</text:p>
          </table:table-cell>
          <table:table-cell table:number-columns-repeated="3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377.257568359375" calcext:value-type="float">
            <text:p>377.257568359375</text:p>
          </table:table-cell>
          <table:table-cell table:number-columns-repeated="3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375.856323242188" calcext:value-type="float">
            <text:p>375.856323242188</text:p>
          </table:table-cell>
          <table:table-cell table:number-columns-repeated="3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373.127777099609" calcext:value-type="float">
            <text:p>373.127777099609</text:p>
          </table:table-cell>
          <table:table-cell table:number-columns-repeated="3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369.287719726562" calcext:value-type="float">
            <text:p>369.287719726562</text:p>
          </table:table-cell>
          <table:table-cell table:number-columns-repeated="3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370.069732666016" calcext:value-type="float">
            <text:p>370.069732666016</text:p>
          </table:table-cell>
          <table:table-cell table:number-columns-repeated="3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367.125091552734" calcext:value-type="float">
            <text:p>367.125091552734</text:p>
          </table:table-cell>
          <table:table-cell table:number-columns-repeated="3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371.943542480469" calcext:value-type="float">
            <text:p>371.943542480469</text:p>
          </table:table-cell>
          <table:table-cell table:number-columns-repeated="3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374.680206298828" calcext:value-type="float">
            <text:p>374.680206298828</text:p>
          </table:table-cell>
          <table:table-cell table:number-columns-repeated="3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377.223419189453" calcext:value-type="float">
            <text:p>377.223419189453</text:p>
          </table:table-cell>
          <table:table-cell table:number-columns-repeated="3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376.597686767578" calcext:value-type="float">
            <text:p>376.597686767578</text:p>
          </table:table-cell>
          <table:table-cell table:number-columns-repeated="3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379.815032958984" calcext:value-type="float">
            <text:p>379.815032958984</text:p>
          </table:table-cell>
          <table:table-cell table:number-columns-repeated="3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380.393096923828" calcext:value-type="float">
            <text:p>380.393096923828</text:p>
          </table:table-cell>
          <table:table-cell table:number-columns-repeated="3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380.077728271484" calcext:value-type="float">
            <text:p>380.077728271484</text:p>
          </table:table-cell>
          <table:table-cell table:number-columns-repeated="3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377.911163330078" calcext:value-type="float">
            <text:p>377.911163330078</text:p>
          </table:table-cell>
          <table:table-cell table:number-columns-repeated="3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374.212310791016" calcext:value-type="float">
            <text:p>374.212310791016</text:p>
          </table:table-cell>
          <table:table-cell table:number-columns-repeated="3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378.298187255859" calcext:value-type="float">
            <text:p>378.298187255859</text:p>
          </table:table-cell>
          <table:table-cell table:number-columns-repeated="3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378.389495849609" calcext:value-type="float">
            <text:p>378.389495849609</text:p>
          </table:table-cell>
          <table:table-cell table:number-columns-repeated="3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376.020935058594" calcext:value-type="float">
            <text:p>376.020935058594</text:p>
          </table:table-cell>
          <table:table-cell table:number-columns-repeated="3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374.850250244141" calcext:value-type="float">
            <text:p>374.850250244141</text:p>
          </table:table-cell>
          <table:table-cell table:number-columns-repeated="3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372.237213134766" calcext:value-type="float">
            <text:p>372.237213134766</text:p>
          </table:table-cell>
          <table:table-cell table:number-columns-repeated="3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371.672637939453" calcext:value-type="float">
            <text:p>371.672637939453</text:p>
          </table:table-cell>
          <table:table-cell table:number-columns-repeated="3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372.159332275391" calcext:value-type="float">
            <text:p>372.159332275391</text:p>
          </table:table-cell>
          <table:table-cell table:number-columns-repeated="3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366.524017333984" calcext:value-type="float">
            <text:p>366.524017333984</text:p>
          </table:table-cell>
          <table:table-cell table:number-columns-repeated="3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367.980377197266" calcext:value-type="float">
            <text:p>367.980377197266</text:p>
          </table:table-cell>
          <table:table-cell table:number-columns-repeated="3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372.806701660156" calcext:value-type="float">
            <text:p>372.806701660156</text:p>
          </table:table-cell>
          <table:table-cell table:number-columns-repeated="3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376.970275878906" calcext:value-type="float">
            <text:p>376.970275878906</text:p>
          </table:table-cell>
          <table:table-cell table:number-columns-repeated="3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377.171417236328" calcext:value-type="float">
            <text:p>377.171417236328</text:p>
          </table:table-cell>
          <table:table-cell table:number-columns-repeated="3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359.734466552734" calcext:value-type="float">
            <text:p>359.734466552734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61.668914794922" calcext:value-type="float">
            <text:p>361.668914794922</text:p>
          </table:table-cell>
          <table:table-cell table:number-columns-repeated="3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366.703094482422" calcext:value-type="float">
            <text:p>366.703094482422</text:p>
          </table:table-cell>
          <table:table-cell table:number-columns-repeated="3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367.470855712891" calcext:value-type="float">
            <text:p>367.470855712891</text:p>
          </table:table-cell>
          <table:table-cell table:number-columns-repeated="3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365.650024414062" calcext:value-type="float">
            <text:p>365.650024414062</text:p>
          </table:table-cell>
          <table:table-cell table:number-columns-repeated="3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370.706512451172" calcext:value-type="float">
            <text:p>370.706512451172</text:p>
          </table:table-cell>
          <table:table-cell table:number-columns-repeated="3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368.145355224609" calcext:value-type="float">
            <text:p>368.145355224609</text:p>
          </table:table-cell>
          <table:table-cell table:number-columns-repeated="3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372.504821777344" calcext:value-type="float">
            <text:p>372.504821777344</text:p>
          </table:table-cell>
          <table:table-cell table:number-columns-repeated="3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376.199584960937" calcext:value-type="float">
            <text:p>376.199584960937</text:p>
          </table:table-cell>
          <table:table-cell table:number-columns-repeated="3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375.632934570312" calcext:value-type="float">
            <text:p>375.632934570312</text:p>
          </table:table-cell>
          <table:table-cell table:number-columns-repeated="3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381.414581298828" calcext:value-type="float">
            <text:p>381.414581298828</text:p>
          </table:table-cell>
          <table:table-cell table:number-columns-repeated="3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381.102081298828" calcext:value-type="float">
            <text:p>381.102081298828</text:p>
          </table:table-cell>
          <table:table-cell table:number-columns-repeated="3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377.933227539062" calcext:value-type="float">
            <text:p>377.933227539062</text:p>
          </table:table-cell>
          <table:table-cell table:number-columns-repeated="3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375.202178955078" calcext:value-type="float">
            <text:p>375.202178955078</text:p>
          </table:table-cell>
          <table:table-cell table:number-columns-repeated="3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374.825653076172" calcext:value-type="float">
            <text:p>374.825653076172</text:p>
          </table:table-cell>
          <table:table-cell table:number-columns-repeated="3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366.617248535156" calcext:value-type="float">
            <text:p>366.617248535156</text:p>
          </table:table-cell>
          <table:table-cell table:number-columns-repeated="3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366.561065673828" calcext:value-type="float">
            <text:p>366.561065673828</text:p>
          </table:table-cell>
          <table:table-cell table:number-columns-repeated="3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367.251434326172" calcext:value-type="float">
            <text:p>367.251434326172</text:p>
          </table:table-cell>
          <table:table-cell table:number-columns-repeated="3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355.620666503906" calcext:value-type="float">
            <text:p>355.620666503906</text:p>
          </table:table-cell>
          <table:table-cell table:number-columns-repeated="3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365.611633300781" calcext:value-type="float">
            <text:p>365.611633300781</text:p>
          </table:table-cell>
          <table:table-cell table:number-columns-repeated="3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363.01025390625" calcext:value-type="float">
            <text:p>363.01025390625</text:p>
          </table:table-cell>
          <table:table-cell table:number-columns-repeated="3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359.558868408203" calcext:value-type="float">
            <text:p>359.558868408203</text:p>
          </table:table-cell>
          <table:table-cell table:number-columns-repeated="3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357.809753417969" calcext:value-type="float">
            <text:p>357.809753417969</text:p>
          </table:table-cell>
          <table:table-cell table:number-columns-repeated="3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357.922637939453" calcext:value-type="float">
            <text:p>357.922637939453</text:p>
          </table:table-cell>
          <table:table-cell table:number-columns-repeated="3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356.146026611328" calcext:value-type="float">
            <text:p>356.146026611328</text:p>
          </table:table-cell>
          <table:table-cell table:number-columns-repeated="3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355.523376464844" calcext:value-type="float">
            <text:p>355.523376464844</text:p>
          </table:table-cell>
          <table:table-cell table:number-columns-repeated="3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355.826812744141" calcext:value-type="float">
            <text:p>355.826812744141</text:p>
          </table:table-cell>
          <table:table-cell table:number-columns-repeated="3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364.131927490234" calcext:value-type="float">
            <text:p>364.131927490234</text:p>
          </table:table-cell>
          <table:table-cell table:number-columns-repeated="3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353.400604248047" calcext:value-type="float">
            <text:p>353.400604248047</text:p>
          </table:table-cell>
          <table:table-cell table:number-columns-repeated="3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356.056762695312" calcext:value-type="float">
            <text:p>356.056762695312</text:p>
          </table:table-cell>
          <table:table-cell table:number-columns-repeated="3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352.112457275391" calcext:value-type="float">
            <text:p>352.112457275391</text:p>
          </table:table-cell>
          <table:table-cell table:number-columns-repeated="3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357.381622314453" calcext:value-type="float">
            <text:p>357.381622314453</text:p>
          </table:table-cell>
          <table:table-cell table:number-columns-repeated="3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357.097534179687" calcext:value-type="float">
            <text:p>357.097534179687</text:p>
          </table:table-cell>
          <table:table-cell table:number-columns-repeated="3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365.012847900391" calcext:value-type="float">
            <text:p>365.012847900391</text:p>
          </table:table-cell>
          <table:table-cell table:number-columns-repeated="3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366.365264892578" calcext:value-type="float">
            <text:p>366.365264892578</text:p>
          </table:table-cell>
          <table:table-cell table:number-columns-repeated="3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370.023010253906" calcext:value-type="float">
            <text:p>370.023010253906</text:p>
          </table:table-cell>
          <table:table-cell table:number-columns-repeated="3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376.258911132813" calcext:value-type="float">
            <text:p>376.258911132813</text:p>
          </table:table-cell>
          <table:table-cell table:number-columns-repeated="3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376.077697753906" calcext:value-type="float">
            <text:p>376.077697753906</text:p>
          </table:table-cell>
          <table:table-cell table:number-columns-repeated="3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375.574066162109" calcext:value-type="float">
            <text:p>375.574066162109</text:p>
          </table:table-cell>
          <table:table-cell table:number-columns-repeated="3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375.784423828125" calcext:value-type="float">
            <text:p>375.784423828125</text:p>
          </table:table-cell>
          <table:table-cell table:number-columns-repeated="3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376.079833984375" calcext:value-type="float">
            <text:p>376.079833984375</text:p>
          </table:table-cell>
          <table:table-cell table:number-columns-repeated="3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380.198425292969" calcext:value-type="float">
            <text:p>380.198425292969</text:p>
          </table:table-cell>
          <table:table-cell table:number-columns-repeated="3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381.123321533203" calcext:value-type="float">
            <text:p>381.123321533203</text:p>
          </table:table-cell>
          <table:table-cell table:number-columns-repeated="3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379.566223144531" calcext:value-type="float">
            <text:p>379.566223144531</text:p>
          </table:table-cell>
          <table:table-cell table:number-columns-repeated="3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375.285308837891" calcext:value-type="float">
            <text:p>375.285308837891</text:p>
          </table:table-cell>
          <table:table-cell table:number-columns-repeated="3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375.487609863281" calcext:value-type="float">
            <text:p>375.487609863281</text:p>
          </table:table-cell>
          <table:table-cell table:number-columns-repeated="3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373.387115478516" calcext:value-type="float">
            <text:p>373.387115478516</text:p>
          </table:table-cell>
          <table:table-cell table:number-columns-repeated="3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373.570861816406" calcext:value-type="float">
            <text:p>373.570861816406</text:p>
          </table:table-cell>
          <table:table-cell table:number-columns-repeated="3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370.965057373047" calcext:value-type="float">
            <text:p>370.965057373047</text:p>
          </table:table-cell>
          <table:table-cell table:number-columns-repeated="3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372.04541015625" calcext:value-type="float">
            <text:p>372.04541015625</text:p>
          </table:table-cell>
          <table:table-cell table:number-columns-repeated="3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371.084747314453" calcext:value-type="float">
            <text:p>371.084747314453</text:p>
          </table:table-cell>
          <table:table-cell table:number-columns-repeated="3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373.763366699219" calcext:value-type="float">
            <text:p>373.763366699219</text:p>
          </table:table-cell>
          <table:table-cell table:number-columns-repeated="3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379.945739746094" calcext:value-type="float">
            <text:p>379.945739746094</text:p>
          </table:table-cell>
          <table:table-cell table:number-columns-repeated="3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380.033660888672" calcext:value-type="float">
            <text:p>380.033660888672</text:p>
          </table:table-cell>
          <table:table-cell table:number-columns-repeated="3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390.344909667969" calcext:value-type="float">
            <text:p>390.344909667969</text:p>
          </table:table-cell>
          <table:table-cell table:number-columns-repeated="3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386.152954101562" calcext:value-type="float">
            <text:p>386.152954101562</text:p>
          </table:table-cell>
          <table:table-cell table:number-columns-repeated="3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390.8388671875" calcext:value-type="float">
            <text:p>390.8388671875</text:p>
          </table:table-cell>
          <table:table-cell table:number-columns-repeated="3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386.648223876953" calcext:value-type="float">
            <text:p>386.648223876953</text:p>
          </table:table-cell>
          <table:table-cell table:number-columns-repeated="3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386.748413085937" calcext:value-type="float">
            <text:p>386.748413085937</text:p>
          </table:table-cell>
          <table:table-cell table:number-columns-repeated="3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387.985260009766" calcext:value-type="float">
            <text:p>387.985260009766</text:p>
          </table:table-cell>
          <table:table-cell table:number-columns-repeated="3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388.648193359375" calcext:value-type="float">
            <text:p>388.648193359375</text:p>
          </table:table-cell>
          <table:table-cell table:number-columns-repeated="3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388.545257568359" calcext:value-type="float">
            <text:p>388.545257568359</text:p>
          </table:table-cell>
          <table:table-cell table:number-columns-repeated="3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384.666107177734" calcext:value-type="float">
            <text:p>384.666107177734</text:p>
          </table:table-cell>
          <table:table-cell table:number-columns-repeated="3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384.580261230469" calcext:value-type="float">
            <text:p>384.580261230469</text:p>
          </table:table-cell>
          <table:table-cell table:number-columns-repeated="3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388.590454101563" calcext:value-type="float">
            <text:p>388.590454101563</text:p>
          </table:table-cell>
          <table:table-cell table:number-columns-repeated="3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387.999481201172" calcext:value-type="float">
            <text:p>387.999481201172</text:p>
          </table:table-cell>
          <table:table-cell table:number-columns-repeated="3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389.149749755859" calcext:value-type="float">
            <text:p>389.149749755859</text:p>
          </table:table-cell>
          <table:table-cell table:number-columns-repeated="3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389.554138183594" calcext:value-type="float">
            <text:p>389.554138183594</text:p>
          </table:table-cell>
          <table:table-cell table:number-columns-repeated="3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395.211212158203" calcext:value-type="float">
            <text:p>395.211212158203</text:p>
          </table:table-cell>
          <table:table-cell table:number-columns-repeated="3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394.115478515625" calcext:value-type="float">
            <text:p>394.115478515625</text:p>
          </table:table-cell>
          <table:table-cell table:number-columns-repeated="3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400.931182861328" calcext:value-type="float">
            <text:p>400.931182861328</text:p>
          </table:table-cell>
          <table:table-cell table:number-columns-repeated="3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402.866241455078" calcext:value-type="float">
            <text:p>402.866241455078</text:p>
          </table:table-cell>
          <table:table-cell table:number-columns-repeated="3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406.445159912109" calcext:value-type="float">
            <text:p>406.445159912109</text:p>
          </table:table-cell>
          <table:table-cell table:number-columns-repeated="3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411.895538330078" calcext:value-type="float">
            <text:p>411.895538330078</text:p>
          </table:table-cell>
          <table:table-cell table:number-columns-repeated="3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408.414581298828" calcext:value-type="float">
            <text:p>408.414581298828</text:p>
          </table:table-cell>
          <table:table-cell table:number-columns-repeated="3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409.464385986328" calcext:value-type="float">
            <text:p>409.464385986328</text:p>
          </table:table-cell>
          <table:table-cell table:number-columns-repeated="3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409.451751708984" calcext:value-type="float">
            <text:p>409.451751708984</text:p>
          </table:table-cell>
          <table:table-cell table:number-columns-repeated="3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411.229034423828" calcext:value-type="float">
            <text:p>411.229034423828</text:p>
          </table:table-cell>
          <table:table-cell table:number-columns-repeated="3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415.421539306641" calcext:value-type="float">
            <text:p>415.421539306641</text:p>
          </table:table-cell>
          <table:table-cell table:number-columns-repeated="3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413.717010498047" calcext:value-type="float">
            <text:p>413.717010498047</text:p>
          </table:table-cell>
          <table:table-cell table:number-columns-repeated="3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413.472991943359" calcext:value-type="float">
            <text:p>413.472991943359</text:p>
          </table:table-cell>
          <table:table-cell table:number-columns-repeated="3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412.689819335938" calcext:value-type="float">
            <text:p>412.689819335938</text:p>
          </table:table-cell>
          <table:table-cell table:number-columns-repeated="3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413.789276123047" calcext:value-type="float">
            <text:p>413.789276123047</text:p>
          </table:table-cell>
          <table:table-cell table:number-columns-repeated="3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410.38232421875" calcext:value-type="float">
            <text:p>410.38232421875</text:p>
          </table:table-cell>
          <table:table-cell table:number-columns-repeated="3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407.453887939453" calcext:value-type="float">
            <text:p>407.453887939453</text:p>
          </table:table-cell>
          <table:table-cell table:number-columns-repeated="3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407.647644042969" calcext:value-type="float">
            <text:p>407.647644042969</text:p>
          </table:table-cell>
          <table:table-cell table:number-columns-repeated="3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411.287994384766" calcext:value-type="float">
            <text:p>411.287994384766</text:p>
          </table:table-cell>
          <table:table-cell table:number-columns-repeated="3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415.790069580078" calcext:value-type="float">
            <text:p>415.790069580078</text:p>
          </table:table-cell>
          <table:table-cell table:number-columns-repeated="3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408.863006591797" calcext:value-type="float">
            <text:p>408.863006591797</text:p>
          </table:table-cell>
          <table:table-cell table:number-columns-repeated="3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408.575469970703" calcext:value-type="float">
            <text:p>408.575469970703</text:p>
          </table:table-cell>
          <table:table-cell table:number-columns-repeated="3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408.810089111328" calcext:value-type="float">
            <text:p>408.810089111328</text:p>
          </table:table-cell>
          <table:table-cell table:number-columns-repeated="3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412.795776367188" calcext:value-type="float">
            <text:p>412.795776367188</text:p>
          </table:table-cell>
          <table:table-cell table:number-columns-repeated="3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411.926177978516" calcext:value-type="float">
            <text:p>411.926177978516</text:p>
          </table:table-cell>
          <table:table-cell table:number-columns-repeated="3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412.105377197266" calcext:value-type="float">
            <text:p>412.105377197266</text:p>
          </table:table-cell>
          <table:table-cell table:number-columns-repeated="3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417.443511962891" calcext:value-type="float">
            <text:p>417.443511962891</text:p>
          </table:table-cell>
          <table:table-cell table:number-columns-repeated="3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413.530914306641" calcext:value-type="float">
            <text:p>413.530914306641</text:p>
          </table:table-cell>
          <table:table-cell table:number-columns-repeated="3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415.094909667969" calcext:value-type="float">
            <text:p>415.094909667969</text:p>
          </table:table-cell>
          <table:table-cell table:number-columns-repeated="3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412.147766113281" calcext:value-type="float">
            <text:p>412.147766113281</text:p>
          </table:table-cell>
          <table:table-cell table:number-columns-repeated="3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407.779937744141" calcext:value-type="float">
            <text:p>407.779937744141</text:p>
          </table:table-cell>
          <table:table-cell table:number-columns-repeated="3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407.675933837891" calcext:value-type="float">
            <text:p>407.675933837891</text:p>
          </table:table-cell>
          <table:table-cell table:number-columns-repeated="3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411.120788574219" calcext:value-type="float">
            <text:p>411.120788574219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10.953460693359" calcext:value-type="float">
            <text:p>410.953460693359</text:p>
          </table:table-cell>
          <table:table-cell table:number-columns-repeated="3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405.149505615234" calcext:value-type="float">
            <text:p>405.149505615234</text:p>
          </table:table-cell>
          <table:table-cell table:number-columns-repeated="3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404.571472167969" calcext:value-type="float">
            <text:p>404.571472167969</text:p>
          </table:table-cell>
          <table:table-cell table:number-columns-repeated="3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405.222595214844" calcext:value-type="float">
            <text:p>405.222595214844</text:p>
          </table:table-cell>
          <table:table-cell table:number-columns-repeated="3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402.260986328125" calcext:value-type="float">
            <text:p>402.260986328125</text:p>
          </table:table-cell>
          <table:table-cell table:number-columns-repeated="3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405.512878417969" calcext:value-type="float">
            <text:p>405.512878417969</text:p>
          </table:table-cell>
          <table:table-cell table:number-columns-repeated="3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401.456573486328" calcext:value-type="float">
            <text:p>401.456573486328</text:p>
          </table:table-cell>
          <table:table-cell table:number-columns-repeated="3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400.675537109375" calcext:value-type="float">
            <text:p>400.675537109375</text:p>
          </table:table-cell>
          <table:table-cell table:number-columns-repeated="3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400.658325195313" calcext:value-type="float">
            <text:p>400.658325195313</text:p>
          </table:table-cell>
          <table:table-cell table:number-columns-repeated="3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397.118347167969" calcext:value-type="float">
            <text:p>397.118347167969</text:p>
          </table:table-cell>
          <table:table-cell table:number-columns-repeated="3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390.872283935547" calcext:value-type="float">
            <text:p>390.872283935547</text:p>
          </table:table-cell>
          <table:table-cell table:number-columns-repeated="3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388.526885986328" calcext:value-type="float">
            <text:p>388.526885986328</text:p>
          </table:table-cell>
          <table:table-cell table:number-columns-repeated="3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388.407897949219" calcext:value-type="float">
            <text:p>388.407897949219</text:p>
          </table:table-cell>
          <table:table-cell table:number-columns-repeated="3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388.324096679687" calcext:value-type="float">
            <text:p>388.324096679687</text:p>
          </table:table-cell>
          <table:table-cell table:number-columns-repeated="3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390.592407226563" calcext:value-type="float">
            <text:p>390.592407226563</text:p>
          </table:table-cell>
          <table:table-cell table:number-columns-repeated="3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393.629119873047" calcext:value-type="float">
            <text:p>393.629119873047</text:p>
          </table:table-cell>
          <table:table-cell table:number-columns-repeated="3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395.630218505859" calcext:value-type="float">
            <text:p>395.630218505859</text:p>
          </table:table-cell>
          <table:table-cell table:number-columns-repeated="3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398.969635009766" calcext:value-type="float">
            <text:p>398.969635009766</text:p>
          </table:table-cell>
          <table:table-cell table:number-columns-repeated="3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394.133728027344" calcext:value-type="float">
            <text:p>394.133728027344</text:p>
          </table:table-cell>
          <table:table-cell table:number-columns-repeated="3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394.141418457031" calcext:value-type="float">
            <text:p>394.141418457031</text:p>
          </table:table-cell>
          <table:table-cell table:number-columns-repeated="3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392.180267333984" calcext:value-type="float">
            <text:p>392.180267333984</text:p>
          </table:table-cell>
          <table:table-cell table:number-columns-repeated="3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395.022277832031" calcext:value-type="float">
            <text:p>395.022277832031</text:p>
          </table:table-cell>
          <table:table-cell table:number-columns-repeated="3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392.949127197266" calcext:value-type="float">
            <text:p>392.949127197266</text:p>
          </table:table-cell>
          <table:table-cell table:number-columns-repeated="3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390.8486328125" calcext:value-type="float">
            <text:p>390.8486328125</text:p>
          </table:table-cell>
          <table:table-cell table:number-columns-repeated="3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390.930358886719" calcext:value-type="float">
            <text:p>390.930358886719</text:p>
          </table:table-cell>
          <table:table-cell table:number-columns-repeated="3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388.316101074219" calcext:value-type="float">
            <text:p>388.316101074219</text:p>
          </table:table-cell>
          <table:table-cell table:number-columns-repeated="3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380.821594238281" calcext:value-type="float">
            <text:p>380.821594238281</text:p>
          </table:table-cell>
          <table:table-cell table:number-columns-repeated="3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383.679321289062" calcext:value-type="float">
            <text:p>383.679321289062</text:p>
          </table:table-cell>
          <table:table-cell table:number-columns-repeated="3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381.694946289062" calcext:value-type="float">
            <text:p>381.694946289062</text:p>
          </table:table-cell>
          <table:table-cell table:number-columns-repeated="3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379.853942871094" calcext:value-type="float">
            <text:p>379.853942871094</text:p>
          </table:table-cell>
          <table:table-cell table:number-columns-repeated="3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375.45947265625" calcext:value-type="float">
            <text:p>375.45947265625</text:p>
          </table:table-cell>
          <table:table-cell table:number-columns-repeated="3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374.246459960937" calcext:value-type="float">
            <text:p>374.246459960937</text:p>
          </table:table-cell>
          <table:table-cell table:number-columns-repeated="3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366.921508789062" calcext:value-type="float">
            <text:p>366.921508789062</text:p>
          </table:table-cell>
          <table:table-cell table:number-columns-repeated="3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363.707275390625" calcext:value-type="float">
            <text:p>363.707275390625</text:p>
          </table:table-cell>
          <table:table-cell table:number-columns-repeated="3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362.773681640625" calcext:value-type="float">
            <text:p>362.773681640625</text:p>
          </table:table-cell>
          <table:table-cell table:number-columns-repeated="3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352.124664306641" calcext:value-type="float">
            <text:p>352.124664306641</text:p>
          </table:table-cell>
          <table:table-cell table:number-columns-repeated="3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361.160369873047" calcext:value-type="float">
            <text:p>361.160369873047</text:p>
          </table:table-cell>
          <table:table-cell table:number-columns-repeated="3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362.297454833984" calcext:value-type="float">
            <text:p>362.297454833984</text:p>
          </table:table-cell>
          <table:table-cell table:number-columns-repeated="3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360.834014892578" calcext:value-type="float">
            <text:p>360.834014892578</text:p>
          </table:table-cell>
          <table:table-cell table:number-columns-repeated="3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365.096008300781" calcext:value-type="float">
            <text:p>365.096008300781</text:p>
          </table:table-cell>
          <table:table-cell table:number-columns-repeated="3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361.868774414062" calcext:value-type="float">
            <text:p>361.868774414062</text:p>
          </table:table-cell>
          <table:table-cell table:number-columns-repeated="3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361.073181152344" calcext:value-type="float">
            <text:p>361.073181152344</text:p>
          </table:table-cell>
          <table:table-cell table:number-columns-repeated="3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369.950714111328" calcext:value-type="float">
            <text:p>369.950714111328</text:p>
          </table:table-cell>
          <table:table-cell table:number-columns-repeated="3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369.944671630859" calcext:value-type="float">
            <text:p>369.944671630859</text:p>
          </table:table-cell>
          <table:table-cell table:number-columns-repeated="3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373.562286376953" calcext:value-type="float">
            <text:p>373.562286376953</text:p>
          </table:table-cell>
          <table:table-cell table:number-columns-repeated="3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372.905609130859" calcext:value-type="float">
            <text:p>372.905609130859</text:p>
          </table:table-cell>
          <table:table-cell table:number-columns-repeated="3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368.420837402344" calcext:value-type="float">
            <text:p>368.420837402344</text:p>
          </table:table-cell>
          <table:table-cell table:number-columns-repeated="3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370.737152099609" calcext:value-type="float">
            <text:p>370.737152099609</text:p>
          </table:table-cell>
          <table:table-cell table:number-columns-repeated="3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371.838165283203" calcext:value-type="float">
            <text:p>371.838165283203</text:p>
          </table:table-cell>
          <table:table-cell table:number-columns-repeated="3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372.689758300781" calcext:value-type="float">
            <text:p>372.689758300781</text:p>
          </table:table-cell>
          <table:table-cell table:number-columns-repeated="3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67.977813720703" calcext:value-type="float">
            <text:p>367.977813720703</text:p>
          </table:table-cell>
          <table:table-cell table:number-columns-repeated="3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362.5888671875" calcext:value-type="float">
            <text:p>362.5888671875</text:p>
          </table:table-cell>
          <table:table-cell table:number-columns-repeated="3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363.094177246094" calcext:value-type="float">
            <text:p>363.094177246094</text:p>
          </table:table-cell>
          <table:table-cell table:number-columns-repeated="3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352.2880859375" calcext:value-type="float">
            <text:p>352.2880859375</text:p>
          </table:table-cell>
          <table:table-cell table:number-columns-repeated="3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351.785095214844" calcext:value-type="float">
            <text:p>351.785095214844</text:p>
          </table:table-cell>
          <table:table-cell table:number-columns-repeated="3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349.927856445312" calcext:value-type="float">
            <text:p>349.927856445312</text:p>
          </table:table-cell>
          <table:table-cell table:number-columns-repeated="3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350.792236328125" calcext:value-type="float">
            <text:p>350.792236328125</text:p>
          </table:table-cell>
          <table:table-cell table:number-columns-repeated="3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347.337738037109" calcext:value-type="float">
            <text:p>347.337738037109</text:p>
          </table:table-cell>
          <table:table-cell table:number-columns-repeated="3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349.915130615234" calcext:value-type="float">
            <text:p>349.915130615234</text:p>
          </table:table-cell>
          <table:table-cell table:number-columns-repeated="3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354.244445800781" calcext:value-type="float">
            <text:p>354.244445800781</text:p>
          </table:table-cell>
          <table:table-cell table:number-columns-repeated="3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360.412475585938" calcext:value-type="float">
            <text:p>360.412475585938</text:p>
          </table:table-cell>
          <table:table-cell table:number-columns-repeated="3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362.576202392578" calcext:value-type="float">
            <text:p>362.576202392578</text:p>
          </table:table-cell>
          <table:table-cell table:number-columns-repeated="3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362.896362304688" calcext:value-type="float">
            <text:p>362.896362304688</text:p>
          </table:table-cell>
          <table:table-cell table:number-columns-repeated="3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359.396270751953" calcext:value-type="float">
            <text:p>359.396270751953</text:p>
          </table:table-cell>
          <table:table-cell table:number-columns-repeated="3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369.367095947266" calcext:value-type="float">
            <text:p>369.367095947266</text:p>
          </table:table-cell>
          <table:table-cell table:number-columns-repeated="3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369.930450439453" calcext:value-type="float">
            <text:p>369.930450439453</text:p>
          </table:table-cell>
          <table:table-cell table:number-columns-repeated="3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367.462310791016" calcext:value-type="float">
            <text:p>367.462310791016</text:p>
          </table:table-cell>
          <table:table-cell table:number-columns-repeated="3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362.394866943359" calcext:value-type="float">
            <text:p>362.394866943359</text:p>
          </table:table-cell>
          <table:table-cell table:number-columns-repeated="3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361.442810058594" calcext:value-type="float">
            <text:p>361.442810058594</text:p>
          </table:table-cell>
          <table:table-cell table:number-columns-repeated="3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354.27880859375" calcext:value-type="float">
            <text:p>354.27880859375</text:p>
          </table:table-cell>
          <table:table-cell table:number-columns-repeated="3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353.029571533203" calcext:value-type="float">
            <text:p>353.029571533203</text:p>
          </table:table-cell>
          <table:table-cell table:number-columns-repeated="3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349.244262695312" calcext:value-type="float">
            <text:p>349.244262695312</text:p>
          </table:table-cell>
          <table:table-cell table:number-columns-repeated="3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343.978149414062" calcext:value-type="float">
            <text:p>343.978149414062</text:p>
          </table:table-cell>
          <table:table-cell table:number-columns-repeated="3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352.837768554688" calcext:value-type="float">
            <text:p>352.837768554688</text:p>
          </table:table-cell>
          <table:table-cell table:number-columns-repeated="3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350.620544433594" calcext:value-type="float">
            <text:p>350.620544433594</text:p>
          </table:table-cell>
          <table:table-cell table:number-columns-repeated="3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353.194915771484" calcext:value-type="float">
            <text:p>353.194915771484</text:p>
          </table:table-cell>
          <table:table-cell table:number-columns-repeated="3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352.195983886719" calcext:value-type="float">
            <text:p>352.195983886719</text:p>
          </table:table-cell>
          <table:table-cell table:number-columns-repeated="3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354.029388427734" calcext:value-type="float">
            <text:p>354.029388427734</text:p>
          </table:table-cell>
          <table:table-cell table:number-columns-repeated="3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353.840667724609" calcext:value-type="float">
            <text:p>353.840667724609</text:p>
          </table:table-cell>
          <table:table-cell table:number-columns-repeated="3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353.791656494141" calcext:value-type="float">
            <text:p>353.791656494141</text:p>
          </table:table-cell>
          <table:table-cell table:number-columns-repeated="3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360.83203125" calcext:value-type="float">
            <text:p>360.83203125</text:p>
          </table:table-cell>
          <table:table-cell table:number-columns-repeated="3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358.030639648437" calcext:value-type="float">
            <text:p>358.030639648437</text:p>
          </table:table-cell>
          <table:table-cell table:number-columns-repeated="3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357.805328369141" calcext:value-type="float">
            <text:p>357.805328369141</text:p>
          </table:table-cell>
          <table:table-cell table:number-columns-repeated="3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356.939208984375" calcext:value-type="float">
            <text:p>356.939208984375</text:p>
          </table:table-cell>
          <table:table-cell table:number-columns-repeated="3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358.506317138672" calcext:value-type="float">
            <text:p>358.506317138672</text:p>
          </table:table-cell>
          <table:table-cell table:number-columns-repeated="3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353.658966064453" calcext:value-type="float">
            <text:p>353.658966064453</text:p>
          </table:table-cell>
          <table:table-cell table:number-columns-repeated="3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349.548950195312" calcext:value-type="float">
            <text:p>349.548950195312</text:p>
          </table:table-cell>
          <table:table-cell table:number-columns-repeated="3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351.01611328125" calcext:value-type="float">
            <text:p>351.01611328125</text:p>
          </table:table-cell>
          <table:table-cell table:number-columns-repeated="3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351.98974609375" calcext:value-type="float">
            <text:p>351.98974609375</text:p>
          </table:table-cell>
          <table:table-cell table:number-columns-repeated="3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351.00341796875" calcext:value-type="float">
            <text:p>351.00341796875</text:p>
          </table:table-cell>
          <table:table-cell table:number-columns-repeated="3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358.428894042969" calcext:value-type="float">
            <text:p>358.428894042969</text:p>
          </table:table-cell>
          <table:table-cell table:number-columns-repeated="3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357.337493896484" calcext:value-type="float">
            <text:p>357.337493896484</text:p>
          </table:table-cell>
          <table:table-cell table:number-columns-repeated="3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358.791442871094" calcext:value-type="float">
            <text:p>358.791442871094</text:p>
          </table:table-cell>
          <table:table-cell table:number-columns-repeated="3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353.086486816406" calcext:value-type="float">
            <text:p>353.086486816406</text:p>
          </table:table-cell>
          <table:table-cell table:number-columns-repeated="3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355.419036865234" calcext:value-type="float">
            <text:p>355.419036865234</text:p>
          </table:table-cell>
          <table:table-cell table:number-columns-repeated="3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357.572296142578" calcext:value-type="float">
            <text:p>357.572296142578</text:p>
          </table:table-cell>
          <table:table-cell table:number-columns-repeated="3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356.370727539062" calcext:value-type="float">
            <text:p>356.370727539062</text:p>
          </table:table-cell>
          <table:table-cell table:number-columns-repeated="3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355.991302490234" calcext:value-type="float">
            <text:p>355.991302490234</text:p>
          </table:table-cell>
          <table:table-cell table:number-columns-repeated="3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357.242431640625" calcext:value-type="float">
            <text:p>357.242431640625</text:p>
          </table:table-cell>
          <table:table-cell table:number-columns-repeated="3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352.816925048828" calcext:value-type="float">
            <text:p>352.816925048828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49.567291259766" calcext:value-type="float">
            <text:p>349.567291259766</text:p>
          </table:table-cell>
          <table:table-cell table:number-columns-repeated="3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348.772277832031" calcext:value-type="float">
            <text:p>348.772277832031</text:p>
          </table:table-cell>
          <table:table-cell table:number-columns-repeated="3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349.465209960937" calcext:value-type="float">
            <text:p>349.465209960937</text:p>
          </table:table-cell>
          <table:table-cell table:number-columns-repeated="3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351.442504882812" calcext:value-type="float">
            <text:p>351.442504882812</text:p>
          </table:table-cell>
          <table:table-cell table:number-columns-repeated="3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350.803985595703" calcext:value-type="float">
            <text:p>350.803985595703</text:p>
          </table:table-cell>
          <table:table-cell table:number-columns-repeated="3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354.354522705078" calcext:value-type="float">
            <text:p>354.354522705078</text:p>
          </table:table-cell>
          <table:table-cell table:number-columns-repeated="3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353.882019042969" calcext:value-type="float">
            <text:p>353.882019042969</text:p>
          </table:table-cell>
          <table:table-cell table:number-columns-repeated="3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351.251861572266" calcext:value-type="float">
            <text:p>351.251861572266</text:p>
          </table:table-cell>
          <table:table-cell table:number-columns-repeated="3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354.050903320312" calcext:value-type="float">
            <text:p>354.050903320312</text:p>
          </table:table-cell>
          <table:table-cell table:number-columns-repeated="3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358.272308349609" calcext:value-type="float">
            <text:p>358.272308349609</text:p>
          </table:table-cell>
          <table:table-cell table:number-columns-repeated="3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363.790985107422" calcext:value-type="float">
            <text:p>363.790985107422</text:p>
          </table:table-cell>
          <table:table-cell table:number-columns-repeated="3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364.166717529297" calcext:value-type="float">
            <text:p>364.166717529297</text:p>
          </table:table-cell>
          <table:table-cell table:number-columns-repeated="3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366.432373046875" calcext:value-type="float">
            <text:p>366.432373046875</text:p>
          </table:table-cell>
          <table:table-cell table:number-columns-repeated="3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367.395690917969" calcext:value-type="float">
            <text:p>367.395690917969</text:p>
          </table:table-cell>
          <table:table-cell table:number-columns-repeated="3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372.675079345703" calcext:value-type="float">
            <text:p>372.675079345703</text:p>
          </table:table-cell>
          <table:table-cell table:number-columns-repeated="3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372.647521972656" calcext:value-type="float">
            <text:p>372.647521972656</text:p>
          </table:table-cell>
          <table:table-cell table:number-columns-repeated="3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370.541473388672" calcext:value-type="float">
            <text:p>370.541473388672</text:p>
          </table:table-cell>
          <table:table-cell table:number-columns-repeated="3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366.913421630859" calcext:value-type="float">
            <text:p>366.913421630859</text:p>
          </table:table-cell>
          <table:table-cell table:number-columns-repeated="3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362.807708740234" calcext:value-type="float">
            <text:p>362.807708740234</text:p>
          </table:table-cell>
          <table:table-cell table:number-columns-repeated="3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365.375274658203" calcext:value-type="float">
            <text:p>365.375274658203</text:p>
          </table:table-cell>
          <table:table-cell table:number-columns-repeated="3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365.6806640625" calcext:value-type="float">
            <text:p>365.6806640625</text:p>
          </table:table-cell>
          <table:table-cell table:number-columns-repeated="3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363.028625488281" calcext:value-type="float">
            <text:p>363.028625488281</text:p>
          </table:table-cell>
          <table:table-cell table:number-columns-repeated="3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366.629852294922" calcext:value-type="float">
            <text:p>366.629852294922</text:p>
          </table:table-cell>
          <table:table-cell table:number-columns-repeated="3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371.862243652344" calcext:value-type="float">
            <text:p>371.862243652344</text:p>
          </table:table-cell>
          <table:table-cell table:number-columns-repeated="3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376.965026855469" calcext:value-type="float">
            <text:p>376.965026855469</text:p>
          </table:table-cell>
          <table:table-cell table:number-columns-repeated="3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377.422882080078" calcext:value-type="float">
            <text:p>377.422882080078</text:p>
          </table:table-cell>
          <table:table-cell table:number-columns-repeated="3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387.819702148437" calcext:value-type="float">
            <text:p>387.819702148437</text:p>
          </table:table-cell>
          <table:table-cell table:number-columns-repeated="3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393.381072998047" calcext:value-type="float">
            <text:p>393.381072998047</text:p>
          </table:table-cell>
          <table:table-cell table:number-columns-repeated="3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393.775756835938" calcext:value-type="float">
            <text:p>393.775756835938</text:p>
          </table:table-cell>
          <table:table-cell table:number-columns-repeated="3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393.868896484375" calcext:value-type="float">
            <text:p>393.868896484375</text:p>
          </table:table-cell>
          <table:table-cell table:number-columns-repeated="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401.957794189453" calcext:value-type="float">
            <text:p>401.957794189453</text:p>
          </table:table-cell>
          <table:table-cell table:number-columns-repeated="3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400.814422607422" calcext:value-type="float">
            <text:p>400.814422607422</text:p>
          </table:table-cell>
          <table:table-cell table:number-columns-repeated="3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402.447357177734" calcext:value-type="float">
            <text:p>402.447357177734</text:p>
          </table:table-cell>
          <table:table-cell table:number-columns-repeated="3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412.106353759766" calcext:value-type="float">
            <text:p>412.106353759766</text:p>
          </table:table-cell>
          <table:table-cell table:number-columns-repeated="3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407.600952148438" calcext:value-type="float">
            <text:p>407.600952148438</text:p>
          </table:table-cell>
          <table:table-cell table:number-columns-repeated="3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408.799621582031" calcext:value-type="float">
            <text:p>408.799621582031</text:p>
          </table:table-cell>
          <table:table-cell table:number-columns-repeated="3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406.205810546875" calcext:value-type="float">
            <text:p>406.205810546875</text:p>
          </table:table-cell>
          <table:table-cell table:number-columns-repeated="3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402.921691894531" calcext:value-type="float">
            <text:p>402.921691894531</text:p>
          </table:table-cell>
          <table:table-cell table:number-columns-repeated="3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403.119171142578" calcext:value-type="float">
            <text:p>403.119171142578</text:p>
          </table:table-cell>
          <table:table-cell table:number-columns-repeated="3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402.766174316406" calcext:value-type="float">
            <text:p>402.766174316406</text:p>
          </table:table-cell>
          <table:table-cell table:number-columns-repeated="3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403.35693359375" calcext:value-type="float">
            <text:p>403.35693359375</text:p>
          </table:table-cell>
          <table:table-cell table:number-columns-repeated="3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407.912200927734" calcext:value-type="float">
            <text:p>407.912200927734</text:p>
          </table:table-cell>
          <table:table-cell table:number-columns-repeated="3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397.492828369141" calcext:value-type="float">
            <text:p>397.492828369141</text:p>
          </table:table-cell>
          <table:table-cell table:number-columns-repeated="3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397.484954833984" calcext:value-type="float">
            <text:p>397.484954833984</text:p>
          </table:table-cell>
          <table:table-cell table:number-columns-repeated="3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393.454864501953" calcext:value-type="float">
            <text:p>393.454864501953</text:p>
          </table:table-cell>
          <table:table-cell table:number-columns-repeated="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391.487091064453" calcext:value-type="float">
            <text:p>391.487091064453</text:p>
          </table:table-cell>
          <table:table-cell table:number-columns-repeated="3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390.434478759766" calcext:value-type="float">
            <text:p>390.434478759766</text:p>
          </table:table-cell>
          <table:table-cell table:number-columns-repeated="3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388.554595947266" calcext:value-type="float">
            <text:p>388.554595947266</text:p>
          </table:table-cell>
          <table:table-cell table:number-columns-repeated="3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392.039367675781" calcext:value-type="float">
            <text:p>392.039367675781</text:p>
          </table:table-cell>
          <table:table-cell table:number-columns-repeated="3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392.246032714844" calcext:value-type="float">
            <text:p>392.246032714844</text:p>
          </table:table-cell>
          <table:table-cell table:number-columns-repeated="3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393.265472412109" calcext:value-type="float">
            <text:p>393.265472412109</text:p>
          </table:table-cell>
          <table:table-cell table:number-columns-repeated="3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391.969390869141" calcext:value-type="float">
            <text:p>391.969390869141</text:p>
          </table:table-cell>
          <table:table-cell table:number-columns-repeated="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394.489227294922" calcext:value-type="float">
            <text:p>394.489227294922</text:p>
          </table:table-cell>
          <table:table-cell table:number-columns-repeated="3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397.060760498047" calcext:value-type="float">
            <text:p>397.060760498047</text:p>
          </table:table-cell>
          <table:table-cell table:number-columns-repeated="3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397.649383544922" calcext:value-type="float">
            <text:p>397.649383544922</text:p>
          </table:table-cell>
          <table:table-cell table:number-columns-repeated="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398.047058105469" calcext:value-type="float">
            <text:p>398.047058105469</text:p>
          </table:table-cell>
          <table:table-cell table:number-columns-repeated="3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398.248901367187" calcext:value-type="float">
            <text:p>398.248901367187</text:p>
          </table:table-cell>
          <table:table-cell table:number-columns-repeated="3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398.239593505859" calcext:value-type="float">
            <text:p>398.239593505859</text:p>
          </table:table-cell>
          <table:table-cell table:number-columns-repeated="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392.647094726562" calcext:value-type="float">
            <text:p>392.647094726562</text:p>
          </table:table-cell>
          <table:table-cell table:number-columns-repeated="3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391.361328125" calcext:value-type="float">
            <text:p>391.361328125</text:p>
          </table:table-cell>
          <table:table-cell table:number-columns-repeated="3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388.049041748047" calcext:value-type="float">
            <text:p>388.049041748047</text:p>
          </table:table-cell>
          <table:table-cell table:number-columns-repeated="3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388.371917724609" calcext:value-type="float">
            <text:p>388.371917724609</text:p>
          </table:table-cell>
          <table:table-cell table:number-columns-repeated="3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389.448059082031" calcext:value-type="float">
            <text:p>389.448059082031</text:p>
          </table:table-cell>
          <table:table-cell table:number-columns-repeated="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387.883239746094" calcext:value-type="float">
            <text:p>387.883239746094</text:p>
          </table:table-cell>
          <table:table-cell table:number-columns-repeated="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379.174987792969" calcext:value-type="float">
            <text:p>379.174987792969</text:p>
          </table:table-cell>
          <table:table-cell table:number-columns-repeated="3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377.359039306641" calcext:value-type="float">
            <text:p>377.359039306641</text:p>
          </table:table-cell>
          <table:table-cell table:number-columns-repeated="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377.256805419922" calcext:value-type="float">
            <text:p>377.256805419922</text:p>
          </table:table-cell>
          <table:table-cell table:number-columns-repeated="3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380.670776367187" calcext:value-type="float">
            <text:p>380.670776367187</text:p>
          </table:table-cell>
          <table:table-cell table:number-columns-repeated="3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397.821533203125" calcext:value-type="float">
            <text:p>397.821533203125</text:p>
          </table:table-cell>
          <table:table-cell table:number-columns-repeated="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396.7470703125" calcext:value-type="float">
            <text:p>396.7470703125</text:p>
          </table:table-cell>
          <table:table-cell table:number-columns-repeated="3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396.955078125" calcext:value-type="float">
            <text:p>396.955078125</text:p>
          </table:table-cell>
          <table:table-cell table:number-columns-repeated="3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402.867706298828" calcext:value-type="float">
            <text:p>402.867706298828</text:p>
          </table:table-cell>
          <table:table-cell table:number-columns-repeated="3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404.712493896484" calcext:value-type="float">
            <text:p>404.712493896484</text:p>
          </table:table-cell>
          <table:table-cell table:number-columns-repeated="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399.354370117188" calcext:value-type="float">
            <text:p>399.354370117188</text:p>
          </table:table-cell>
          <table:table-cell table:number-columns-repeated="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398.739074707031" calcext:value-type="float">
            <text:p>398.739074707031</text:p>
          </table:table-cell>
          <table:table-cell table:number-columns-repeated="3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397.178161621094" calcext:value-type="float">
            <text:p>397.178161621094</text:p>
          </table:table-cell>
          <table:table-cell table:number-columns-repeated="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396.865356445312" calcext:value-type="float">
            <text:p>396.865356445312</text:p>
          </table:table-cell>
          <table:table-cell table:number-columns-repeated="3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392.001861572266" calcext:value-type="float">
            <text:p>392.001861572266</text:p>
          </table:table-cell>
          <table:table-cell table:number-columns-repeated="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391.987426757813" calcext:value-type="float">
            <text:p>391.987426757813</text:p>
          </table:table-cell>
          <table:table-cell table:number-columns-repeated="3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390.023956298828" calcext:value-type="float">
            <text:p>390.023956298828</text:p>
          </table:table-cell>
          <table:table-cell table:number-columns-repeated="3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386.879150390625" calcext:value-type="float">
            <text:p>386.879150390625</text:p>
          </table:table-cell>
          <table:table-cell table:number-columns-repeated="3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387.988342285156" calcext:value-type="float">
            <text:p>387.988342285156</text:p>
          </table:table-cell>
          <table:table-cell table:number-columns-repeated="3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390.226165771484" calcext:value-type="float">
            <text:p>390.226165771484</text:p>
          </table:table-cell>
          <table:table-cell table:number-columns-repeated="3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393.723388671875" calcext:value-type="float">
            <text:p>393.723388671875</text:p>
          </table:table-cell>
          <table:table-cell table:number-columns-repeated="3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396.753295898437" calcext:value-type="float">
            <text:p>396.753295898437</text:p>
          </table:table-cell>
          <table:table-cell table:number-columns-repeated="3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402.047119140625" calcext:value-type="float">
            <text:p>402.047119140625</text:p>
          </table:table-cell>
          <table:table-cell table:number-columns-repeated="3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401.837097167969" calcext:value-type="float">
            <text:p>401.837097167969</text:p>
          </table:table-cell>
          <table:table-cell table:number-columns-repeated="3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400.237274169922" calcext:value-type="float">
            <text:p>400.237274169922</text:p>
          </table:table-cell>
          <table:table-cell table:number-columns-repeated="3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398.671752929687" calcext:value-type="float">
            <text:p>398.671752929687</text:p>
          </table:table-cell>
          <table:table-cell table:number-columns-repeated="3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401.309967041016" calcext:value-type="float">
            <text:p>401.309967041016</text:p>
          </table:table-cell>
          <table:table-cell table:number-columns-repeated="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393.119567871094" calcext:value-type="float">
            <text:p>393.119567871094</text:p>
          </table:table-cell>
          <table:table-cell table:number-columns-repeated="3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398.859191894531" calcext:value-type="float">
            <text:p>398.859191894531</text:p>
          </table:table-cell>
          <table:table-cell table:number-columns-repeated="3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401.215515136719" calcext:value-type="float">
            <text:p>401.215515136719</text:p>
          </table:table-cell>
          <table:table-cell table:number-columns-repeated="3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403.362365722656" calcext:value-type="float">
            <text:p>403.362365722656</text:p>
          </table:table-cell>
          <table:table-cell table:number-columns-repeated="3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403.371917724609" calcext:value-type="float">
            <text:p>403.371917724609</text:p>
          </table:table-cell>
          <table:table-cell table:number-columns-repeated="3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399.157989501953" calcext:value-type="float">
            <text:p>399.157989501953</text:p>
          </table:table-cell>
          <table:table-cell table:number-columns-repeated="3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398.884124755859" calcext:value-type="float">
            <text:p>398.884124755859</text:p>
          </table:table-cell>
          <table:table-cell table:number-columns-repeated="3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399.264038085937" calcext:value-type="float">
            <text:p>399.264038085937</text:p>
          </table:table-cell>
          <table:table-cell table:number-columns-repeated="3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401.042785644531" calcext:value-type="float">
            <text:p>401.042785644531</text:p>
          </table:table-cell>
          <table:table-cell table:number-columns-repeated="3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402.821258544922" calcext:value-type="float">
            <text:p>402.821258544922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06.036560058594" calcext:value-type="float">
            <text:p>406.036560058594</text:p>
          </table:table-cell>
          <table:table-cell table:number-columns-repeated="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408.095642089844" calcext:value-type="float">
            <text:p>408.095642089844</text:p>
          </table:table-cell>
          <table:table-cell table:number-columns-repeated="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412.038299560547" calcext:value-type="float">
            <text:p>412.038299560547</text:p>
          </table:table-cell>
          <table:table-cell table:number-columns-repeated="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413.317138671875" calcext:value-type="float">
            <text:p>413.317138671875</text:p>
          </table:table-cell>
          <table:table-cell table:number-columns-repeated="3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417.208282470703" calcext:value-type="float">
            <text:p>417.208282470703</text:p>
          </table:table-cell>
          <table:table-cell table:number-columns-repeated="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12.273254394531" calcext:value-type="float">
            <text:p>412.273254394531</text:p>
          </table:table-cell>
          <table:table-cell table:number-columns-repeated="3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410.620391845703" calcext:value-type="float">
            <text:p>410.620391845703</text:p>
          </table:table-cell>
          <table:table-cell table:number-columns-repeated="3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414.515777587891" calcext:value-type="float">
            <text:p>414.515777587891</text:p>
          </table:table-cell>
          <table:table-cell table:number-columns-repeated="3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414.836883544922" calcext:value-type="float">
            <text:p>414.836883544922</text:p>
          </table:table-cell>
          <table:table-cell table:number-columns-repeated="3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407.302032470703" calcext:value-type="float">
            <text:p>407.302032470703</text:p>
          </table:table-cell>
          <table:table-cell table:number-columns-repeated="3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409.978210449219" calcext:value-type="float">
            <text:p>409.978210449219</text:p>
          </table:table-cell>
          <table:table-cell table:number-columns-repeated="3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411.786956787109" calcext:value-type="float">
            <text:p>411.786956787109</text:p>
          </table:table-cell>
          <table:table-cell table:number-columns-repeated="3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409.72216796875" calcext:value-type="float">
            <text:p>409.72216796875</text:p>
          </table:table-cell>
          <table:table-cell table:number-columns-repeated="3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409.942962646484" calcext:value-type="float">
            <text:p>409.942962646484</text:p>
          </table:table-cell>
          <table:table-cell table:number-columns-repeated="3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402.613647460938" calcext:value-type="float">
            <text:p>402.613647460938</text:p>
          </table:table-cell>
          <table:table-cell table:number-columns-repeated="3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400.758544921875" calcext:value-type="float">
            <text:p>400.758544921875</text:p>
          </table:table-cell>
          <table:table-cell table:number-columns-repeated="3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402.400482177734" calcext:value-type="float">
            <text:p>402.400482177734</text:p>
          </table:table-cell>
          <table:table-cell table:number-columns-repeated="3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401.823394775391" calcext:value-type="float">
            <text:p>401.823394775391</text:p>
          </table:table-cell>
          <table:table-cell table:number-columns-repeated="3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402.997894287109" calcext:value-type="float">
            <text:p>402.997894287109</text:p>
          </table:table-cell>
          <table:table-cell table:number-columns-repeated="3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407.567596435547" calcext:value-type="float">
            <text:p>407.567596435547</text:p>
          </table:table-cell>
          <table:table-cell table:number-columns-repeated="3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409.522583007812" calcext:value-type="float">
            <text:p>409.522583007812</text:p>
          </table:table-cell>
          <table:table-cell table:number-columns-repeated="3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410.978698730469" calcext:value-type="float">
            <text:p>410.978698730469</text:p>
          </table:table-cell>
          <table:table-cell table:number-columns-repeated="3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410.690521240234" calcext:value-type="float">
            <text:p>410.690521240234</text:p>
          </table:table-cell>
          <table:table-cell table:number-columns-repeated="3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407.927734375" calcext:value-type="float">
            <text:p>407.927734375</text:p>
          </table:table-cell>
          <table:table-cell table:number-columns-repeated="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403.746124267578" calcext:value-type="float">
            <text:p>403.746124267578</text:p>
          </table:table-cell>
          <table:table-cell table:number-columns-repeated="3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403.470397949219" calcext:value-type="float">
            <text:p>403.470397949219</text:p>
          </table:table-cell>
          <table:table-cell table:number-columns-repeated="3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393.826843261719" calcext:value-type="float">
            <text:p>393.826843261719</text:p>
          </table:table-cell>
          <table:table-cell table:number-columns-repeated="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386.742736816406" calcext:value-type="float">
            <text:p>386.742736816406</text:p>
          </table:table-cell>
          <table:table-cell table:number-columns-repeated="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385.169799804688" calcext:value-type="float">
            <text:p>385.169799804688</text:p>
          </table:table-cell>
          <table:table-cell table:number-columns-repeated="3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385.569030761719" calcext:value-type="float">
            <text:p>385.569030761719</text:p>
          </table:table-cell>
          <table:table-cell table:number-columns-repeated="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379.042175292969" calcext:value-type="float">
            <text:p>379.042175292969</text:p>
          </table:table-cell>
          <table:table-cell table:number-columns-repeated="3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383.438293457031" calcext:value-type="float">
            <text:p>383.438293457031</text:p>
          </table:table-cell>
          <table:table-cell table:number-columns-repeated="3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383.104553222656" calcext:value-type="float">
            <text:p>383.104553222656</text:p>
          </table:table-cell>
          <table:table-cell table:number-columns-repeated="3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375.419342041016" calcext:value-type="float">
            <text:p>375.419342041016</text:p>
          </table:table-cell>
          <table:table-cell table:number-columns-repeated="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378.388885498047" calcext:value-type="float">
            <text:p>378.388885498047</text:p>
          </table:table-cell>
          <table:table-cell table:number-columns-repeated="3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379.830139160156" calcext:value-type="float">
            <text:p>379.830139160156</text:p>
          </table:table-cell>
          <table:table-cell table:number-columns-repeated="3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374.975219726563" calcext:value-type="float">
            <text:p>374.975219726563</text:p>
          </table:table-cell>
          <table:table-cell table:number-columns-repeated="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376.221343994141" calcext:value-type="float">
            <text:p>376.221343994141</text:p>
          </table:table-cell>
          <table:table-cell table:number-columns-repeated="3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376.896759033203" calcext:value-type="float">
            <text:p>376.896759033203</text:p>
          </table:table-cell>
          <table:table-cell table:number-columns-repeated="3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374.34423828125" calcext:value-type="float">
            <text:p>374.34423828125</text:p>
          </table:table-cell>
          <table:table-cell table:number-columns-repeated="3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373.839202880859" calcext:value-type="float">
            <text:p>373.839202880859</text:p>
          </table:table-cell>
          <table:table-cell table:number-columns-repeated="3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372.6728515625" calcext:value-type="float">
            <text:p>372.6728515625</text:p>
          </table:table-cell>
          <table:table-cell table:number-columns-repeated="3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371.415588378906" calcext:value-type="float">
            <text:p>371.415588378906</text:p>
          </table:table-cell>
          <table:table-cell table:number-columns-repeated="3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371.532470703125" calcext:value-type="float">
            <text:p>371.532470703125</text:p>
          </table:table-cell>
          <table:table-cell table:number-columns-repeated="3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381.142242431641" calcext:value-type="float">
            <text:p>381.142242431641</text:p>
          </table:table-cell>
          <table:table-cell table:number-columns-repeated="3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387.120697021484" calcext:value-type="float">
            <text:p>387.120697021484</text:p>
          </table:table-cell>
          <table:table-cell table:number-columns-repeated="3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389.157653808594" calcext:value-type="float">
            <text:p>389.157653808594</text:p>
          </table:table-cell>
          <table:table-cell table:number-columns-repeated="3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386.077087402344" calcext:value-type="float">
            <text:p>386.077087402344</text:p>
          </table:table-cell>
          <table:table-cell table:number-columns-repeated="3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378.485992431641" calcext:value-type="float">
            <text:p>378.485992431641</text:p>
          </table:table-cell>
          <table:table-cell table:number-columns-repeated="3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376.096862792969" calcext:value-type="float">
            <text:p>376.096862792969</text:p>
          </table:table-cell>
          <table:table-cell table:number-columns-repeated="3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378.704254150391" calcext:value-type="float">
            <text:p>378.704254150391</text:p>
          </table:table-cell>
          <table:table-cell table:number-columns-repeated="3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381.257629394531" calcext:value-type="float">
            <text:p>381.257629394531</text:p>
          </table:table-cell>
          <table:table-cell table:number-columns-repeated="3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378.214782714844" calcext:value-type="float">
            <text:p>378.214782714844</text:p>
          </table:table-cell>
          <table:table-cell table:number-columns-repeated="3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379.224212646484" calcext:value-type="float">
            <text:p>379.224212646484</text:p>
          </table:table-cell>
          <table:table-cell table:number-columns-repeated="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379.719482421875" calcext:value-type="float">
            <text:p>379.719482421875</text:p>
          </table:table-cell>
          <table:table-cell table:number-columns-repeated="3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385.752746582031" calcext:value-type="float">
            <text:p>385.752746582031</text:p>
          </table:table-cell>
          <table:table-cell table:number-columns-repeated="3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389.154418945312" calcext:value-type="float">
            <text:p>389.154418945312</text:p>
          </table:table-cell>
          <table:table-cell table:number-columns-repeated="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389.644866943359" calcext:value-type="float">
            <text:p>389.644866943359</text:p>
          </table:table-cell>
          <table:table-cell table:number-columns-repeated="3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392.442016601562" calcext:value-type="float">
            <text:p>392.442016601562</text:p>
          </table:table-cell>
          <table:table-cell table:number-columns-repeated="3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389.221496582031" calcext:value-type="float">
            <text:p>389.221496582031</text:p>
          </table:table-cell>
          <table:table-cell table:number-columns-repeated="3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388.731628417969" calcext:value-type="float">
            <text:p>388.731628417969</text:p>
          </table:table-cell>
          <table:table-cell table:number-columns-repeated="3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391.766204833984" calcext:value-type="float">
            <text:p>391.766204833984</text:p>
          </table:table-cell>
          <table:table-cell table:number-columns-repeated="3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390.855133056641" calcext:value-type="float">
            <text:p>390.855133056641</text:p>
          </table:table-cell>
          <table:table-cell table:number-columns-repeated="3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393.969146728516" calcext:value-type="float">
            <text:p>393.969146728516</text:p>
          </table:table-cell>
          <table:table-cell table:number-columns-repeated="3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395.933013916016" calcext:value-type="float">
            <text:p>395.933013916016</text:p>
          </table:table-cell>
          <table:table-cell table:number-columns-repeated="3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394.738494873047" calcext:value-type="float">
            <text:p>394.738494873047</text:p>
          </table:table-cell>
          <table:table-cell table:number-columns-repeated="3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396.788604736328" calcext:value-type="float">
            <text:p>396.788604736328</text:p>
          </table:table-cell>
          <table:table-cell table:number-columns-repeated="3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393.274627685547" calcext:value-type="float">
            <text:p>393.274627685547</text:p>
          </table:table-cell>
          <table:table-cell table:number-columns-repeated="3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378.561462402344" calcext:value-type="float">
            <text:p>378.561462402344</text:p>
          </table:table-cell>
          <table:table-cell table:number-columns-repeated="3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386.323486328125" calcext:value-type="float">
            <text:p>386.323486328125</text:p>
          </table:table-cell>
          <table:table-cell table:number-columns-repeated="3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385.503387451172" calcext:value-type="float">
            <text:p>385.503387451172</text:p>
          </table:table-cell>
          <table:table-cell table:number-columns-repeated="3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382.085418701172" calcext:value-type="float">
            <text:p>382.085418701172</text:p>
          </table:table-cell>
          <table:table-cell table:number-columns-repeated="3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380.289459228516" calcext:value-type="float">
            <text:p>380.289459228516</text:p>
          </table:table-cell>
          <table:table-cell table:number-columns-repeated="3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376.269012451172" calcext:value-type="float">
            <text:p>376.269012451172</text:p>
          </table:table-cell>
          <table:table-cell table:number-columns-repeated="3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377.651397705078" calcext:value-type="float">
            <text:p>377.651397705078</text:p>
          </table:table-cell>
          <table:table-cell table:number-columns-repeated="3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377.351440429688" calcext:value-type="float">
            <text:p>377.351440429688</text:p>
          </table:table-cell>
          <table:table-cell table:number-columns-repeated="3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376.210601806641" calcext:value-type="float">
            <text:p>376.210601806641</text:p>
          </table:table-cell>
          <table:table-cell table:number-columns-repeated="3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378.319305419922" calcext:value-type="float">
            <text:p>378.319305419922</text:p>
          </table:table-cell>
          <table:table-cell table:number-columns-repeated="3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375.492218017578" calcext:value-type="float">
            <text:p>375.492218017578</text:p>
          </table:table-cell>
          <table:table-cell table:number-columns-repeated="3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373.153076171875" calcext:value-type="float">
            <text:p>373.153076171875</text:p>
          </table:table-cell>
          <table:table-cell table:number-columns-repeated="3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70.136871337891" calcext:value-type="float">
            <text:p>370.136871337891</text:p>
          </table:table-cell>
          <table:table-cell table:number-columns-repeated="3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84.279937744141" calcext:value-type="float">
            <text:p>384.279937744141</text:p>
          </table:table-cell>
          <table:table-cell table:number-columns-repeated="3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82.068481445312" calcext:value-type="float">
            <text:p>382.068481445312</text:p>
          </table:table-cell>
          <table:table-cell table:number-columns-repeated="3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80.209991455078" calcext:value-type="float">
            <text:p>380.209991455078</text:p>
          </table:table-cell>
          <table:table-cell table:number-columns-repeated="3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381.362731933594" calcext:value-type="float">
            <text:p>381.362731933594</text:p>
          </table:table-cell>
          <table:table-cell table:number-columns-repeated="3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378.850677490234" calcext:value-type="float">
            <text:p>378.850677490234</text:p>
          </table:table-cell>
          <table:table-cell table:number-columns-repeated="3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382.74609375" calcext:value-type="float">
            <text:p>382.74609375</text:p>
          </table:table-cell>
          <table:table-cell table:number-columns-repeated="3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383.646209716797" calcext:value-type="float">
            <text:p>383.646209716797</text:p>
          </table:table-cell>
          <table:table-cell table:number-columns-repeated="3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383.731018066406" calcext:value-type="float">
            <text:p>383.731018066406</text:p>
          </table:table-cell>
          <table:table-cell table:number-columns-repeated="3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382.167205810547" calcext:value-type="float">
            <text:p>382.167205810547</text:p>
          </table:table-cell>
          <table:table-cell table:number-columns-repeated="3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378.949645996094" calcext:value-type="float">
            <text:p>378.949645996094</text:p>
          </table:table-cell>
          <table:table-cell table:number-columns-repeated="3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74.548461914062" calcext:value-type="float">
            <text:p>374.548461914062</text:p>
          </table:table-cell>
          <table:table-cell table:number-columns-repeated="3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89.954254150391" calcext:value-type="float">
            <text:p>389.954254150391</text:p>
          </table:table-cell>
          <table:table-cell table:number-columns-repeated="3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386.991638183594" calcext:value-type="float">
            <text:p>386.991638183594</text:p>
          </table:table-cell>
          <table:table-cell table:number-columns-repeated="3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389.612579345703" calcext:value-type="float">
            <text:p>389.612579345703</text:p>
          </table:table-cell>
          <table:table-cell table:number-columns-repeated="3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89.040771484375" calcext:value-type="float">
            <text:p>389.040771484375</text:p>
          </table:table-cell>
          <table:table-cell table:number-columns-repeated="3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97.679016113281" calcext:value-type="float">
            <text:p>397.679016113281</text:p>
          </table:table-cell>
          <table:table-cell table:number-columns-repeated="3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404.025756835938" calcext:value-type="float">
            <text:p>404.025756835938</text:p>
          </table:table-cell>
          <table:table-cell table:number-columns-repeated="3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404.025726318359" calcext:value-type="float">
            <text:p>404.025726318359</text:p>
          </table:table-cell>
          <table:table-cell table:number-columns-repeated="3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02.730651855469" calcext:value-type="float">
            <text:p>402.730651855469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.836822509766" calcext:value-type="float">
            <text:p>400.836822509766</text:p>
          </table:table-cell>
          <table:table-cell table:number-columns-repeated="3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00.928466796875" calcext:value-type="float">
            <text:p>400.928466796875</text:p>
          </table:table-cell>
          <table:table-cell table:number-columns-repeated="3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94.914276123047" calcext:value-type="float">
            <text:p>394.914276123047</text:p>
          </table:table-cell>
          <table:table-cell table:number-columns-repeated="3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92.071502685547" calcext:value-type="float">
            <text:p>392.071502685547</text:p>
          </table:table-cell>
          <table:table-cell table:number-columns-repeated="3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95.145477294922" calcext:value-type="float">
            <text:p>395.145477294922</text:p>
          </table:table-cell>
          <table:table-cell table:number-columns-repeated="3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02.405090332031" calcext:value-type="float">
            <text:p>402.405090332031</text:p>
          </table:table-cell>
          <table:table-cell table:number-columns-repeated="3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04.798767089844" calcext:value-type="float">
            <text:p>404.798767089844</text:p>
          </table:table-cell>
          <table:table-cell table:number-columns-repeated="3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02.326995849609" calcext:value-type="float">
            <text:p>402.326995849609</text:p>
          </table:table-cell>
          <table:table-cell table:number-columns-repeated="3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99.412384033203" calcext:value-type="float">
            <text:p>399.412384033203</text:p>
          </table:table-cell>
          <table:table-cell table:number-columns-repeated="3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04.648040771484" calcext:value-type="float">
            <text:p>404.648040771484</text:p>
          </table:table-cell>
          <table:table-cell table:number-columns-repeated="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99.42236328125" calcext:value-type="float">
            <text:p>399.42236328125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97.493255615234" calcext:value-type="float">
            <text:p>397.493255615234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97.121795654297" calcext:value-type="float">
            <text:p>397.121795654297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97.97705078125" calcext:value-type="float">
            <text:p>397.97705078125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97.898406982422" calcext:value-type="float">
            <text:p>397.898406982422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97.649353027344" calcext:value-type="float">
            <text:p>397.649353027344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98.443328857422" calcext:value-type="float">
            <text:p>398.443328857422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02.384918212891" calcext:value-type="float">
            <text:p>402.384918212891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10.074035644531" calcext:value-type="float">
            <text:p>410.074035644531</text:p>
          </table:table-cell>
          <table:table-cell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05.746185302734" calcext:value-type="float">
            <text:p>405.746185302734</text:p>
          </table:table-cell>
          <table:table-cell table:number-columns-repeated="3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06.242736816406" calcext:value-type="float">
            <text:p>406.242736816406</text:p>
          </table:table-cell>
          <table:table-cell table:number-columns-repeated="3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05.392211914063" calcext:value-type="float">
            <text:p>405.392211914063</text:p>
          </table:table-cell>
          <table:table-cell table:number-columns-repeated="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4.975524902344" calcext:value-type="float">
            <text:p>404.975524902344</text:p>
          </table:table-cell>
          <table:table-cell table:number-columns-repeated="3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02.505218505859" calcext:value-type="float">
            <text:p>402.505218505859</text:p>
          </table:table-cell>
          <table:table-cell table:number-columns-repeated="3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05.112335205078" calcext:value-type="float">
            <text:p>405.112335205078</text:p>
          </table:table-cell>
          <table:table-cell table:number-columns-repeated="3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407.140350341797" calcext:value-type="float">
            <text:p>407.140350341797</text:p>
          </table:table-cell>
          <table:table-cell table:number-columns-repeated="3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405.589294433594" calcext:value-type="float">
            <text:p>405.589294433594</text:p>
          </table:table-cell>
          <table:table-cell table:number-columns-repeated="3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410.564514160156" calcext:value-type="float">
            <text:p>410.564514160156</text:p>
          </table:table-cell>
          <table:table-cell table:number-columns-repeated="3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426.227111816406" calcext:value-type="float">
            <text:p>426.227111816406</text:p>
          </table:table-cell>
          <table:table-cell table:number-columns-repeated="3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429.328338623047" calcext:value-type="float">
            <text:p>429.328338623047</text:p>
          </table:table-cell>
          <table:table-cell table:number-columns-repeated="3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429.273223876953" calcext:value-type="float">
            <text:p>429.273223876953</text:p>
          </table:table-cell>
          <table:table-cell table:number-columns-repeated="3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427.370697021484" calcext:value-type="float">
            <text:p>427.370697021484</text:p>
          </table:table-cell>
          <table:table-cell table:number-columns-repeated="3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428.747650146484" calcext:value-type="float">
            <text:p>428.747650146484</text:p>
          </table:table-cell>
          <table:table-cell table:number-columns-repeated="3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427.084564208984" calcext:value-type="float">
            <text:p>427.084564208984</text:p>
          </table:table-cell>
          <table:table-cell table:number-columns-repeated="3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428.827972412109" calcext:value-type="float">
            <text:p>428.827972412109</text:p>
          </table:table-cell>
          <table:table-cell table:number-columns-repeated="3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428.660095214844" calcext:value-type="float">
            <text:p>428.660095214844</text:p>
          </table:table-cell>
          <table:table-cell table:number-columns-repeated="3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427.220642089844" calcext:value-type="float">
            <text:p>427.220642089844</text:p>
          </table:table-cell>
          <table:table-cell table:number-columns-repeated="3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428.734741210937" calcext:value-type="float">
            <text:p>428.734741210937</text:p>
          </table:table-cell>
          <table:table-cell table:number-columns-repeated="3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433.435272216797" calcext:value-type="float">
            <text:p>433.435272216797</text:p>
          </table:table-cell>
          <table:table-cell table:number-columns-repeated="3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433.637420654297" calcext:value-type="float">
            <text:p>433.637420654297</text:p>
          </table:table-cell>
          <table:table-cell table:number-columns-repeated="3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433.627990722656" calcext:value-type="float">
            <text:p>433.627990722656</text:p>
          </table:table-cell>
          <table:table-cell table:number-columns-repeated="3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435.985198974609" calcext:value-type="float">
            <text:p>435.985198974609</text:p>
          </table:table-cell>
          <table:table-cell table:number-columns-repeated="3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440.551025390625" calcext:value-type="float">
            <text:p>440.551025390625</text:p>
          </table:table-cell>
          <table:table-cell table:number-columns-repeated="3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445.237518310547" calcext:value-type="float">
            <text:p>445.237518310547</text:p>
          </table:table-cell>
          <table:table-cell table:number-columns-repeated="3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435.632446289063" calcext:value-type="float">
            <text:p>435.632446289063</text:p>
          </table:table-cell>
          <table:table-cell table:number-columns-repeated="3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433.763153076172" calcext:value-type="float">
            <text:p>433.763153076172</text:p>
          </table:table-cell>
          <table:table-cell table:number-columns-repeated="3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433.979858398438" calcext:value-type="float">
            <text:p>433.979858398438</text:p>
          </table:table-cell>
          <table:table-cell table:number-columns-repeated="3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436.704162597656" calcext:value-type="float">
            <text:p>436.704162597656</text:p>
          </table:table-cell>
          <table:table-cell table:number-columns-repeated="3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38.643310546875" calcext:value-type="float">
            <text:p>438.643310546875</text:p>
          </table:table-cell>
          <table:table-cell table:number-columns-repeated="3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443.833068847656" calcext:value-type="float">
            <text:p>443.833068847656</text:p>
          </table:table-cell>
          <table:table-cell table:number-columns-repeated="3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442.251800537109" calcext:value-type="float">
            <text:p>442.251800537109</text:p>
          </table:table-cell>
          <table:table-cell table:number-columns-repeated="3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441.086029052734" calcext:value-type="float">
            <text:p>441.086029052734</text:p>
          </table:table-cell>
          <table:table-cell table:number-columns-repeated="3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440.428039550781" calcext:value-type="float">
            <text:p>440.428039550781</text:p>
          </table:table-cell>
          <table:table-cell table:number-columns-repeated="3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438.974426269531" calcext:value-type="float">
            <text:p>438.974426269531</text:p>
          </table:table-cell>
          <table:table-cell table:number-columns-repeated="3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442.731048583984" calcext:value-type="float">
            <text:p>442.731048583984</text:p>
          </table:table-cell>
          <table:table-cell table:number-columns-repeated="3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439.205902099609" calcext:value-type="float">
            <text:p>439.205902099609</text:p>
          </table:table-cell>
          <table:table-cell table:number-columns-repeated="3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435.104187011719" calcext:value-type="float">
            <text:p>435.104187011719</text:p>
          </table:table-cell>
          <table:table-cell table:number-columns-repeated="3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441.570434570312" calcext:value-type="float">
            <text:p>441.570434570312</text:p>
          </table:table-cell>
          <table:table-cell table:number-columns-repeated="3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442.946716308594" calcext:value-type="float">
            <text:p>442.946716308594</text:p>
          </table:table-cell>
          <table:table-cell table:number-columns-repeated="3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442.935424804687" calcext:value-type="float">
            <text:p>442.935424804687</text:p>
          </table:table-cell>
          <table:table-cell table:number-columns-repeated="3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440.763061523438" calcext:value-type="float">
            <text:p>440.763061523438</text:p>
          </table:table-cell>
          <table:table-cell table:number-columns-repeated="3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434.766204833984" calcext:value-type="float">
            <text:p>434.766204833984</text:p>
          </table:table-cell>
          <table:table-cell table:number-columns-repeated="3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440.609375" calcext:value-type="float">
            <text:p>440.609375</text:p>
          </table:table-cell>
          <table:table-cell table:number-columns-repeated="3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451.592864990234" calcext:value-type="float">
            <text:p>451.592864990234</text:p>
          </table:table-cell>
          <table:table-cell table:number-columns-repeated="3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451.490570068359" calcext:value-type="float">
            <text:p>451.490570068359</text:p>
          </table:table-cell>
          <table:table-cell table:number-columns-repeated="3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453.174682617188" calcext:value-type="float">
            <text:p>453.174682617188</text:p>
          </table:table-cell>
          <table:table-cell table:number-columns-repeated="3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451.326690673828" calcext:value-type="float">
            <text:p>451.326690673828</text:p>
          </table:table-cell>
          <table:table-cell table:number-columns-repeated="3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456.439819335938" calcext:value-type="float">
            <text:p>456.439819335938</text:p>
          </table:table-cell>
          <table:table-cell table:number-columns-repeated="3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457.230712890625" calcext:value-type="float">
            <text:p>457.230712890625</text:p>
          </table:table-cell>
          <table:table-cell table:number-columns-repeated="3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454.570098876953" calcext:value-type="float">
            <text:p>454.570098876953</text:p>
          </table:table-cell>
          <table:table-cell table:number-columns-repeated="3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454.205627441406" calcext:value-type="float">
            <text:p>454.205627441406</text:p>
          </table:table-cell>
          <table:table-cell table:number-columns-repeated="3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451.607055664063" calcext:value-type="float">
            <text:p>451.607055664063</text:p>
          </table:table-cell>
          <table:table-cell table:number-columns-repeated="3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453.412200927734" calcext:value-type="float">
            <text:p>453.412200927734</text:p>
          </table:table-cell>
          <table:table-cell table:number-columns-repeated="3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454.992065429687" calcext:value-type="float">
            <text:p>454.992065429687</text:p>
          </table:table-cell>
          <table:table-cell table:number-columns-repeated="3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454.676208496094" calcext:value-type="float">
            <text:p>454.676208496094</text:p>
          </table:table-cell>
          <table:table-cell table:number-columns-repeated="3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454.475036621094" calcext:value-type="float">
            <text:p>454.475036621094</text:p>
          </table:table-cell>
          <table:table-cell table:number-columns-repeated="3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456.215972900391" calcext:value-type="float">
            <text:p>456.215972900391</text:p>
          </table:table-cell>
          <table:table-cell table:number-columns-repeated="3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452.444519042969" calcext:value-type="float">
            <text:p>452.444519042969</text:p>
          </table:table-cell>
          <table:table-cell table:number-columns-repeated="3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453.200164794922" calcext:value-type="float">
            <text:p>453.200164794922</text:p>
          </table:table-cell>
          <table:table-cell table:number-columns-repeated="3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454.560729980469" calcext:value-type="float">
            <text:p>454.560729980469</text:p>
          </table:table-cell>
          <table:table-cell table:number-columns-repeated="3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457.449768066406" calcext:value-type="float">
            <text:p>457.449768066406</text:p>
          </table:table-cell>
          <table:table-cell table:number-columns-repeated="3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443.328399658203" calcext:value-type="float">
            <text:p>443.328399658203</text:p>
          </table:table-cell>
          <table:table-cell table:number-columns-repeated="3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444.115356445313" calcext:value-type="float">
            <text:p>444.115356445313</text:p>
          </table:table-cell>
          <table:table-cell table:number-columns-repeated="3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444.134399414063" calcext:value-type="float">
            <text:p>444.134399414063</text:p>
          </table:table-cell>
          <table:table-cell table:number-columns-repeated="3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437.602355957031" calcext:value-type="float">
            <text:p>437.602355957031</text:p>
          </table:table-cell>
          <table:table-cell table:number-columns-repeated="3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434.661773681641" calcext:value-type="float">
            <text:p>434.661773681641</text:p>
          </table:table-cell>
          <table:table-cell table:number-columns-repeated="3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442.719421386719" calcext:value-type="float">
            <text:p>442.719421386719</text:p>
          </table:table-cell>
          <table:table-cell table:number-columns-repeated="3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445.423278808594" calcext:value-type="float">
            <text:p>445.423278808594</text:p>
          </table:table-cell>
          <table:table-cell table:number-columns-repeated="3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445.287658691406" calcext:value-type="float">
            <text:p>445.287658691406</text:p>
          </table:table-cell>
          <table:table-cell table:number-columns-repeated="3"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444.404693603516" calcext:value-type="float">
            <text:p>444.404693603516</text:p>
          </table:table-cell>
          <table:table-cell table:number-columns-repeated="3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447.789489746094" calcext:value-type="float">
            <text:p>447.789489746094</text:p>
          </table:table-cell>
          <table:table-cell table:number-columns-repeated="3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446.366424560547" calcext:value-type="float">
            <text:p>446.366424560547</text:p>
          </table:table-cell>
          <table:table-cell table:number-columns-repeated="3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433.683013916016" calcext:value-type="float">
            <text:p>433.683013916016</text:p>
          </table:table-cell>
          <table:table-cell table:number-columns-repeated="3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434.978546142578" calcext:value-type="float">
            <text:p>434.978546142578</text:p>
          </table:table-cell>
          <table:table-cell table:number-columns-repeated="3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433.664215087891" calcext:value-type="float">
            <text:p>433.664215087891</text:p>
          </table:table-cell>
          <table:table-cell table:number-columns-repeated="3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433.169311523438" calcext:value-type="float">
            <text:p>433.169311523438</text:p>
          </table:table-cell>
          <table:table-cell table:number-columns-repeated="3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424.136901855469" calcext:value-type="float">
            <text:p>424.136901855469</text:p>
          </table:table-cell>
          <table:table-cell table:number-columns-repeated="3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421.045959472656" calcext:value-type="float">
            <text:p>421.045959472656</text:p>
          </table:table-cell>
          <table:table-cell table:number-columns-repeated="3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419.859497070313" calcext:value-type="float">
            <text:p>419.859497070313</text:p>
          </table:table-cell>
          <table:table-cell table:number-columns-repeated="3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419.393981933594" calcext:value-type="float">
            <text:p>419.393981933594</text:p>
          </table:table-cell>
          <table:table-cell table:number-columns-repeated="3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417.673461914063" calcext:value-type="float">
            <text:p>417.673461914063</text:p>
          </table:table-cell>
          <table:table-cell table:number-columns-repeated="3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417.27587890625" calcext:value-type="float">
            <text:p>417.27587890625</text:p>
          </table:table-cell>
          <table:table-cell table:number-columns-repeated="3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417.772521972656" calcext:value-type="float">
            <text:p>417.772521972656</text:p>
          </table:table-cell>
          <table:table-cell table:number-columns-repeated="3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417.782897949219" calcext:value-type="float">
            <text:p>417.782897949219</text:p>
          </table:table-cell>
          <table:table-cell table:number-columns-repeated="3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409.149200439453" calcext:value-type="float">
            <text:p>409.149200439453</text:p>
          </table:table-cell>
          <table:table-cell table:number-columns-repeated="3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403.747131347656" calcext:value-type="float">
            <text:p>403.747131347656</text:p>
          </table:table-cell>
          <table:table-cell table:number-columns-repeated="3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406.138702392578" calcext:value-type="float">
            <text:p>406.138702392578</text:p>
          </table:table-cell>
          <table:table-cell table:number-columns-repeated="3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405.495300292969" calcext:value-type="float">
            <text:p>405.495300292969</text:p>
          </table:table-cell>
          <table:table-cell table:number-columns-repeated="3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404.992462158203" calcext:value-type="float">
            <text:p>404.992462158203</text:p>
          </table:table-cell>
          <table:table-cell table:number-columns-repeated="3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412.35986328125" calcext:value-type="float">
            <text:p>412.35986328125</text:p>
          </table:table-cell>
          <table:table-cell table:number-columns-repeated="3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413.867858886719" calcext:value-type="float">
            <text:p>413.867858886719</text:p>
          </table:table-cell>
          <table:table-cell table:number-columns-repeated="3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414.561340332031" calcext:value-type="float">
            <text:p>414.561340332031</text:p>
          </table:table-cell>
          <table:table-cell table:number-columns-repeated="3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414.155181884766" calcext:value-type="float">
            <text:p>414.155181884766</text:p>
          </table:table-cell>
          <table:table-cell table:number-columns-repeated="3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414.022247314453" calcext:value-type="float">
            <text:p>414.022247314453</text:p>
          </table:table-cell>
          <table:table-cell table:number-columns-repeated="3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415.097351074219" calcext:value-type="float">
            <text:p>415.097351074219</text:p>
          </table:table-cell>
          <table:table-cell table:number-columns-repeated="3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412.745452880859" calcext:value-type="float">
            <text:p>412.745452880859</text:p>
          </table:table-cell>
          <table:table-cell table:number-columns-repeated="3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411.391479492188" calcext:value-type="float">
            <text:p>411.391479492188</text:p>
          </table:table-cell>
          <table:table-cell table:number-columns-repeated="3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409.128204345703" calcext:value-type="float">
            <text:p>409.128204345703</text:p>
          </table:table-cell>
          <table:table-cell table:number-columns-repeated="3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400.091674804688" calcext:value-type="float">
            <text:p>400.091674804688</text:p>
          </table:table-cell>
          <table:table-cell table:number-columns-repeated="3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398.722808837891" calcext:value-type="float">
            <text:p>398.722808837891</text:p>
          </table:table-cell>
          <table:table-cell table:number-columns-repeated="3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403.115905761719" calcext:value-type="float">
            <text:p>403.115905761719</text:p>
          </table:table-cell>
          <table:table-cell table:number-columns-repeated="3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406.535278320313" calcext:value-type="float">
            <text:p>406.535278320313</text:p>
          </table:table-cell>
          <table:table-cell table:number-columns-repeated="3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405.57177734375" calcext:value-type="float">
            <text:p>405.57177734375</text:p>
          </table:table-cell>
          <table:table-cell table:number-columns-repeated="3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408.701843261719" calcext:value-type="float">
            <text:p>408.701843261719</text:p>
          </table:table-cell>
          <table:table-cell table:number-columns-repeated="3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408.628509521484" calcext:value-type="float">
            <text:p>408.628509521484</text:p>
          </table:table-cell>
          <table:table-cell table:number-columns-repeated="3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411.925140380859" calcext:value-type="float">
            <text:p>411.925140380859</text:p>
          </table:table-cell>
          <table:table-cell table:number-columns-repeated="3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416.469543457031" calcext:value-type="float">
            <text:p>416.469543457031</text:p>
          </table:table-cell>
          <table:table-cell table:number-columns-repeated="3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415.695617675781" calcext:value-type="float">
            <text:p>415.695617675781</text:p>
          </table:table-cell>
          <table:table-cell table:number-columns-repeated="3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403.676635742188" calcext:value-type="float">
            <text:p>403.676635742188</text:p>
          </table:table-cell>
          <table:table-cell table:number-columns-repeated="3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403.278961181641" calcext:value-type="float">
            <text:p>403.278961181641</text:p>
          </table:table-cell>
          <table:table-cell table:number-columns-repeated="3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400.704376220703" calcext:value-type="float">
            <text:p>400.704376220703</text:p>
          </table:table-cell>
          <table:table-cell table:number-columns-repeated="3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397.650451660156" calcext:value-type="float">
            <text:p>397.650451660156</text:p>
          </table:table-cell>
          <table:table-cell table:number-columns-repeated="3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397.581451416016" calcext:value-type="float">
            <text:p>397.581451416016</text:p>
          </table:table-cell>
          <table:table-cell table:number-columns-repeated="3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399.521850585938" calcext:value-type="float">
            <text:p>399.521850585938</text:p>
          </table:table-cell>
          <table:table-cell table:number-columns-repeated="3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394.734283447266" calcext:value-type="float">
            <text:p>394.734283447266</text:p>
          </table:table-cell>
          <table:table-cell table:number-columns-repeated="3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389.044677734375" calcext:value-type="float">
            <text:p>389.044677734375</text:p>
          </table:table-cell>
          <table:table-cell table:number-columns-repeated="3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389.615417480469" calcext:value-type="float">
            <text:p>389.615417480469</text:p>
          </table:table-cell>
          <table:table-cell table:number-columns-repeated="3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389.391815185547" calcext:value-type="float">
            <text:p>389.391815185547</text:p>
          </table:table-cell>
          <table:table-cell table:number-columns-repeated="3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384.803802490234" calcext:value-type="float">
            <text:p>384.803802490234</text:p>
          </table:table-cell>
          <table:table-cell table:number-columns-repeated="3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386.552947998047" calcext:value-type="float">
            <text:p>386.552947998047</text:p>
          </table:table-cell>
          <table:table-cell table:number-columns-repeated="3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388.907806396484" calcext:value-type="float">
            <text:p>388.907806396484</text:p>
          </table:table-cell>
          <table:table-cell table:number-columns-repeated="3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386.210052490234" calcext:value-type="float">
            <text:p>386.210052490234</text:p>
          </table:table-cell>
          <table:table-cell table:number-columns-repeated="3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384.545043945312" calcext:value-type="float">
            <text:p>384.545043945312</text:p>
          </table:table-cell>
          <table:table-cell table:number-columns-repeated="3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381.990386962891" calcext:value-type="float">
            <text:p>381.990386962891</text:p>
          </table:table-cell>
          <table:table-cell table:number-columns-repeated="3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384.737091064453" calcext:value-type="float">
            <text:p>384.737091064453</text:p>
          </table:table-cell>
          <table:table-cell table:number-columns-repeated="3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383.192932128906" calcext:value-type="float">
            <text:p>383.192932128906</text:p>
          </table:table-cell>
          <table:table-cell table:number-columns-repeated="3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381.458251953125" calcext:value-type="float">
            <text:p>381.458251953125</text:p>
          </table:table-cell>
          <table:table-cell table:number-columns-repeated="3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381.647705078125" calcext:value-type="float">
            <text:p>381.647705078125</text:p>
          </table:table-cell>
          <table:table-cell table:number-columns-repeated="3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381.251892089844" calcext:value-type="float">
            <text:p>381.251892089844</text:p>
          </table:table-cell>
          <table:table-cell table:number-columns-repeated="3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375.402496337891" calcext:value-type="float">
            <text:p>375.402496337891</text:p>
          </table:table-cell>
          <table:table-cell table:number-columns-repeated="3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378.336090087891" calcext:value-type="float">
            <text:p>378.336090087891</text:p>
          </table:table-cell>
          <table:table-cell table:number-columns-repeated="3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380.155212402344" calcext:value-type="float">
            <text:p>380.155212402344</text:p>
          </table:table-cell>
          <table:table-cell table:number-columns-repeated="3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382.057159423828" calcext:value-type="float">
            <text:p>382.057159423828</text:p>
          </table:table-cell>
          <table:table-cell table:number-columns-repeated="3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378.173034667969" calcext:value-type="float">
            <text:p>378.173034667969</text:p>
          </table:table-cell>
          <table:table-cell table:number-columns-repeated="3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375.9521484375" calcext:value-type="float">
            <text:p>375.9521484375</text:p>
          </table:table-cell>
          <table:table-cell table:number-columns-repeated="3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371.291656494141" calcext:value-type="float">
            <text:p>371.291656494141</text:p>
          </table:table-cell>
          <table:table-cell table:number-columns-repeated="3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376.489868164062" calcext:value-type="float">
            <text:p>376.489868164062</text:p>
          </table:table-cell>
          <table:table-cell table:number-columns-repeated="3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371.215698242188" calcext:value-type="float">
            <text:p>371.215698242188</text:p>
          </table:table-cell>
          <table:table-cell table:number-columns-repeated="3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366.948913574219" calcext:value-type="float">
            <text:p>366.948913574219</text:p>
          </table:table-cell>
          <table:table-cell table:number-columns-repeated="3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368.191711425781" calcext:value-type="float">
            <text:p>368.191711425781</text:p>
          </table:table-cell>
          <table:table-cell table:number-columns-repeated="3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368.110473632812" calcext:value-type="float">
            <text:p>368.110473632812</text:p>
          </table:table-cell>
          <table:table-cell table:number-columns-repeated="3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372.575958251953" calcext:value-type="float">
            <text:p>372.575958251953</text:p>
          </table:table-cell>
          <table:table-cell table:number-columns-repeated="3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374.422210693359" calcext:value-type="float">
            <text:p>374.422210693359</text:p>
          </table:table-cell>
          <table:table-cell table:number-columns-repeated="3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362.699005126953" calcext:value-type="float">
            <text:p>362.699005126953</text:p>
          </table:table-cell>
          <table:table-cell table:number-columns-repeated="3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362.139343261719" calcext:value-type="float">
            <text:p>362.139343261719</text:p>
          </table:table-cell>
          <table:table-cell table:number-columns-repeated="3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360.5517578125" calcext:value-type="float">
            <text:p>360.5517578125</text:p>
          </table:table-cell>
          <table:table-cell table:number-columns-repeated="3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368.976623535156" calcext:value-type="float">
            <text:p>368.976623535156</text:p>
          </table:table-cell>
          <table:table-cell table:number-columns-repeated="3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366.097351074219" calcext:value-type="float">
            <text:p>366.097351074219</text:p>
          </table:table-cell>
          <table:table-cell table:number-columns-repeated="3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364.137573242188" calcext:value-type="float">
            <text:p>364.137573242188</text:p>
          </table:table-cell>
          <table:table-cell table:number-columns-repeated="3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357.866577148437" calcext:value-type="float">
            <text:p>357.866577148437</text:p>
          </table:table-cell>
          <table:table-cell table:number-columns-repeated="3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357.961212158203" calcext:value-type="float">
            <text:p>357.961212158203</text:p>
          </table:table-cell>
          <table:table-cell table:number-columns-repeated="3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359.830993652344" calcext:value-type="float">
            <text:p>359.830993652344</text:p>
          </table:table-cell>
          <table:table-cell table:number-columns-repeated="3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357.67529296875" calcext:value-type="float">
            <text:p>357.67529296875</text:p>
          </table:table-cell>
          <table:table-cell table:number-columns-repeated="3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364.865814208984" calcext:value-type="float">
            <text:p>364.865814208984</text:p>
          </table:table-cell>
          <table:table-cell table:number-columns-repeated="3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366.703460693359" calcext:value-type="float">
            <text:p>366.703460693359</text:p>
          </table:table-cell>
          <table:table-cell table:number-columns-repeated="3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368.508209228516" calcext:value-type="float">
            <text:p>368.508209228516</text:p>
          </table:table-cell>
          <table:table-cell table:number-columns-repeated="3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369.322845458984" calcext:value-type="float">
            <text:p>369.322845458984</text:p>
          </table:table-cell>
          <table:table-cell table:number-columns-repeated="3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368.851654052734" calcext:value-type="float">
            <text:p>368.851654052734</text:p>
          </table:table-cell>
          <table:table-cell table:number-columns-repeated="3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367.415283203125" calcext:value-type="float">
            <text:p>367.415283203125</text:p>
          </table:table-cell>
          <table:table-cell table:number-columns-repeated="3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366.152954101562" calcext:value-type="float">
            <text:p>366.152954101562</text:p>
          </table:table-cell>
          <table:table-cell table:number-columns-repeated="3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360.445922851562" calcext:value-type="float">
            <text:p>360.445922851562</text:p>
          </table:table-cell>
          <table:table-cell table:number-columns-repeated="3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365.148529052734" calcext:value-type="float">
            <text:p>365.148529052734</text:p>
          </table:table-cell>
          <table:table-cell table:number-columns-repeated="3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363.757568359375" calcext:value-type="float">
            <text:p>363.757568359375</text:p>
          </table:table-cell>
          <table:table-cell table:number-columns-repeated="3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362.111755371094" calcext:value-type="float">
            <text:p>362.111755371094</text:p>
          </table:table-cell>
          <table:table-cell table:number-columns-repeated="3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370.410858154297" calcext:value-type="float">
            <text:p>370.410858154297</text:p>
          </table:table-cell>
          <table:table-cell table:number-columns-repeated="3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374.506408691406" calcext:value-type="float">
            <text:p>374.506408691406</text:p>
          </table:table-cell>
          <table:table-cell table:number-columns-repeated="3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362.962188720703" calcext:value-type="float">
            <text:p>362.962188720703</text:p>
          </table:table-cell>
          <table:table-cell table:number-columns-repeated="3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360.859954833984" calcext:value-type="float">
            <text:p>360.859954833984</text:p>
          </table:table-cell>
          <table:table-cell table:number-columns-repeated="3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369.584167480469" calcext:value-type="float">
            <text:p>369.584167480469</text:p>
          </table:table-cell>
          <table:table-cell table:number-columns-repeated="3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371.604553222656" calcext:value-type="float">
            <text:p>371.604553222656</text:p>
          </table:table-cell>
          <table:table-cell table:number-columns-repeated="3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371.136566162109" calcext:value-type="float">
            <text:p>371.136566162109</text:p>
          </table:table-cell>
          <table:table-cell table:number-columns-repeated="3"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371.915008544922" calcext:value-type="float">
            <text:p>371.915008544922</text:p>
          </table:table-cell>
          <table:table-cell table:number-columns-repeated="3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363.629241943359" calcext:value-type="float">
            <text:p>363.629241943359</text:p>
          </table:table-cell>
          <table:table-cell table:number-columns-repeated="3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368.465423583984" calcext:value-type="float">
            <text:p>368.465423583984</text:p>
          </table:table-cell>
          <table:table-cell table:number-columns-repeated="3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371.364166259766" calcext:value-type="float">
            <text:p>371.364166259766</text:p>
          </table:table-cell>
          <table:table-cell table:number-columns-repeated="3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374.768432617187" calcext:value-type="float">
            <text:p>374.768432617187</text:p>
          </table:table-cell>
          <table:table-cell table:number-columns-repeated="3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374.375915527344" calcext:value-type="float">
            <text:p>374.375915527344</text:p>
          </table:table-cell>
          <table:table-cell table:number-columns-repeated="3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370.891906738281" calcext:value-type="float">
            <text:p>370.891906738281</text:p>
          </table:table-cell>
          <table:table-cell table:number-columns-repeated="3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373.201141357422" calcext:value-type="float">
            <text:p>373.201141357422</text:p>
          </table:table-cell>
          <table:table-cell table:number-columns-repeated="3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384.034484863281" calcext:value-type="float">
            <text:p>384.034484863281</text:p>
          </table:table-cell>
          <table:table-cell table:number-columns-repeated="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85.199279785156" calcext:value-type="float">
            <text:p>385.199279785156</text:p>
          </table:table-cell>
          <table:table-cell table:number-columns-repeated="3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386.643981933594" calcext:value-type="float">
            <text:p>386.643981933594</text:p>
          </table:table-cell>
          <table:table-cell table:number-columns-repeated="3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389.840789794922" calcext:value-type="float">
            <text:p>389.840789794922</text:p>
          </table:table-cell>
          <table:table-cell table:number-columns-repeated="3"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388.949859619141" calcext:value-type="float">
            <text:p>388.949859619141</text:p>
          </table:table-cell>
          <table:table-cell table:number-columns-repeated="3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389.258850097656" calcext:value-type="float">
            <text:p>389.258850097656</text:p>
          </table:table-cell>
          <table:table-cell table:number-columns-repeated="3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387.957183837891" calcext:value-type="float">
            <text:p>387.957183837891</text:p>
          </table:table-cell>
          <table:table-cell table:number-columns-repeated="3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382.859466552734" calcext:value-type="float">
            <text:p>382.859466552734</text:p>
          </table:table-cell>
          <table:table-cell table:number-columns-repeated="3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384.961791992187" calcext:value-type="float">
            <text:p>384.961791992187</text:p>
          </table:table-cell>
          <table:table-cell table:number-columns-repeated="3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384.756286621094" calcext:value-type="float">
            <text:p>384.756286621094</text:p>
          </table:table-cell>
          <table:table-cell table:number-columns-repeated="3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375.951568603516" calcext:value-type="float">
            <text:p>375.951568603516</text:p>
          </table:table-cell>
          <table:table-cell table:number-columns-repeated="3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371.983093261719" calcext:value-type="float">
            <text:p>371.983093261719</text:p>
          </table:table-cell>
          <table:table-cell table:number-columns-repeated="3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370.637756347656" calcext:value-type="float">
            <text:p>370.637756347656</text:p>
          </table:table-cell>
          <table:table-cell table:number-columns-repeated="3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371.029388427734" calcext:value-type="float">
            <text:p>371.029388427734</text:p>
          </table:table-cell>
          <table:table-cell table:number-columns-repeated="3"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371.231658935547" calcext:value-type="float">
            <text:p>371.231658935547</text:p>
          </table:table-cell>
          <table:table-cell table:number-columns-repeated="3"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370.513305664062" calcext:value-type="float">
            <text:p>370.513305664062</text:p>
          </table:table-cell>
          <table:table-cell table:number-columns-repeated="3"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379.404907226562" calcext:value-type="float">
            <text:p>379.404907226562</text:p>
          </table:table-cell>
          <table:table-cell table:number-columns-repeated="3"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377.531158447266" calcext:value-type="float">
            <text:p>377.531158447266</text:p>
          </table:table-cell>
          <table:table-cell table:number-columns-repeated="3"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378.606964111328" calcext:value-type="float">
            <text:p>378.606964111328</text:p>
          </table:table-cell>
          <table:table-cell table:number-columns-repeated="3"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378.586975097656" calcext:value-type="float">
            <text:p>378.586975097656</text:p>
          </table:table-cell>
          <table:table-cell table:number-columns-repeated="3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379.311798095703" calcext:value-type="float">
            <text:p>379.311798095703</text:p>
          </table:table-cell>
          <table:table-cell table:number-columns-repeated="3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376.127410888672" calcext:value-type="float">
            <text:p>376.127410888672</text:p>
          </table:table-cell>
          <table:table-cell table:number-columns-repeated="3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376.510894775391" calcext:value-type="float">
            <text:p>376.510894775391</text:p>
          </table:table-cell>
          <table:table-cell table:number-columns-repeated="3"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376.258361816406" calcext:value-type="float">
            <text:p>376.258361816406</text:p>
          </table:table-cell>
          <table:table-cell table:number-columns-repeated="3"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375.169342041016" calcext:value-type="float">
            <text:p>375.169342041016</text:p>
          </table:table-cell>
          <table:table-cell table:number-columns-repeated="3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376.334045410156" calcext:value-type="float">
            <text:p>376.334045410156</text:p>
          </table:table-cell>
          <table:table-cell table:number-columns-repeated="3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376.996887207031" calcext:value-type="float">
            <text:p>376.996887207031</text:p>
          </table:table-cell>
          <table:table-cell table:number-columns-repeated="3"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376.837799072266" calcext:value-type="float">
            <text:p>376.837799072266</text:p>
          </table:table-cell>
          <table:table-cell table:number-columns-repeated="3"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374.891357421875" calcext:value-type="float">
            <text:p>374.891357421875</text:p>
          </table:table-cell>
          <table:table-cell table:number-columns-repeated="3"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379.236602783203" calcext:value-type="float">
            <text:p>379.236602783203</text:p>
          </table:table-cell>
          <table:table-cell table:number-columns-repeated="3"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376.338623046875" calcext:value-type="float">
            <text:p>376.338623046875</text:p>
          </table:table-cell>
          <table:table-cell table:number-columns-repeated="3"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378.601257324219" calcext:value-type="float">
            <text:p>378.601257324219</text:p>
          </table:table-cell>
          <table:table-cell table:number-columns-repeated="3"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381.729644775391" calcext:value-type="float">
            <text:p>381.729644775391</text:p>
          </table:table-cell>
          <table:table-cell table:number-columns-repeated="3"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377.638458251953" calcext:value-type="float">
            <text:p>377.638458251953</text:p>
          </table:table-cell>
          <table:table-cell table:number-columns-repeated="3"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375.006896972656" calcext:value-type="float">
            <text:p>375.006896972656</text:p>
          </table:table-cell>
          <table:table-cell table:number-columns-repeated="3"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374.592102050781" calcext:value-type="float">
            <text:p>374.592102050781</text:p>
          </table:table-cell>
          <table:table-cell table:number-columns-repeated="3"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379.409759521484" calcext:value-type="float">
            <text:p>379.409759521484</text:p>
          </table:table-cell>
          <table:table-cell table:number-columns-repeated="3"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378.91796875" calcext:value-type="float">
            <text:p>378.91796875</text:p>
          </table:table-cell>
          <table:table-cell table:number-columns-repeated="3"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387.975677490234" calcext:value-type="float">
            <text:p>387.975677490234</text:p>
          </table:table-cell>
          <table:table-cell table:number-columns-repeated="3"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387.088073730469" calcext:value-type="float">
            <text:p>387.088073730469</text:p>
          </table:table-cell>
          <table:table-cell table:number-columns-repeated="3"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391.682220458984" calcext:value-type="float">
            <text:p>391.682220458984</text:p>
          </table:table-cell>
          <table:table-cell table:number-columns-repeated="3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390.327453613281" calcext:value-type="float">
            <text:p>390.327453613281</text:p>
          </table:table-cell>
          <table:table-cell table:number-columns-repeated="3"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387.456207275391" calcext:value-type="float">
            <text:p>387.456207275391</text:p>
          </table:table-cell>
          <table:table-cell table:number-columns-repeated="3"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384.640808105469" calcext:value-type="float">
            <text:p>384.640808105469</text:p>
          </table:table-cell>
          <table:table-cell table:number-columns-repeated="3"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383.901794433594" calcext:value-type="float">
            <text:p>383.901794433594</text:p>
          </table:table-cell>
          <table:table-cell table:number-columns-repeated="3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382.492828369141" calcext:value-type="float">
            <text:p>382.492828369141</text:p>
          </table:table-cell>
          <table:table-cell table:number-columns-repeated="3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379.947052001953" calcext:value-type="float">
            <text:p>379.947052001953</text:p>
          </table:table-cell>
          <table:table-cell table:number-columns-repeated="3"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388.071044921875" calcext:value-type="float">
            <text:p>388.071044921875</text:p>
          </table:table-cell>
          <table:table-cell table:number-columns-repeated="3"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391.501953125" calcext:value-type="float">
            <text:p>391.501953125</text:p>
          </table:table-cell>
          <table:table-cell table:number-columns-repeated="3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389.573577880859" calcext:value-type="float">
            <text:p>389.573577880859</text:p>
          </table:table-cell>
          <table:table-cell table:number-columns-repeated="3"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395.607971191406" calcext:value-type="float">
            <text:p>395.607971191406</text:p>
          </table:table-cell>
          <table:table-cell table:number-columns-repeated="3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92.160583496094" calcext:value-type="float">
            <text:p>392.160583496094</text:p>
          </table:table-cell>
          <table:table-cell table:number-columns-repeated="3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390.125274658203" calcext:value-type="float">
            <text:p>390.125274658203</text:p>
          </table:table-cell>
          <table:table-cell table:number-columns-repeated="3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389.380523681641" calcext:value-type="float">
            <text:p>389.380523681641</text:p>
          </table:table-cell>
          <table:table-cell table:number-columns-repeated="3"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389.677673339844" calcext:value-type="float">
            <text:p>389.677673339844</text:p>
          </table:table-cell>
          <table:table-cell table:number-columns-repeated="3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387.542785644531" calcext:value-type="float">
            <text:p>387.542785644531</text:p>
          </table:table-cell>
          <table:table-cell table:number-columns-repeated="3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386.851593017578" calcext:value-type="float">
            <text:p>386.851593017578</text:p>
          </table:table-cell>
          <table:table-cell table:number-columns-repeated="3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388.171203613281" calcext:value-type="float">
            <text:p>388.171203613281</text:p>
          </table:table-cell>
          <table:table-cell table:number-columns-repeated="3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390.713562011719" calcext:value-type="float">
            <text:p>390.713562011719</text:p>
          </table:table-cell>
          <table:table-cell table:number-columns-repeated="3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393.813659667969" calcext:value-type="float">
            <text:p>393.813659667969</text:p>
          </table:table-cell>
          <table:table-cell table:number-columns-repeated="3"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393.817687988281" calcext:value-type="float">
            <text:p>393.817687988281</text:p>
          </table:table-cell>
          <table:table-cell table:number-columns-repeated="3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401.466003417969" calcext:value-type="float">
            <text:p>401.466003417969</text:p>
          </table:table-cell>
          <table:table-cell table:number-columns-repeated="3"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397.379089355469" calcext:value-type="float">
            <text:p>397.379089355469</text:p>
          </table:table-cell>
          <table:table-cell table:number-columns-repeated="3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389.025329589844" calcext:value-type="float">
            <text:p>389.025329589844</text:p>
          </table:table-cell>
          <table:table-cell table:number-columns-repeated="3"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393.850128173828" calcext:value-type="float">
            <text:p>393.850128173828</text:p>
          </table:table-cell>
          <table:table-cell table:number-columns-repeated="3"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394.204376220703" calcext:value-type="float">
            <text:p>394.204376220703</text:p>
          </table:table-cell>
          <table:table-cell table:number-columns-repeated="3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393.338684082031" calcext:value-type="float">
            <text:p>393.338684082031</text:p>
          </table:table-cell>
          <table:table-cell table:number-columns-repeated="3"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384.602386474609" calcext:value-type="float">
            <text:p>384.602386474609</text:p>
          </table:table-cell>
          <table:table-cell table:number-columns-repeated="3"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382.65771484375" calcext:value-type="float">
            <text:p>382.65771484375</text:p>
          </table:table-cell>
          <table:table-cell table:number-columns-repeated="3"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387.265777587891" calcext:value-type="float">
            <text:p>387.265777587891</text:p>
          </table:table-cell>
          <table:table-cell table:number-columns-repeated="3"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390.257141113281" calcext:value-type="float">
            <text:p>390.257141113281</text:p>
          </table:table-cell>
          <table:table-cell table:number-columns-repeated="3"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391.729187011719" calcext:value-type="float">
            <text:p>391.729187011719</text:p>
          </table:table-cell>
          <table:table-cell table:number-columns-repeated="3"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389.459991455078" calcext:value-type="float">
            <text:p>389.459991455078</text:p>
          </table:table-cell>
          <table:table-cell table:number-columns-repeated="3"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391.281890869141" calcext:value-type="float">
            <text:p>391.281890869141</text:p>
          </table:table-cell>
          <table:table-cell table:number-columns-repeated="3"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387.025817871094" calcext:value-type="float">
            <text:p>387.025817871094</text:p>
          </table:table-cell>
          <table:table-cell table:number-columns-repeated="3"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384.913635253906" calcext:value-type="float">
            <text:p>384.913635253906</text:p>
          </table:table-cell>
          <table:table-cell table:number-columns-repeated="3"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384.663452148438" calcext:value-type="float">
            <text:p>384.663452148438</text:p>
          </table:table-cell>
          <table:table-cell table:number-columns-repeated="3"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382.983825683594" calcext:value-type="float">
            <text:p>382.983825683594</text:p>
          </table:table-cell>
          <table:table-cell table:number-columns-repeated="3"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384.149444580078" calcext:value-type="float">
            <text:p>384.149444580078</text:p>
          </table:table-cell>
          <table:table-cell table:number-columns-repeated="3"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386.900695800781" calcext:value-type="float">
            <text:p>386.900695800781</text:p>
          </table:table-cell>
          <table:table-cell table:number-columns-repeated="3"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389.066711425781" calcext:value-type="float">
            <text:p>389.066711425781</text:p>
          </table:table-cell>
          <table:table-cell table:number-columns-repeated="3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388.96533203125" calcext:value-type="float">
            <text:p>388.96533203125</text:p>
          </table:table-cell>
          <table:table-cell table:number-columns-repeated="3"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382.524291992187" calcext:value-type="float">
            <text:p>382.524291992187</text:p>
          </table:table-cell>
          <table:table-cell table:number-columns-repeated="3"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384.213836669922" calcext:value-type="float">
            <text:p>384.213836669922</text:p>
          </table:table-cell>
          <table:table-cell table:number-columns-repeated="3"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388.468200683594" calcext:value-type="float">
            <text:p>388.468200683594</text:p>
          </table:table-cell>
          <table:table-cell table:number-columns-repeated="3"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385.268341064453" calcext:value-type="float">
            <text:p>385.268341064453</text:p>
          </table:table-cell>
          <table:table-cell table:number-columns-repeated="3"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381.066528320313" calcext:value-type="float">
            <text:p>381.066528320313</text:p>
          </table:table-cell>
          <table:table-cell table:number-columns-repeated="3"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383.013763427734" calcext:value-type="float">
            <text:p>383.013763427734</text:p>
          </table:table-cell>
          <table:table-cell table:number-columns-repeated="3"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383.781311035156" calcext:value-type="float">
            <text:p>383.781311035156</text:p>
          </table:table-cell>
          <table:table-cell table:number-columns-repeated="3"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376.387725830078" calcext:value-type="float">
            <text:p>376.387725830078</text:p>
          </table:table-cell>
          <table:table-cell table:number-columns-repeated="3"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374.559600830078" calcext:value-type="float">
            <text:p>374.559600830078</text:p>
          </table:table-cell>
          <table:table-cell table:number-columns-repeated="3"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374.85693359375" calcext:value-type="float">
            <text:p>374.85693359375</text:p>
          </table:table-cell>
          <table:table-cell table:number-columns-repeated="3"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375.137451171875" calcext:value-type="float">
            <text:p>375.137451171875</text:p>
          </table:table-cell>
          <table:table-cell table:number-columns-repeated="3"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378.652160644531" calcext:value-type="float">
            <text:p>378.652160644531</text:p>
          </table:table-cell>
          <table:table-cell table:number-columns-repeated="3"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372.239959716797" calcext:value-type="float">
            <text:p>372.239959716797</text:p>
          </table:table-cell>
          <table:table-cell table:number-columns-repeated="3"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366.775268554687" calcext:value-type="float">
            <text:p>366.775268554687</text:p>
          </table:table-cell>
          <table:table-cell table:number-columns-repeated="3"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367.606964111328" calcext:value-type="float">
            <text:p>367.606964111328</text:p>
          </table:table-cell>
          <table:table-cell table:number-columns-repeated="3"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372.390747070312" calcext:value-type="float">
            <text:p>372.390747070312</text:p>
          </table:table-cell>
          <table:table-cell table:number-columns-repeated="3"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372.044311523437" calcext:value-type="float">
            <text:p>372.044311523437</text:p>
          </table:table-cell>
          <table:table-cell table:number-columns-repeated="3"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368.592193603516" calcext:value-type="float">
            <text:p>368.592193603516</text:p>
          </table:table-cell>
          <table:table-cell table:number-columns-repeated="3"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358.536193847656" calcext:value-type="float">
            <text:p>358.536193847656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58.267639160156" calcext:value-type="float">
            <text:p>358.267639160156</text:p>
          </table:table-cell>
          <table:table-cell table:number-columns-repeated="3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355.065826416016" calcext:value-type="float">
            <text:p>355.065826416016</text:p>
          </table:table-cell>
          <table:table-cell table:number-columns-repeated="3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350.506134033203" calcext:value-type="float">
            <text:p>350.506134033203</text:p>
          </table:table-cell>
          <table:table-cell table:number-columns-repeated="3"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352.473358154297" calcext:value-type="float">
            <text:p>352.473358154297</text:p>
          </table:table-cell>
          <table:table-cell table:number-columns-repeated="3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354.750885009766" calcext:value-type="float">
            <text:p>354.750885009766</text:p>
          </table:table-cell>
          <table:table-cell table:number-columns-repeated="3"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355.339202880859" calcext:value-type="float">
            <text:p>355.339202880859</text:p>
          </table:table-cell>
          <table:table-cell table:number-columns-repeated="3"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357.599365234375" calcext:value-type="float">
            <text:p>357.599365234375</text:p>
          </table:table-cell>
          <table:table-cell table:number-columns-repeated="3"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356.848754882812" calcext:value-type="float">
            <text:p>356.848754882812</text:p>
          </table:table-cell>
          <table:table-cell table:number-columns-repeated="3"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365.227325439453" calcext:value-type="float">
            <text:p>365.227325439453</text:p>
          </table:table-cell>
          <table:table-cell table:number-columns-repeated="3"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364.069122314453" calcext:value-type="float">
            <text:p>364.069122314453</text:p>
          </table:table-cell>
          <table:table-cell table:number-columns-repeated="3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364.064453125" calcext:value-type="float">
            <text:p>364.064453125</text:p>
          </table:table-cell>
          <table:table-cell table:number-columns-repeated="3"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366.413360595703" calcext:value-type="float">
            <text:p>366.413360595703</text:p>
          </table:table-cell>
          <table:table-cell table:number-columns-repeated="3"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367.697967529297" calcext:value-type="float">
            <text:p>367.697967529297</text:p>
          </table:table-cell>
          <table:table-cell table:number-columns-repeated="3"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365.669403076172" calcext:value-type="float">
            <text:p>365.669403076172</text:p>
          </table:table-cell>
          <table:table-cell table:number-columns-repeated="3"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368.40966796875" calcext:value-type="float">
            <text:p>368.40966796875</text:p>
          </table:table-cell>
          <table:table-cell table:number-columns-repeated="3"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359.52587890625" calcext:value-type="float">
            <text:p>359.52587890625</text:p>
          </table:table-cell>
          <table:table-cell table:number-columns-repeated="3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366.074157714844" calcext:value-type="float">
            <text:p>366.074157714844</text:p>
          </table:table-cell>
          <table:table-cell table:number-columns-repeated="3"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365.270629882813" calcext:value-type="float">
            <text:p>365.270629882813</text:p>
          </table:table-cell>
          <table:table-cell table:number-columns-repeated="3"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364.019409179688" calcext:value-type="float">
            <text:p>364.019409179688</text:p>
          </table:table-cell>
          <table:table-cell table:number-columns-repeated="3"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361.663024902344" calcext:value-type="float">
            <text:p>361.663024902344</text:p>
          </table:table-cell>
          <table:table-cell table:number-columns-repeated="3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358.689544677734" calcext:value-type="float">
            <text:p>358.689544677734</text:p>
          </table:table-cell>
          <table:table-cell table:number-columns-repeated="3"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364.780700683594" calcext:value-type="float">
            <text:p>364.780700683594</text:p>
          </table:table-cell>
          <table:table-cell table:number-columns-repeated="3"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370.331634521484" calcext:value-type="float">
            <text:p>370.331634521484</text:p>
          </table:table-cell>
          <table:table-cell table:number-columns-repeated="3"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367.675323486328" calcext:value-type="float">
            <text:p>367.675323486328</text:p>
          </table:table-cell>
          <table:table-cell table:number-columns-repeated="3"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363.390258789062" calcext:value-type="float">
            <text:p>363.390258789062</text:p>
          </table:table-cell>
          <table:table-cell table:number-columns-repeated="3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358.989562988281" calcext:value-type="float">
            <text:p>358.989562988281</text:p>
          </table:table-cell>
          <table:table-cell table:number-columns-repeated="3"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354.502746582031" calcext:value-type="float">
            <text:p>354.502746582031</text:p>
          </table:table-cell>
          <table:table-cell table:number-columns-repeated="3"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357.442443847656" calcext:value-type="float">
            <text:p>357.442443847656</text:p>
          </table:table-cell>
          <table:table-cell table:number-columns-repeated="3"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350.650482177734" calcext:value-type="float">
            <text:p>350.650482177734</text:p>
          </table:table-cell>
          <table:table-cell table:number-columns-repeated="3"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351.627777099609" calcext:value-type="float">
            <text:p>351.627777099609</text:p>
          </table:table-cell>
          <table:table-cell table:number-columns-repeated="3"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351.313201904297" calcext:value-type="float">
            <text:p>351.313201904297</text:p>
          </table:table-cell>
          <table:table-cell table:number-columns-repeated="3"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352.269592285156" calcext:value-type="float">
            <text:p>352.269592285156</text:p>
          </table:table-cell>
          <table:table-cell table:number-columns-repeated="3"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353.709869384766" calcext:value-type="float">
            <text:p>353.709869384766</text:p>
          </table:table-cell>
          <table:table-cell table:number-columns-repeated="3"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367.4912109375" calcext:value-type="float">
            <text:p>367.4912109375</text:p>
          </table:table-cell>
          <table:table-cell table:number-columns-repeated="3"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377.055084228516" calcext:value-type="float">
            <text:p>377.055084228516</text:p>
          </table:table-cell>
          <table:table-cell table:number-columns-repeated="3"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370.60205078125" calcext:value-type="float">
            <text:p>370.60205078125</text:p>
          </table:table-cell>
          <table:table-cell table:number-columns-repeated="3"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371.68505859375" calcext:value-type="float">
            <text:p>371.68505859375</text:p>
          </table:table-cell>
          <table:table-cell table:number-columns-repeated="3"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362.215026855469" calcext:value-type="float">
            <text:p>362.215026855469</text:p>
          </table:table-cell>
          <table:table-cell table:number-columns-repeated="3"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364.326416015625" calcext:value-type="float">
            <text:p>364.326416015625</text:p>
          </table:table-cell>
          <table:table-cell table:number-columns-repeated="3"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356.621368408203" calcext:value-type="float">
            <text:p>356.621368408203</text:p>
          </table:table-cell>
          <table:table-cell table:number-columns-repeated="3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361.017639160156" calcext:value-type="float">
            <text:p>361.017639160156</text:p>
          </table:table-cell>
          <table:table-cell table:number-columns-repeated="3"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362.623291015625" calcext:value-type="float">
            <text:p>362.623291015625</text:p>
          </table:table-cell>
          <table:table-cell table:number-columns-repeated="3"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362.803070068359" calcext:value-type="float">
            <text:p>362.803070068359</text:p>
          </table:table-cell>
          <table:table-cell table:number-columns-repeated="3"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361.794067382812" calcext:value-type="float">
            <text:p>361.794067382812</text:p>
          </table:table-cell>
          <table:table-cell table:number-columns-repeated="3"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361.823211669922" calcext:value-type="float">
            <text:p>361.823211669922</text:p>
          </table:table-cell>
          <table:table-cell table:number-columns-repeated="3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361.507232666016" calcext:value-type="float">
            <text:p>361.507232666016</text:p>
          </table:table-cell>
          <table:table-cell table:number-columns-repeated="3"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361.323547363281" calcext:value-type="float">
            <text:p>361.323547363281</text:p>
          </table:table-cell>
          <table:table-cell table:number-columns-repeated="3"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354.980102539063" calcext:value-type="float">
            <text:p>354.980102539063</text:p>
          </table:table-cell>
          <table:table-cell table:number-columns-repeated="3"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361.180969238281" calcext:value-type="float">
            <text:p>361.180969238281</text:p>
          </table:table-cell>
          <table:table-cell table:number-columns-repeated="3"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359.911468505859" calcext:value-type="float">
            <text:p>359.911468505859</text:p>
          </table:table-cell>
          <table:table-cell table:number-columns-repeated="3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364.316497802734" calcext:value-type="float">
            <text:p>364.316497802734</text:p>
          </table:table-cell>
          <table:table-cell table:number-columns-repeated="3"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368.786041259766" calcext:value-type="float">
            <text:p>368.786041259766</text:p>
          </table:table-cell>
          <table:table-cell table:number-columns-repeated="3"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370.349884033203" calcext:value-type="float">
            <text:p>370.349884033203</text:p>
          </table:table-cell>
          <table:table-cell table:number-columns-repeated="3"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373.842346191406" calcext:value-type="float">
            <text:p>373.842346191406</text:p>
          </table:table-cell>
          <table:table-cell table:number-columns-repeated="3"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373.838989257812" calcext:value-type="float">
            <text:p>373.838989257812</text:p>
          </table:table-cell>
          <table:table-cell table:number-columns-repeated="3"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376.473175048828" calcext:value-type="float">
            <text:p>376.473175048828</text:p>
          </table:table-cell>
          <table:table-cell table:number-columns-repeated="3"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372.215881347656" calcext:value-type="float">
            <text:p>372.215881347656</text:p>
          </table:table-cell>
          <table:table-cell table:number-columns-repeated="3"/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369.210662841797" calcext:value-type="float">
            <text:p>369.210662841797</text:p>
          </table:table-cell>
          <table:table-cell table:number-columns-repeated="3"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371.647216796875" calcext:value-type="float">
            <text:p>371.647216796875</text:p>
          </table:table-cell>
          <table:table-cell table:number-columns-repeated="3"/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369.613830566406" calcext:value-type="float">
            <text:p>369.613830566406</text:p>
          </table:table-cell>
          <table:table-cell table:number-columns-repeated="3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365.882446289062" calcext:value-type="float">
            <text:p>365.882446289062</text:p>
          </table:table-cell>
          <table:table-cell table:number-columns-repeated="3"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365.480712890625" calcext:value-type="float">
            <text:p>365.480712890625</text:p>
          </table:table-cell>
          <table:table-cell table:number-columns-repeated="3"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368.063995361328" calcext:value-type="float">
            <text:p>368.063995361328</text:p>
          </table:table-cell>
          <table:table-cell table:number-columns-repeated="3"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361.446258544922" calcext:value-type="float">
            <text:p>361.446258544922</text:p>
          </table:table-cell>
          <table:table-cell table:number-columns-repeated="3"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358.910247802734" calcext:value-type="float">
            <text:p>358.910247802734</text:p>
          </table:table-cell>
          <table:table-cell table:number-columns-repeated="3"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361.109771728516" calcext:value-type="float">
            <text:p>361.109771728516</text:p>
          </table:table-cell>
          <table:table-cell table:number-columns-repeated="3"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362.790069580078" calcext:value-type="float">
            <text:p>362.790069580078</text:p>
          </table:table-cell>
          <table:table-cell table:number-columns-repeated="3"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363.533386230469" calcext:value-type="float">
            <text:p>363.533386230469</text:p>
          </table:table-cell>
          <table:table-cell table:number-columns-repeated="3"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357.262023925781" calcext:value-type="float">
            <text:p>357.262023925781</text:p>
          </table:table-cell>
          <table:table-cell table:number-columns-repeated="3"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353.381469726562" calcext:value-type="float">
            <text:p>353.381469726562</text:p>
          </table:table-cell>
          <table:table-cell table:number-columns-repeated="3"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354.159027099609" calcext:value-type="float">
            <text:p>354.159027099609</text:p>
          </table:table-cell>
          <table:table-cell table:number-columns-repeated="3"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354.064849853516" calcext:value-type="float">
            <text:p>354.064849853516</text:p>
          </table:table-cell>
          <table:table-cell table:number-columns-repeated="3"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369.699493408203" calcext:value-type="float">
            <text:p>369.699493408203</text:p>
          </table:table-cell>
          <table:table-cell table:number-columns-repeated="3"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365.310546875" calcext:value-type="float">
            <text:p>365.310546875</text:p>
          </table:table-cell>
          <table:table-cell table:number-columns-repeated="3"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364.919647216797" calcext:value-type="float">
            <text:p>364.919647216797</text:p>
          </table:table-cell>
          <table:table-cell table:number-columns-repeated="3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369.260314941406" calcext:value-type="float">
            <text:p>369.260314941406</text:p>
          </table:table-cell>
          <table:table-cell table:number-columns-repeated="3"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371.286773681641" calcext:value-type="float">
            <text:p>371.286773681641</text:p>
          </table:table-cell>
          <table:table-cell table:number-columns-repeated="3"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370.224731445313" calcext:value-type="float">
            <text:p>370.224731445313</text:p>
          </table:table-cell>
          <table:table-cell table:number-columns-repeated="3"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370.542694091797" calcext:value-type="float">
            <text:p>370.542694091797</text:p>
          </table:table-cell>
          <table:table-cell table:number-columns-repeated="3"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368.168395996094" calcext:value-type="float">
            <text:p>368.168395996094</text:p>
          </table:table-cell>
          <table:table-cell table:number-columns-repeated="3"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369.428649902344" calcext:value-type="float">
            <text:p>369.428649902344</text:p>
          </table:table-cell>
          <table:table-cell table:number-columns-repeated="3"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381.14501953125" calcext:value-type="float">
            <text:p>381.14501953125</text:p>
          </table:table-cell>
          <table:table-cell table:number-columns-repeated="3"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381.296691894531" calcext:value-type="float">
            <text:p>381.296691894531</text:p>
          </table:table-cell>
          <table:table-cell table:number-columns-repeated="3"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379.822692871094" calcext:value-type="float">
            <text:p>379.822692871094</text:p>
          </table:table-cell>
          <table:table-cell table:number-columns-repeated="3"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378.403991699219" calcext:value-type="float">
            <text:p>378.403991699219</text:p>
          </table:table-cell>
          <table:table-cell table:number-columns-repeated="3"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382.007385253906" calcext:value-type="float">
            <text:p>382.007385253906</text:p>
          </table:table-cell>
          <table:table-cell table:number-columns-repeated="3"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380.449462890625" calcext:value-type="float">
            <text:p>380.449462890625</text:p>
          </table:table-cell>
          <table:table-cell table:number-columns-repeated="3"/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382.834075927734" calcext:value-type="float">
            <text:p>382.834075927734</text:p>
          </table:table-cell>
          <table:table-cell table:number-columns-repeated="3"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381.146301269531" calcext:value-type="float">
            <text:p>381.146301269531</text:p>
          </table:table-cell>
          <table:table-cell table:number-columns-repeated="3"/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388.450744628906" calcext:value-type="float">
            <text:p>388.450744628906</text:p>
          </table:table-cell>
          <table:table-cell table:number-columns-repeated="3"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399.440582275391" calcext:value-type="float">
            <text:p>399.440582275391</text:p>
          </table:table-cell>
          <table:table-cell table:number-columns-repeated="3"/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404.229827880859" calcext:value-type="float">
            <text:p>404.229827880859</text:p>
          </table:table-cell>
          <table:table-cell table:number-columns-repeated="3"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402.262908935547" calcext:value-type="float">
            <text:p>402.262908935547</text:p>
          </table:table-cell>
          <table:table-cell table:number-columns-repeated="3"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402.167724609375" calcext:value-type="float">
            <text:p>402.167724609375</text:p>
          </table:table-cell>
          <table:table-cell table:number-columns-repeated="3"/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401.868591308594" calcext:value-type="float">
            <text:p>401.868591308594</text:p>
          </table:table-cell>
          <table:table-cell table:number-columns-repeated="3"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401.123840332031" calcext:value-type="float">
            <text:p>401.123840332031</text:p>
          </table:table-cell>
          <table:table-cell table:number-columns-repeated="3"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396.930999755859" calcext:value-type="float">
            <text:p>396.930999755859</text:p>
          </table:table-cell>
          <table:table-cell table:number-columns-repeated="3"/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396.931365966797" calcext:value-type="float">
            <text:p>396.931365966797</text:p>
          </table:table-cell>
          <table:table-cell table:number-columns-repeated="3"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396.051513671875" calcext:value-type="float">
            <text:p>396.051513671875</text:p>
          </table:table-cell>
          <table:table-cell table:number-columns-repeated="3"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395.751708984375" calcext:value-type="float">
            <text:p>395.751708984375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97.120056152344" calcext:value-type="float">
            <text:p>397.120056152344</text:p>
          </table:table-cell>
          <table:table-cell table:number-columns-repeated="3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398.394470214844" calcext:value-type="float">
            <text:p>398.394470214844</text:p>
          </table:table-cell>
          <table:table-cell table:number-columns-repeated="3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400.738250732422" calcext:value-type="float">
            <text:p>400.738250732422</text:p>
          </table:table-cell>
          <table:table-cell table:number-columns-repeated="3"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398.779083251953" calcext:value-type="float">
            <text:p>398.779083251953</text:p>
          </table:table-cell>
          <table:table-cell table:number-columns-repeated="3"/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396.491485595703" calcext:value-type="float">
            <text:p>396.491485595703</text:p>
          </table:table-cell>
          <table:table-cell table:number-columns-repeated="3"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394.255767822266" calcext:value-type="float">
            <text:p>394.255767822266</text:p>
          </table:table-cell>
          <table:table-cell table:number-columns-repeated="3"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397.464569091797" calcext:value-type="float">
            <text:p>397.464569091797</text:p>
          </table:table-cell>
          <table:table-cell table:number-columns-repeated="3"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397.775024414062" calcext:value-type="float">
            <text:p>397.775024414062</text:p>
          </table:table-cell>
          <table:table-cell table:number-columns-repeated="3"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389.511962890625" calcext:value-type="float">
            <text:p>389.511962890625</text:p>
          </table:table-cell>
          <table:table-cell table:number-columns-repeated="3"/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386.677673339844" calcext:value-type="float">
            <text:p>386.677673339844</text:p>
          </table:table-cell>
          <table:table-cell table:number-columns-repeated="3"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387.965789794922" calcext:value-type="float">
            <text:p>387.965789794922</text:p>
          </table:table-cell>
          <table:table-cell table:number-columns-repeated="3"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394.7080078125" calcext:value-type="float">
            <text:p>394.7080078125</text:p>
          </table:table-cell>
          <table:table-cell table:number-columns-repeated="3"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393.999420166016" calcext:value-type="float">
            <text:p>393.999420166016</text:p>
          </table:table-cell>
          <table:table-cell table:number-columns-repeated="3"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397.785430908203" calcext:value-type="float">
            <text:p>397.785430908203</text:p>
          </table:table-cell>
          <table:table-cell table:number-columns-repeated="3"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394.491882324219" calcext:value-type="float">
            <text:p>394.491882324219</text:p>
          </table:table-cell>
          <table:table-cell table:number-columns-repeated="3"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396.159729003906" calcext:value-type="float">
            <text:p>396.159729003906</text:p>
          </table:table-cell>
          <table:table-cell table:number-columns-repeated="3"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390.503326416016" calcext:value-type="float">
            <text:p>390.503326416016</text:p>
          </table:table-cell>
          <table:table-cell table:number-columns-repeated="3"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389.616363525391" calcext:value-type="float">
            <text:p>389.616363525391</text:p>
          </table:table-cell>
          <table:table-cell table:number-columns-repeated="3"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390.535339355469" calcext:value-type="float">
            <text:p>390.535339355469</text:p>
          </table:table-cell>
          <table:table-cell table:number-columns-repeated="3"/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390.609924316406" calcext:value-type="float">
            <text:p>390.609924316406</text:p>
          </table:table-cell>
          <table:table-cell table:number-columns-repeated="3"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389.914093017578" calcext:value-type="float">
            <text:p>389.914093017578</text:p>
          </table:table-cell>
          <table:table-cell table:number-columns-repeated="3"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380.658966064453" calcext:value-type="float">
            <text:p>380.658966064453</text:p>
          </table:table-cell>
          <table:table-cell table:number-columns-repeated="3"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373.541351318359" calcext:value-type="float">
            <text:p>373.541351318359</text:p>
          </table:table-cell>
          <table:table-cell table:number-columns-repeated="3"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374.839111328125" calcext:value-type="float">
            <text:p>374.839111328125</text:p>
          </table:table-cell>
          <table:table-cell table:number-columns-repeated="3"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375.600921630859" calcext:value-type="float">
            <text:p>375.600921630859</text:p>
          </table:table-cell>
          <table:table-cell table:number-columns-repeated="3"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376.605285644531" calcext:value-type="float">
            <text:p>376.605285644531</text:p>
          </table:table-cell>
          <table:table-cell table:number-columns-repeated="3"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379.969329833984" calcext:value-type="float">
            <text:p>379.969329833984</text:p>
          </table:table-cell>
          <table:table-cell table:number-columns-repeated="3"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375.077880859375" calcext:value-type="float">
            <text:p>375.077880859375</text:p>
          </table:table-cell>
          <table:table-cell table:number-columns-repeated="3"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376.3359375" calcext:value-type="float">
            <text:p>376.3359375</text:p>
          </table:table-cell>
          <table:table-cell table:number-columns-repeated="3"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378.175903320312" calcext:value-type="float">
            <text:p>378.175903320312</text:p>
          </table:table-cell>
          <table:table-cell table:number-columns-repeated="3"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376.241912841797" calcext:value-type="float">
            <text:p>376.241912841797</text:p>
          </table:table-cell>
          <table:table-cell table:number-columns-repeated="3"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374.958801269531" calcext:value-type="float">
            <text:p>374.958801269531</text:p>
          </table:table-cell>
          <table:table-cell table:number-columns-repeated="3"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372.660125732422" calcext:value-type="float">
            <text:p>372.660125732422</text:p>
          </table:table-cell>
          <table:table-cell table:number-columns-repeated="3"/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359.264739990234" calcext:value-type="float">
            <text:p>359.264739990234</text:p>
          </table:table-cell>
          <table:table-cell table:number-columns-repeated="3"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351.728240966797" calcext:value-type="float">
            <text:p>351.728240966797</text:p>
          </table:table-cell>
          <table:table-cell table:number-columns-repeated="3"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363.723663330078" calcext:value-type="float">
            <text:p>363.723663330078</text:p>
          </table:table-cell>
          <table:table-cell table:number-columns-repeated="3"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362.152801513672" calcext:value-type="float">
            <text:p>362.152801513672</text:p>
          </table:table-cell>
          <table:table-cell table:number-columns-repeated="3"/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359.911224365234" calcext:value-type="float">
            <text:p>359.911224365234</text:p>
          </table:table-cell>
          <table:table-cell table:number-columns-repeated="3"/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361.835083007812" calcext:value-type="float">
            <text:p>361.835083007812</text:p>
          </table:table-cell>
          <table:table-cell table:number-columns-repeated="3"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365.113311767578" calcext:value-type="float">
            <text:p>365.113311767578</text:p>
          </table:table-cell>
          <table:table-cell table:number-columns-repeated="3"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359.589050292969" calcext:value-type="float">
            <text:p>359.589050292969</text:p>
          </table:table-cell>
          <table:table-cell table:number-columns-repeated="3"/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362.089904785156" calcext:value-type="float">
            <text:p>362.089904785156</text:p>
          </table:table-cell>
          <table:table-cell table:number-columns-repeated="3"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361.799011230469" calcext:value-type="float">
            <text:p>361.799011230469</text:p>
          </table:table-cell>
          <table:table-cell table:number-columns-repeated="3"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367.459930419922" calcext:value-type="float">
            <text:p>367.459930419922</text:p>
          </table:table-cell>
          <table:table-cell table:number-columns-repeated="3"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370.471038818359" calcext:value-type="float">
            <text:p>370.471038818359</text:p>
          </table:table-cell>
          <table:table-cell table:number-columns-repeated="3"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370.394744873047" calcext:value-type="float">
            <text:p>370.394744873047</text:p>
          </table:table-cell>
          <table:table-cell table:number-columns-repeated="3"/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364.732330322266" calcext:value-type="float">
            <text:p>364.732330322266</text:p>
          </table:table-cell>
          <table:table-cell table:number-columns-repeated="3"/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364.735107421875" calcext:value-type="float">
            <text:p>364.735107421875</text:p>
          </table:table-cell>
          <table:table-cell table:number-columns-repeated="3"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363.772338867187" calcext:value-type="float">
            <text:p>363.772338867187</text:p>
          </table:table-cell>
          <table:table-cell table:number-columns-repeated="3"/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361.441650390625" calcext:value-type="float">
            <text:p>361.441650390625</text:p>
          </table:table-cell>
          <table:table-cell table:number-columns-repeated="3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364.329406738281" calcext:value-type="float">
            <text:p>364.329406738281</text:p>
          </table:table-cell>
          <table:table-cell table:number-columns-repeated="3"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358.179779052734" calcext:value-type="float">
            <text:p>358.179779052734</text:p>
          </table:table-cell>
          <table:table-cell table:number-columns-repeated="3"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361.334625244141" calcext:value-type="float">
            <text:p>361.334625244141</text:p>
          </table:table-cell>
          <table:table-cell table:number-columns-repeated="3"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360.831024169922" calcext:value-type="float">
            <text:p>360.831024169922</text:p>
          </table:table-cell>
          <table:table-cell table:number-columns-repeated="3"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362.712829589844" calcext:value-type="float">
            <text:p>362.712829589844</text:p>
          </table:table-cell>
          <table:table-cell table:number-columns-repeated="3"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359.97119140625" calcext:value-type="float">
            <text:p>359.97119140625</text:p>
          </table:table-cell>
          <table:table-cell table:number-columns-repeated="3"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360.688507080078" calcext:value-type="float">
            <text:p>360.688507080078</text:p>
          </table:table-cell>
          <table:table-cell table:number-columns-repeated="3"/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358.538269042969" calcext:value-type="float">
            <text:p>358.538269042969</text:p>
          </table:table-cell>
          <table:table-cell table:number-columns-repeated="3"/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352.813568115234" calcext:value-type="float">
            <text:p>352.813568115234</text:p>
          </table:table-cell>
          <table:table-cell table:number-columns-repeated="3"/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355.578979492187" calcext:value-type="float">
            <text:p>355.578979492187</text:p>
          </table:table-cell>
          <table:table-cell table:number-columns-repeated="3"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353.969268798828" calcext:value-type="float">
            <text:p>353.969268798828</text:p>
          </table:table-cell>
          <table:table-cell table:number-columns-repeated="3"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358.658355712891" calcext:value-type="float">
            <text:p>358.658355712891</text:p>
          </table:table-cell>
          <table:table-cell table:number-columns-repeated="3"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357.905731201172" calcext:value-type="float">
            <text:p>357.905731201172</text:p>
          </table:table-cell>
          <table:table-cell table:number-columns-repeated="3"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362.875671386719" calcext:value-type="float">
            <text:p>362.875671386719</text:p>
          </table:table-cell>
          <table:table-cell table:number-columns-repeated="3"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364.145172119141" calcext:value-type="float">
            <text:p>364.145172119141</text:p>
          </table:table-cell>
          <table:table-cell table:number-columns-repeated="3"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364.063720703125" calcext:value-type="float">
            <text:p>364.063720703125</text:p>
          </table:table-cell>
          <table:table-cell table:number-columns-repeated="3"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364.029968261719" calcext:value-type="float">
            <text:p>364.029968261719</text:p>
          </table:table-cell>
          <table:table-cell table:number-columns-repeated="3"/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363.481842041016" calcext:value-type="float">
            <text:p>363.481842041016</text:p>
          </table:table-cell>
          <table:table-cell table:number-columns-repeated="3"/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365.414825439453" calcext:value-type="float">
            <text:p>365.414825439453</text:p>
          </table:table-cell>
          <table:table-cell table:number-columns-repeated="3"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369.029632568359" calcext:value-type="float">
            <text:p>369.029632568359</text:p>
          </table:table-cell>
          <table:table-cell table:number-columns-repeated="3"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366.775634765625" calcext:value-type="float">
            <text:p>366.775634765625</text:p>
          </table:table-cell>
          <table:table-cell table:number-columns-repeated="3"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370.244567871094" calcext:value-type="float">
            <text:p>370.244567871094</text:p>
          </table:table-cell>
          <table:table-cell table:number-columns-repeated="3"/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353.665618896484" calcext:value-type="float">
            <text:p>353.665618896484</text:p>
          </table:table-cell>
          <table:table-cell table:number-columns-repeated="3"/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355.026214599609" calcext:value-type="float">
            <text:p>355.026214599609</text:p>
          </table:table-cell>
          <table:table-cell table:number-columns-repeated="3"/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356.960571289062" calcext:value-type="float">
            <text:p>356.960571289062</text:p>
          </table:table-cell>
          <table:table-cell table:number-columns-repeated="3"/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358.614227294922" calcext:value-type="float">
            <text:p>358.614227294922</text:p>
          </table:table-cell>
          <table:table-cell table:number-columns-repeated="3"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358.795318603516" calcext:value-type="float">
            <text:p>358.795318603516</text:p>
          </table:table-cell>
          <table:table-cell table:number-columns-repeated="3"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359.064331054687" calcext:value-type="float">
            <text:p>359.064331054687</text:p>
          </table:table-cell>
          <table:table-cell table:number-columns-repeated="3"/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360.275909423828" calcext:value-type="float">
            <text:p>360.275909423828</text:p>
          </table:table-cell>
          <table:table-cell table:number-columns-repeated="3"/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365.516876220703" calcext:value-type="float">
            <text:p>365.516876220703</text:p>
          </table:table-cell>
          <table:table-cell table:number-columns-repeated="3"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367.432281494141" calcext:value-type="float">
            <text:p>367.432281494141</text:p>
          </table:table-cell>
          <table:table-cell table:number-columns-repeated="3"/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362.198303222656" calcext:value-type="float">
            <text:p>362.198303222656</text:p>
          </table:table-cell>
          <table:table-cell table:number-columns-repeated="3"/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361.449523925781" calcext:value-type="float">
            <text:p>361.449523925781</text:p>
          </table:table-cell>
          <table:table-cell table:number-columns-repeated="3"/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361.353393554687" calcext:value-type="float">
            <text:p>361.353393554687</text:p>
          </table:table-cell>
          <table:table-cell table:number-columns-repeated="3"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357.684265136719" calcext:value-type="float">
            <text:p>357.684265136719</text:p>
          </table:table-cell>
          <table:table-cell table:number-columns-repeated="3"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360.274780273437" calcext:value-type="float">
            <text:p>360.274780273437</text:p>
          </table:table-cell>
          <table:table-cell table:number-columns-repeated="3"/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366.269500732422" calcext:value-type="float">
            <text:p>366.269500732422</text:p>
          </table:table-cell>
          <table:table-cell table:number-columns-repeated="3"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366.474060058594" calcext:value-type="float">
            <text:p>366.474060058594</text:p>
          </table:table-cell>
          <table:table-cell table:number-columns-repeated="3"/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368.401672363281" calcext:value-type="float">
            <text:p>368.401672363281</text:p>
          </table:table-cell>
          <table:table-cell table:number-columns-repeated="3"/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361.009826660156" calcext:value-type="float">
            <text:p>361.009826660156</text:p>
          </table:table-cell>
          <table:table-cell table:number-columns-repeated="3"/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350.169647216797" calcext:value-type="float">
            <text:p>350.169647216797</text:p>
          </table:table-cell>
          <table:table-cell table:number-columns-repeated="3"/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348.027557373047" calcext:value-type="float">
            <text:p>348.027557373047</text:p>
          </table:table-cell>
          <table:table-cell table:number-columns-repeated="3"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347.569763183594" calcext:value-type="float">
            <text:p>347.569763183594</text:p>
          </table:table-cell>
          <table:table-cell table:number-columns-repeated="3"/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353.539367675781" calcext:value-type="float">
            <text:p>353.539367675781</text:p>
          </table:table-cell>
          <table:table-cell table:number-columns-repeated="3"/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354.100250244141" calcext:value-type="float">
            <text:p>354.100250244141</text:p>
          </table:table-cell>
          <table:table-cell table:number-columns-repeated="3"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351.441528320312" calcext:value-type="float">
            <text:p>351.441528320312</text:p>
          </table:table-cell>
          <table:table-cell table:number-columns-repeated="3"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352.115478515625" calcext:value-type="float">
            <text:p>352.115478515625</text:p>
          </table:table-cell>
          <table:table-cell table:number-columns-repeated="3"/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352.757659912109" calcext:value-type="float">
            <text:p>352.757659912109</text:p>
          </table:table-cell>
          <table:table-cell table:number-columns-repeated="3"/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353.337951660156" calcext:value-type="float">
            <text:p>353.337951660156</text:p>
          </table:table-cell>
          <table:table-cell table:number-columns-repeated="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355.014923095703" calcext:value-type="float">
            <text:p>355.014923095703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53.718475341797" calcext:value-type="float">
            <text:p>353.718475341797</text:p>
          </table:table-cell>
          <table:table-cell table:number-columns-repeated="3"/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356.012390136719" calcext:value-type="float">
            <text:p>356.012390136719</text:p>
          </table:table-cell>
          <table:table-cell table:number-columns-repeated="3"/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354.164367675781" calcext:value-type="float">
            <text:p>354.164367675781</text:p>
          </table:table-cell>
          <table:table-cell table:number-columns-repeated="3"/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355.513519287109" calcext:value-type="float">
            <text:p>355.513519287109</text:p>
          </table:table-cell>
          <table:table-cell table:number-columns-repeated="3"/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358.883850097656" calcext:value-type="float">
            <text:p>358.883850097656</text:p>
          </table:table-cell>
          <table:table-cell table:number-columns-repeated="3"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358.203796386719" calcext:value-type="float">
            <text:p>358.203796386719</text:p>
          </table:table-cell>
          <table:table-cell table:number-columns-repeated="3"/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359.529815673828" calcext:value-type="float">
            <text:p>359.529815673828</text:p>
          </table:table-cell>
          <table:table-cell table:number-columns-repeated="3"/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358.718780517578" calcext:value-type="float">
            <text:p>358.718780517578</text:p>
          </table:table-cell>
          <table:table-cell table:number-columns-repeated="3"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363.494781494141" calcext:value-type="float">
            <text:p>363.494781494141</text:p>
          </table:table-cell>
          <table:table-cell table:number-columns-repeated="3"/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367.838043212891" calcext:value-type="float">
            <text:p>367.838043212891</text:p>
          </table:table-cell>
          <table:table-cell table:number-columns-repeated="3"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370.465209960937" calcext:value-type="float">
            <text:p>370.465209960937</text:p>
          </table:table-cell>
          <table:table-cell table:number-columns-repeated="3"/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362.154541015625" calcext:value-type="float">
            <text:p>362.154541015625</text:p>
          </table:table-cell>
          <table:table-cell table:number-columns-repeated="3"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364.861755371094" calcext:value-type="float">
            <text:p>364.861755371094</text:p>
          </table:table-cell>
          <table:table-cell table:number-columns-repeated="3"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362.217956542969" calcext:value-type="float">
            <text:p>362.217956542969</text:p>
          </table:table-cell>
          <table:table-cell table:number-columns-repeated="3"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366.859619140625" calcext:value-type="float">
            <text:p>366.859619140625</text:p>
          </table:table-cell>
          <table:table-cell table:number-columns-repeated="3"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370.227905273437" calcext:value-type="float">
            <text:p>370.227905273437</text:p>
          </table:table-cell>
          <table:table-cell table:number-columns-repeated="3"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369.534820556641" calcext:value-type="float">
            <text:p>369.534820556641</text:p>
          </table:table-cell>
          <table:table-cell table:number-columns-repeated="3"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372.160278320312" calcext:value-type="float">
            <text:p>372.160278320312</text:p>
          </table:table-cell>
          <table:table-cell table:number-columns-repeated="3"/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374.338714599609" calcext:value-type="float">
            <text:p>374.338714599609</text:p>
          </table:table-cell>
          <table:table-cell table:number-columns-repeated="3"/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373.977752685547" calcext:value-type="float">
            <text:p>373.977752685547</text:p>
          </table:table-cell>
          <table:table-cell table:number-columns-repeated="3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375.125457763672" calcext:value-type="float">
            <text:p>375.125457763672</text:p>
          </table:table-cell>
          <table:table-cell table:number-columns-repeated="3"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374.556427001953" calcext:value-type="float">
            <text:p>374.556427001953</text:p>
          </table:table-cell>
          <table:table-cell table:number-columns-repeated="3"/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374.530944824219" calcext:value-type="float">
            <text:p>374.530944824219</text:p>
          </table:table-cell>
          <table:table-cell table:number-columns-repeated="3"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373.159820556641" calcext:value-type="float">
            <text:p>373.159820556641</text:p>
          </table:table-cell>
          <table:table-cell table:number-columns-repeated="3"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377.600067138672" calcext:value-type="float">
            <text:p>377.600067138672</text:p>
          </table:table-cell>
          <table:table-cell table:number-columns-repeated="3"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375.109680175781" calcext:value-type="float">
            <text:p>375.109680175781</text:p>
          </table:table-cell>
          <table:table-cell table:number-columns-repeated="3"/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372.140441894531" calcext:value-type="float">
            <text:p>372.140441894531</text:p>
          </table:table-cell>
          <table:table-cell table:number-columns-repeated="3"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370.498260498047" calcext:value-type="float">
            <text:p>370.498260498047</text:p>
          </table:table-cell>
          <table:table-cell table:number-columns-repeated="3"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373.335052490234" calcext:value-type="float">
            <text:p>373.335052490234</text:p>
          </table:table-cell>
          <table:table-cell table:number-columns-repeated="3"/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370.414154052734" calcext:value-type="float">
            <text:p>370.414154052734</text:p>
          </table:table-cell>
          <table:table-cell table:number-columns-repeated="3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374.587829589844" calcext:value-type="float">
            <text:p>374.587829589844</text:p>
          </table:table-cell>
          <table:table-cell table:number-columns-repeated="3"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372.062652587891" calcext:value-type="float">
            <text:p>372.062652587891</text:p>
          </table:table-cell>
          <table:table-cell table:number-columns-repeated="3"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372.637512207031" calcext:value-type="float">
            <text:p>372.637512207031</text:p>
          </table:table-cell>
          <table:table-cell table:number-columns-repeated="3"/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373.769744873047" calcext:value-type="float">
            <text:p>373.769744873047</text:p>
          </table:table-cell>
          <table:table-cell table:number-columns-repeated="3"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376.434265136719" calcext:value-type="float">
            <text:p>376.434265136719</text:p>
          </table:table-cell>
          <table:table-cell table:number-columns-repeated="3"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368.112091064453" calcext:value-type="float">
            <text:p>368.112091064453</text:p>
          </table:table-cell>
          <table:table-cell table:number-columns-repeated="3"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369.564544677734" calcext:value-type="float">
            <text:p>369.564544677734</text:p>
          </table:table-cell>
          <table:table-cell table:number-columns-repeated="3"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370.444396972656" calcext:value-type="float">
            <text:p>370.444396972656</text:p>
          </table:table-cell>
          <table:table-cell table:number-columns-repeated="3"/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370.202301025391" calcext:value-type="float">
            <text:p>370.202301025391</text:p>
          </table:table-cell>
          <table:table-cell table:number-columns-repeated="3"/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373.396850585937" calcext:value-type="float">
            <text:p>373.396850585937</text:p>
          </table:table-cell>
          <table:table-cell table:number-columns-repeated="3"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374.487213134766" calcext:value-type="float">
            <text:p>374.487213134766</text:p>
          </table:table-cell>
          <table:table-cell table:number-columns-repeated="3"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372.338623046875" calcext:value-type="float">
            <text:p>372.338623046875</text:p>
          </table:table-cell>
          <table:table-cell table:number-columns-repeated="3"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373.129638671875" calcext:value-type="float">
            <text:p>373.129638671875</text:p>
          </table:table-cell>
          <table:table-cell table:number-columns-repeated="3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367.470092773438" calcext:value-type="float">
            <text:p>367.470092773438</text:p>
          </table:table-cell>
          <table:table-cell table:number-columns-repeated="3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363.094512939453" calcext:value-type="float">
            <text:p>363.094512939453</text:p>
          </table:table-cell>
          <table:table-cell table:number-columns-repeated="3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363.084411621094" calcext:value-type="float">
            <text:p>363.084411621094</text:p>
          </table:table-cell>
          <table:table-cell table:number-columns-repeated="3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362.609680175781" calcext:value-type="float">
            <text:p>362.609680175781</text:p>
          </table:table-cell>
          <table:table-cell table:number-columns-repeated="3"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370.153259277344" calcext:value-type="float">
            <text:p>370.153259277344</text:p>
          </table:table-cell>
          <table:table-cell table:number-columns-repeated="3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367.250457763672" calcext:value-type="float">
            <text:p>367.250457763672</text:p>
          </table:table-cell>
          <table:table-cell table:number-columns-repeated="3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367.992340087891" calcext:value-type="float">
            <text:p>367.992340087891</text:p>
          </table:table-cell>
          <table:table-cell table:number-columns-repeated="3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360.859161376953" calcext:value-type="float">
            <text:p>360.859161376953</text:p>
          </table:table-cell>
          <table:table-cell table:number-columns-repeated="3"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361.575775146484" calcext:value-type="float">
            <text:p>361.575775146484</text:p>
          </table:table-cell>
          <table:table-cell table:number-columns-repeated="3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356.571472167969" calcext:value-type="float">
            <text:p>356.571472167969</text:p>
          </table:table-cell>
          <table:table-cell table:number-columns-repeated="3"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353.558624267578" calcext:value-type="float">
            <text:p>353.558624267578</text:p>
          </table:table-cell>
          <table:table-cell table:number-columns-repeated="3"/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354.711791992188" calcext:value-type="float">
            <text:p>354.711791992188</text:p>
          </table:table-cell>
          <table:table-cell table:number-columns-repeated="3"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357.736480712891" calcext:value-type="float">
            <text:p>357.736480712891</text:p>
          </table:table-cell>
          <table:table-cell table:number-columns-repeated="3"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366.191802978516" calcext:value-type="float">
            <text:p>366.191802978516</text:p>
          </table:table-cell>
          <table:table-cell table:number-columns-repeated="3"/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369.937133789062" calcext:value-type="float">
            <text:p>369.937133789062</text:p>
          </table:table-cell>
          <table:table-cell table:number-columns-repeated="3"/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371.880249023437" calcext:value-type="float">
            <text:p>371.880249023437</text:p>
          </table:table-cell>
          <table:table-cell table:number-columns-repeated="3"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371.422760009766" calcext:value-type="float">
            <text:p>371.422760009766</text:p>
          </table:table-cell>
          <table:table-cell table:number-columns-repeated="3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368.611328125" calcext:value-type="float">
            <text:p>368.611328125</text:p>
          </table:table-cell>
          <table:table-cell table:number-columns-repeated="3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369.213500976563" calcext:value-type="float">
            <text:p>369.213500976563</text:p>
          </table:table-cell>
          <table:table-cell table:number-columns-repeated="3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377.704711914062" calcext:value-type="float">
            <text:p>377.704711914062</text:p>
          </table:table-cell>
          <table:table-cell table:number-columns-repeated="3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375.856872558594" calcext:value-type="float">
            <text:p>375.856872558594</text:p>
          </table:table-cell>
          <table:table-cell table:number-columns-repeated="3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374.579437255859" calcext:value-type="float">
            <text:p>374.579437255859</text:p>
          </table:table-cell>
          <table:table-cell table:number-columns-repeated="3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379.744781494141" calcext:value-type="float">
            <text:p>379.744781494141</text:p>
          </table:table-cell>
          <table:table-cell table:number-columns-repeated="3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390.870727539063" calcext:value-type="float">
            <text:p>390.870727539063</text:p>
          </table:table-cell>
          <table:table-cell table:number-columns-repeated="3"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389.790283203125" calcext:value-type="float">
            <text:p>389.790283203125</text:p>
          </table:table-cell>
          <table:table-cell table:number-columns-repeated="3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387.771392822266" calcext:value-type="float">
            <text:p>387.771392822266</text:p>
          </table:table-cell>
          <table:table-cell table:number-columns-repeated="3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386.089630126953" calcext:value-type="float">
            <text:p>386.089630126953</text:p>
          </table:table-cell>
          <table:table-cell table:number-columns-repeated="3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388.720397949219" calcext:value-type="float">
            <text:p>388.720397949219</text:p>
          </table:table-cell>
          <table:table-cell table:number-columns-repeated="3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387.013519287109" calcext:value-type="float">
            <text:p>387.013519287109</text:p>
          </table:table-cell>
          <table:table-cell table:number-columns-repeated="3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385.651763916016" calcext:value-type="float">
            <text:p>385.651763916016</text:p>
          </table:table-cell>
          <table:table-cell table:number-columns-repeated="3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389.637359619141" calcext:value-type="float">
            <text:p>389.637359619141</text:p>
          </table:table-cell>
          <table:table-cell table:number-columns-repeated="3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392.434600830078" calcext:value-type="float">
            <text:p>392.434600830078</text:p>
          </table:table-cell>
          <table:table-cell table:number-columns-repeated="3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391.667907714844" calcext:value-type="float">
            <text:p>391.667907714844</text:p>
          </table:table-cell>
          <table:table-cell table:number-columns-repeated="3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388.67041015625" calcext:value-type="float">
            <text:p>388.67041015625</text:p>
          </table:table-cell>
          <table:table-cell table:number-columns-repeated="3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391.651245117187" calcext:value-type="float">
            <text:p>391.651245117187</text:p>
          </table:table-cell>
          <table:table-cell table:number-columns-repeated="3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390.104461669922" calcext:value-type="float">
            <text:p>390.104461669922</text:p>
          </table:table-cell>
          <table:table-cell table:number-columns-repeated="3"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385.369476318359" calcext:value-type="float">
            <text:p>385.369476318359</text:p>
          </table:table-cell>
          <table:table-cell table:number-columns-repeated="3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382.29833984375" calcext:value-type="float">
            <text:p>382.29833984375</text:p>
          </table:table-cell>
          <table:table-cell table:number-columns-repeated="3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375.803009033203" calcext:value-type="float">
            <text:p>375.803009033203</text:p>
          </table:table-cell>
          <table:table-cell table:number-columns-repeated="3"/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375.397857666016" calcext:value-type="float">
            <text:p>375.397857666016</text:p>
          </table:table-cell>
          <table:table-cell table:number-columns-repeated="3"/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389.807891845703" calcext:value-type="float">
            <text:p>389.807891845703</text:p>
          </table:table-cell>
          <table:table-cell table:number-columns-repeated="3"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391.332611083984" calcext:value-type="float">
            <text:p>391.332611083984</text:p>
          </table:table-cell>
          <table:table-cell table:number-columns-repeated="3"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385.334686279297" calcext:value-type="float">
            <text:p>385.334686279297</text:p>
          </table:table-cell>
          <table:table-cell table:number-columns-repeated="3"/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386.372680664062" calcext:value-type="float">
            <text:p>386.372680664062</text:p>
          </table:table-cell>
          <table:table-cell table:number-columns-repeated="3"/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386.153076171875" calcext:value-type="float">
            <text:p>386.153076171875</text:p>
          </table:table-cell>
          <table:table-cell table:number-columns-repeated="3"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384.393371582031" calcext:value-type="float">
            <text:p>384.393371582031</text:p>
          </table:table-cell>
          <table:table-cell table:number-columns-repeated="3"/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386.641540527344" calcext:value-type="float">
            <text:p>386.641540527344</text:p>
          </table:table-cell>
          <table:table-cell table:number-columns-repeated="3"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385.144195556641" calcext:value-type="float">
            <text:p>385.144195556641</text:p>
          </table:table-cell>
          <table:table-cell table:number-columns-repeated="3"/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381.121337890625" calcext:value-type="float">
            <text:p>381.121337890625</text:p>
          </table:table-cell>
          <table:table-cell table:number-columns-repeated="3"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381.115264892578" calcext:value-type="float">
            <text:p>381.115264892578</text:p>
          </table:table-cell>
          <table:table-cell table:number-columns-repeated="3"/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378.916900634766" calcext:value-type="float">
            <text:p>378.916900634766</text:p>
          </table:table-cell>
          <table:table-cell table:number-columns-repeated="3"/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385.665710449219" calcext:value-type="float">
            <text:p>385.665710449219</text:p>
          </table:table-cell>
          <table:table-cell table:number-columns-repeated="3"/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387.352264404297" calcext:value-type="float">
            <text:p>387.352264404297</text:p>
          </table:table-cell>
          <table:table-cell table:number-columns-repeated="3"/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386.66650390625" calcext:value-type="float">
            <text:p>386.66650390625</text:p>
          </table:table-cell>
          <table:table-cell table:number-columns-repeated="3"/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388.248321533203" calcext:value-type="float">
            <text:p>388.248321533203</text:p>
          </table:table-cell>
          <table:table-cell table:number-columns-repeated="3"/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391.971618652344" calcext:value-type="float">
            <text:p>391.971618652344</text:p>
          </table:table-cell>
          <table:table-cell table:number-columns-repeated="3"/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402.124267578125" calcext:value-type="float">
            <text:p>402.124267578125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03.131286621094" calcext:value-type="float">
            <text:p>403.131286621094</text:p>
          </table:table-cell>
          <table:table-cell table:number-columns-repeated="3"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399.460968017578" calcext:value-type="float">
            <text:p>399.460968017578</text:p>
          </table:table-cell>
          <table:table-cell table:number-columns-repeated="3"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399.834014892578" calcext:value-type="float">
            <text:p>399.834014892578</text:p>
          </table:table-cell>
          <table:table-cell table:number-columns-repeated="3"/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398.546844482422" calcext:value-type="float">
            <text:p>398.546844482422</text:p>
          </table:table-cell>
          <table:table-cell table:number-columns-repeated="3"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395.376647949219" calcext:value-type="float">
            <text:p>395.376647949219</text:p>
          </table:table-cell>
          <table:table-cell table:number-columns-repeated="3"/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397.448577880859" calcext:value-type="float">
            <text:p>397.448577880859</text:p>
          </table:table-cell>
          <table:table-cell table:number-columns-repeated="3"/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391.518280029297" calcext:value-type="float">
            <text:p>391.518280029297</text:p>
          </table:table-cell>
          <table:table-cell table:number-columns-repeated="3"/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400.410125732422" calcext:value-type="float">
            <text:p>400.410125732422</text:p>
          </table:table-cell>
          <table:table-cell table:number-columns-repeated="3"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397.367095947266" calcext:value-type="float">
            <text:p>397.367095947266</text:p>
          </table:table-cell>
          <table:table-cell table:number-columns-repeated="3"/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396.129913330078" calcext:value-type="float">
            <text:p>396.129913330078</text:p>
          </table:table-cell>
          <table:table-cell table:number-columns-repeated="3"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393.767547607422" calcext:value-type="float">
            <text:p>393.767547607422</text:p>
          </table:table-cell>
          <table:table-cell table:number-columns-repeated="3"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395.237762451172" calcext:value-type="float">
            <text:p>395.237762451172</text:p>
          </table:table-cell>
          <table:table-cell table:number-columns-repeated="3"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396.541290283203" calcext:value-type="float">
            <text:p>396.541290283203</text:p>
          </table:table-cell>
          <table:table-cell table:number-columns-repeated="3"/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398.578063964844" calcext:value-type="float">
            <text:p>398.578063964844</text:p>
          </table:table-cell>
          <table:table-cell table:number-columns-repeated="3"/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397.018188476562" calcext:value-type="float">
            <text:p>397.018188476562</text:p>
          </table:table-cell>
          <table:table-cell table:number-columns-repeated="3"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393.831665039062" calcext:value-type="float">
            <text:p>393.831665039062</text:p>
          </table:table-cell>
          <table:table-cell table:number-columns-repeated="3"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396.619842529297" calcext:value-type="float">
            <text:p>396.619842529297</text:p>
          </table:table-cell>
          <table:table-cell table:number-columns-repeated="3"/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392.926483154297" calcext:value-type="float">
            <text:p>392.926483154297</text:p>
          </table:table-cell>
          <table:table-cell table:number-columns-repeated="3"/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390.70068359375" calcext:value-type="float">
            <text:p>390.70068359375</text:p>
          </table:table-cell>
          <table:table-cell table:number-columns-repeated="3"/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393.145782470703" calcext:value-type="float">
            <text:p>393.145782470703</text:p>
          </table:table-cell>
          <table:table-cell table:number-columns-repeated="3"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394.424011230469" calcext:value-type="float">
            <text:p>394.424011230469</text:p>
          </table:table-cell>
          <table:table-cell table:number-columns-repeated="3"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395.394927978516" calcext:value-type="float">
            <text:p>395.394927978516</text:p>
          </table:table-cell>
          <table:table-cell table:number-columns-repeated="3"/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397.624908447266" calcext:value-type="float">
            <text:p>397.624908447266</text:p>
          </table:table-cell>
          <table:table-cell table:number-columns-repeated="3"/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400.455535888672" calcext:value-type="float">
            <text:p>400.455535888672</text:p>
          </table:table-cell>
          <table:table-cell table:number-columns-repeated="3"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394.938903808594" calcext:value-type="float">
            <text:p>394.938903808594</text:p>
          </table:table-cell>
          <table:table-cell table:number-columns-repeated="3"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396.567321777344" calcext:value-type="float">
            <text:p>396.567321777344</text:p>
          </table:table-cell>
          <table:table-cell table:number-columns-repeated="3"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403.205871582031" calcext:value-type="float">
            <text:p>403.205871582031</text:p>
          </table:table-cell>
          <table:table-cell table:number-columns-repeated="3"/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405.243286132813" calcext:value-type="float">
            <text:p>405.243286132813</text:p>
          </table:table-cell>
          <table:table-cell table:number-columns-repeated="3"/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420.287475585937" calcext:value-type="float">
            <text:p>420.287475585937</text:p>
          </table:table-cell>
          <table:table-cell table:number-columns-repeated="3"/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430.801177978516" calcext:value-type="float">
            <text:p>430.801177978516</text:p>
          </table:table-cell>
          <table:table-cell table:number-columns-repeated="3"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427.490142822266" calcext:value-type="float">
            <text:p>427.490142822266</text:p>
          </table:table-cell>
          <table:table-cell table:number-columns-repeated="3"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430.984161376953" calcext:value-type="float">
            <text:p>430.984161376953</text:p>
          </table:table-cell>
          <table:table-cell table:number-columns-repeated="3"/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430.602935791016" calcext:value-type="float">
            <text:p>430.602935791016</text:p>
          </table:table-cell>
          <table:table-cell table:number-columns-repeated="3"/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433.708740234375" calcext:value-type="float">
            <text:p>433.708740234375</text:p>
          </table:table-cell>
          <table:table-cell table:number-columns-repeated="3"/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428.837036132813" calcext:value-type="float">
            <text:p>428.837036132813</text:p>
          </table:table-cell>
          <table:table-cell table:number-columns-repeated="3"/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427.480865478516" calcext:value-type="float">
            <text:p>427.480865478516</text:p>
          </table:table-cell>
          <table:table-cell table:number-columns-repeated="3"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429.118621826172" calcext:value-type="float">
            <text:p>429.118621826172</text:p>
          </table:table-cell>
          <table:table-cell table:number-columns-repeated="3"/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428.534454345703" calcext:value-type="float">
            <text:p>428.534454345703</text:p>
          </table:table-cell>
          <table:table-cell table:number-columns-repeated="3"/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427.439300537109" calcext:value-type="float">
            <text:p>427.439300537109</text:p>
          </table:table-cell>
          <table:table-cell table:number-columns-repeated="3"/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425.759582519531" calcext:value-type="float">
            <text:p>425.759582519531</text:p>
          </table:table-cell>
          <table:table-cell table:number-columns-repeated="3"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423.924224853516" calcext:value-type="float">
            <text:p>423.924224853516</text:p>
          </table:table-cell>
          <table:table-cell table:number-columns-repeated="3"/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424.967651367188" calcext:value-type="float">
            <text:p>424.967651367188</text:p>
          </table:table-cell>
          <table:table-cell table:number-columns-repeated="3"/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427.793884277344" calcext:value-type="float">
            <text:p>427.793884277344</text:p>
          </table:table-cell>
          <table:table-cell table:number-columns-repeated="3"/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427.991607666016" calcext:value-type="float">
            <text:p>427.991607666016</text:p>
          </table:table-cell>
          <table:table-cell table:number-columns-repeated="3"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427.994995117188" calcext:value-type="float">
            <text:p>427.994995117188</text:p>
          </table:table-cell>
          <table:table-cell table:number-columns-repeated="3"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429.778991699219" calcext:value-type="float">
            <text:p>429.778991699219</text:p>
          </table:table-cell>
          <table:table-cell table:number-columns-repeated="3"/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431.277282714844" calcext:value-type="float">
            <text:p>431.277282714844</text:p>
          </table:table-cell>
          <table:table-cell table:number-columns-repeated="3"/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425.673156738281" calcext:value-type="float">
            <text:p>425.673156738281</text:p>
          </table:table-cell>
          <table:table-cell table:number-columns-repeated="3"/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427.224945068359" calcext:value-type="float">
            <text:p>427.224945068359</text:p>
          </table:table-cell>
          <table:table-cell table:number-columns-repeated="3"/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426.060668945313" calcext:value-type="float">
            <text:p>426.060668945313</text:p>
          </table:table-cell>
          <table:table-cell table:number-columns-repeated="3"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424.366577148438" calcext:value-type="float">
            <text:p>424.366577148438</text:p>
          </table:table-cell>
          <table:table-cell table:number-columns-repeated="3"/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423.886810302734" calcext:value-type="float">
            <text:p>423.886810302734</text:p>
          </table:table-cell>
          <table:table-cell table:number-columns-repeated="3"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428.904632568359" calcext:value-type="float">
            <text:p>428.904632568359</text:p>
          </table:table-cell>
          <table:table-cell table:number-columns-repeated="3"/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432.074676513672" calcext:value-type="float">
            <text:p>432.074676513672</text:p>
          </table:table-cell>
          <table:table-cell table:number-columns-repeated="3"/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435.918731689453" calcext:value-type="float">
            <text:p>435.918731689453</text:p>
          </table:table-cell>
          <table:table-cell table:number-columns-repeated="3"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433.449035644531" calcext:value-type="float">
            <text:p>433.449035644531</text:p>
          </table:table-cell>
          <table:table-cell table:number-columns-repeated="3"/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421.937408447266" calcext:value-type="float">
            <text:p>421.937408447266</text:p>
          </table:table-cell>
          <table:table-cell table:number-columns-repeated="3"/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419.726898193359" calcext:value-type="float">
            <text:p>419.726898193359</text:p>
          </table:table-cell>
          <table:table-cell table:number-columns-repeated="3"/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419.489379882813" calcext:value-type="float">
            <text:p>419.489379882813</text:p>
          </table:table-cell>
          <table:table-cell table:number-columns-repeated="3"/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417.189758300781" calcext:value-type="float">
            <text:p>417.189758300781</text:p>
          </table:table-cell>
          <table:table-cell table:number-columns-repeated="3"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432.744018554688" calcext:value-type="float">
            <text:p>432.744018554688</text:p>
          </table:table-cell>
          <table:table-cell table:number-columns-repeated="3"/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427.6591796875" calcext:value-type="float">
            <text:p>427.6591796875</text:p>
          </table:table-cell>
          <table:table-cell table:number-columns-repeated="3"/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422.568420410156" calcext:value-type="float">
            <text:p>422.568420410156</text:p>
          </table:table-cell>
          <table:table-cell table:number-columns-repeated="3"/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419.355926513672" calcext:value-type="float">
            <text:p>419.355926513672</text:p>
          </table:table-cell>
          <table:table-cell table:number-columns-repeated="3"/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419.571350097656" calcext:value-type="float">
            <text:p>419.571350097656</text:p>
          </table:table-cell>
          <table:table-cell table:number-columns-repeated="3"/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412.780792236328" calcext:value-type="float">
            <text:p>412.780792236328</text:p>
          </table:table-cell>
          <table:table-cell table:number-columns-repeated="3"/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400.297760009766" calcext:value-type="float">
            <text:p>400.297760009766</text:p>
          </table:table-cell>
          <table:table-cell table:number-columns-repeated="3"/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402.641571044922" calcext:value-type="float">
            <text:p>402.641571044922</text:p>
          </table:table-cell>
          <table:table-cell table:number-columns-repeated="3"/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409.574096679688" calcext:value-type="float">
            <text:p>409.574096679688</text:p>
          </table:table-cell>
          <table:table-cell table:number-columns-repeated="3"/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407.914306640625" calcext:value-type="float">
            <text:p>407.914306640625</text:p>
          </table:table-cell>
          <table:table-cell table:number-columns-repeated="3"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406.640533447266" calcext:value-type="float">
            <text:p>406.640533447266</text:p>
          </table:table-cell>
          <table:table-cell table:number-columns-repeated="3"/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404.794067382813" calcext:value-type="float">
            <text:p>404.794067382813</text:p>
          </table:table-cell>
          <table:table-cell table:number-columns-repeated="3"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404.787963867188" calcext:value-type="float">
            <text:p>404.787963867188</text:p>
          </table:table-cell>
          <table:table-cell table:number-columns-repeated="3"/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402.224151611328" calcext:value-type="float">
            <text:p>402.224151611328</text:p>
          </table:table-cell>
          <table:table-cell table:number-columns-repeated="3"/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397.198669433594" calcext:value-type="float">
            <text:p>397.198669433594</text:p>
          </table:table-cell>
          <table:table-cell table:number-columns-repeated="3"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390.918151855469" calcext:value-type="float">
            <text:p>390.918151855469</text:p>
          </table:table-cell>
          <table:table-cell table:number-columns-repeated="3"/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394.056579589844" calcext:value-type="float">
            <text:p>394.056579589844</text:p>
          </table:table-cell>
          <table:table-cell table:number-columns-repeated="3"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393.314453125" calcext:value-type="float">
            <text:p>393.314453125</text:p>
          </table:table-cell>
          <table:table-cell table:number-columns-repeated="3"/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409.834411621094" calcext:value-type="float">
            <text:p>409.834411621094</text:p>
          </table:table-cell>
          <table:table-cell table:number-columns-repeated="3"/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411.017456054688" calcext:value-type="float">
            <text:p>411.017456054688</text:p>
          </table:table-cell>
          <table:table-cell table:number-columns-repeated="3"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415.235748291016" calcext:value-type="float">
            <text:p>415.235748291016</text:p>
          </table:table-cell>
          <table:table-cell table:number-columns-repeated="3"/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415.83154296875" calcext:value-type="float">
            <text:p>415.83154296875</text:p>
          </table:table-cell>
          <table:table-cell table:number-columns-repeated="3"/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426.157531738281" calcext:value-type="float">
            <text:p>426.157531738281</text:p>
          </table:table-cell>
          <table:table-cell table:number-columns-repeated="3"/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410.494476318359" calcext:value-type="float">
            <text:p>410.494476318359</text:p>
          </table:table-cell>
          <table:table-cell table:number-columns-repeated="3"/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410.830505371094" calcext:value-type="float">
            <text:p>410.830505371094</text:p>
          </table:table-cell>
          <table:table-cell table:number-columns-repeated="3"/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421.028778076172" calcext:value-type="float">
            <text:p>421.028778076172</text:p>
          </table:table-cell>
          <table:table-cell table:number-columns-repeated="3"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416.723052978516" calcext:value-type="float">
            <text:p>416.723052978516</text:p>
          </table:table-cell>
          <table:table-cell table:number-columns-repeated="3"/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415.344818115234" calcext:value-type="float">
            <text:p>415.344818115234</text:p>
          </table:table-cell>
          <table:table-cell table:number-columns-repeated="3"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415.836853027344" calcext:value-type="float">
            <text:p>415.836853027344</text:p>
          </table:table-cell>
          <table:table-cell table:number-columns-repeated="3"/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415.538909912109" calcext:value-type="float">
            <text:p>415.538909912109</text:p>
          </table:table-cell>
          <table:table-cell table:number-columns-repeated="3"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415.246673583984" calcext:value-type="float">
            <text:p>415.246673583984</text:p>
          </table:table-cell>
          <table:table-cell table:number-columns-repeated="3"/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417.787231445313" calcext:value-type="float">
            <text:p>417.787231445313</text:p>
          </table:table-cell>
          <table:table-cell table:number-columns-repeated="3"/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417.588165283203" calcext:value-type="float">
            <text:p>417.588165283203</text:p>
          </table:table-cell>
          <table:table-cell table:number-columns-repeated="3"/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422.959716796875" calcext:value-type="float">
            <text:p>422.959716796875</text:p>
          </table:table-cell>
          <table:table-cell table:number-columns-repeated="3"/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418.922698974609" calcext:value-type="float">
            <text:p>418.922698974609</text:p>
          </table:table-cell>
          <table:table-cell table:number-columns-repeated="3"/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417.167297363281" calcext:value-type="float">
            <text:p>417.167297363281</text:p>
          </table:table-cell>
          <table:table-cell table:number-columns-repeated="3"/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419.483795166016" calcext:value-type="float">
            <text:p>419.483795166016</text:p>
          </table:table-cell>
          <table:table-cell table:number-columns-repeated="3"/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421.820953369141" calcext:value-type="float">
            <text:p>421.820953369141</text:p>
          </table:table-cell>
          <table:table-cell table:number-columns-repeated="3"/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418.099700927734" calcext:value-type="float">
            <text:p>418.099700927734</text:p>
          </table:table-cell>
          <table:table-cell table:number-columns-repeated="3"/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406.257781982422" calcext:value-type="float">
            <text:p>406.257781982422</text:p>
          </table:table-cell>
          <table:table-cell table:number-columns-repeated="3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12.406066894531" calcext:value-type="float">
            <text:p>412.406066894531</text:p>
          </table:table-cell>
          <table:table-cell table:number-columns-repeated="3"/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412.626556396484" calcext:value-type="float">
            <text:p>412.626556396484</text:p>
          </table:table-cell>
          <table:table-cell table:number-columns-repeated="3"/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412.225921630859" calcext:value-type="float">
            <text:p>412.225921630859</text:p>
          </table:table-cell>
          <table:table-cell table:number-columns-repeated="3"/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412.845520019531" calcext:value-type="float">
            <text:p>412.845520019531</text:p>
          </table:table-cell>
          <table:table-cell table:number-columns-repeated="3"/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417.221740722656" calcext:value-type="float">
            <text:p>417.221740722656</text:p>
          </table:table-cell>
          <table:table-cell table:number-columns-repeated="3"/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415.542999267578" calcext:value-type="float">
            <text:p>415.542999267578</text:p>
          </table:table-cell>
          <table:table-cell table:number-columns-repeated="3"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415.087310791016" calcext:value-type="float">
            <text:p>415.087310791016</text:p>
          </table:table-cell>
          <table:table-cell table:number-columns-repeated="3"/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410.41943359375" calcext:value-type="float">
            <text:p>410.41943359375</text:p>
          </table:table-cell>
          <table:table-cell table:number-columns-repeated="3"/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417.847320556641" calcext:value-type="float">
            <text:p>417.847320556641</text:p>
          </table:table-cell>
          <table:table-cell table:number-columns-repeated="3"/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417.932983398438" calcext:value-type="float">
            <text:p>417.932983398438</text:p>
          </table:table-cell>
          <table:table-cell table:number-columns-repeated="3"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415.989166259766" calcext:value-type="float">
            <text:p>415.989166259766</text:p>
          </table:table-cell>
          <table:table-cell table:number-columns-repeated="3"/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414.313781738281" calcext:value-type="float">
            <text:p>414.313781738281</text:p>
          </table:table-cell>
          <table:table-cell table:number-columns-repeated="3"/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415.214782714844" calcext:value-type="float">
            <text:p>415.214782714844</text:p>
          </table:table-cell>
          <table:table-cell table:number-columns-repeated="3"/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412.620910644531" calcext:value-type="float">
            <text:p>412.620910644531</text:p>
          </table:table-cell>
          <table:table-cell table:number-columns-repeated="3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412.926574707031" calcext:value-type="float">
            <text:p>412.926574707031</text:p>
          </table:table-cell>
          <table:table-cell table:number-columns-repeated="3"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416.639953613281" calcext:value-type="float">
            <text:p>416.639953613281</text:p>
          </table:table-cell>
          <table:table-cell table:number-columns-repeated="3"/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414.041381835937" calcext:value-type="float">
            <text:p>414.041381835937</text:p>
          </table:table-cell>
          <table:table-cell table:number-columns-repeated="3"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414.544158935547" calcext:value-type="float">
            <text:p>414.544158935547</text:p>
          </table:table-cell>
          <table:table-cell table:number-columns-repeated="3"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413.668121337891" calcext:value-type="float">
            <text:p>413.668121337891</text:p>
          </table:table-cell>
          <table:table-cell table:number-columns-repeated="3"/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411.778564453125" calcext:value-type="float">
            <text:p>411.778564453125</text:p>
          </table:table-cell>
          <table:table-cell table:number-columns-repeated="3"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410.123901367188" calcext:value-type="float">
            <text:p>410.123901367188</text:p>
          </table:table-cell>
          <table:table-cell table:number-columns-repeated="3"/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408.086273193359" calcext:value-type="float">
            <text:p>408.086273193359</text:p>
          </table:table-cell>
          <table:table-cell table:number-columns-repeated="3"/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406.922485351562" calcext:value-type="float">
            <text:p>406.922485351562</text:p>
          </table:table-cell>
          <table:table-cell table:number-columns-repeated="3"/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404.284912109375" calcext:value-type="float">
            <text:p>404.284912109375</text:p>
          </table:table-cell>
          <table:table-cell table:number-columns-repeated="3"/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409.134063720703" calcext:value-type="float">
            <text:p>409.134063720703</text:p>
          </table:table-cell>
          <table:table-cell table:number-columns-repeated="3"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410.300750732422" calcext:value-type="float">
            <text:p>410.300750732422</text:p>
          </table:table-cell>
          <table:table-cell table:number-columns-repeated="3"/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410.701446533203" calcext:value-type="float">
            <text:p>410.701446533203</text:p>
          </table:table-cell>
          <table:table-cell table:number-columns-repeated="3"/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410.202423095703" calcext:value-type="float">
            <text:p>410.202423095703</text:p>
          </table:table-cell>
          <table:table-cell table:number-columns-repeated="3"/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389.966796875" calcext:value-type="float">
            <text:p>389.966796875</text:p>
          </table:table-cell>
          <table:table-cell table:number-columns-repeated="3"/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380.933227539062" calcext:value-type="float">
            <text:p>380.933227539062</text:p>
          </table:table-cell>
          <table:table-cell table:number-columns-repeated="3"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383.770904541016" calcext:value-type="float">
            <text:p>383.770904541016</text:p>
          </table:table-cell>
          <table:table-cell table:number-columns-repeated="3"/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384.970153808594" calcext:value-type="float">
            <text:p>384.970153808594</text:p>
          </table:table-cell>
          <table:table-cell table:number-columns-repeated="3"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392.269622802734" calcext:value-type="float">
            <text:p>392.269622802734</text:p>
          </table:table-cell>
          <table:table-cell table:number-columns-repeated="3"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387.926544189453" calcext:value-type="float">
            <text:p>387.926544189453</text:p>
          </table:table-cell>
          <table:table-cell table:number-columns-repeated="3"/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388.013153076172" calcext:value-type="float">
            <text:p>388.013153076172</text:p>
          </table:table-cell>
          <table:table-cell table:number-columns-repeated="3"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393.662811279297" calcext:value-type="float">
            <text:p>393.662811279297</text:p>
          </table:table-cell>
          <table:table-cell table:number-columns-repeated="3"/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391.628387451172" calcext:value-type="float">
            <text:p>391.628387451172</text:p>
          </table:table-cell>
          <table:table-cell table:number-columns-repeated="3"/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391.248138427734" calcext:value-type="float">
            <text:p>391.248138427734</text:p>
          </table:table-cell>
          <table:table-cell table:number-columns-repeated="3"/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388.816925048828" calcext:value-type="float">
            <text:p>388.816925048828</text:p>
          </table:table-cell>
          <table:table-cell table:number-columns-repeated="3"/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390.689239501953" calcext:value-type="float">
            <text:p>390.689239501953</text:p>
          </table:table-cell>
          <table:table-cell table:number-columns-repeated="3"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390.317718505859" calcext:value-type="float">
            <text:p>390.317718505859</text:p>
          </table:table-cell>
          <table:table-cell table:number-columns-repeated="3"/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394.459503173828" calcext:value-type="float">
            <text:p>394.459503173828</text:p>
          </table:table-cell>
          <table:table-cell table:number-columns-repeated="3"/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393.874450683594" calcext:value-type="float">
            <text:p>393.874450683594</text:p>
          </table:table-cell>
          <table:table-cell table:number-columns-repeated="3"/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394.142242431641" calcext:value-type="float">
            <text:p>394.142242431641</text:p>
          </table:table-cell>
          <table:table-cell table:number-columns-repeated="3"/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393.951782226562" calcext:value-type="float">
            <text:p>393.951782226562</text:p>
          </table:table-cell>
          <table:table-cell table:number-columns-repeated="3"/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393.632995605469" calcext:value-type="float">
            <text:p>393.632995605469</text:p>
          </table:table-cell>
          <table:table-cell table:number-columns-repeated="3"/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394.864868164063" calcext:value-type="float">
            <text:p>394.864868164063</text:p>
          </table:table-cell>
          <table:table-cell table:number-columns-repeated="3"/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394.481475830078" calcext:value-type="float">
            <text:p>394.481475830078</text:p>
          </table:table-cell>
          <table:table-cell table:number-columns-repeated="3"/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394.516418457031" calcext:value-type="float">
            <text:p>394.516418457031</text:p>
          </table:table-cell>
          <table:table-cell table:number-columns-repeated="3"/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396.1630859375" calcext:value-type="float">
            <text:p>396.1630859375</text:p>
          </table:table-cell>
          <table:table-cell table:number-columns-repeated="3"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396.079956054687" calcext:value-type="float">
            <text:p>396.079956054687</text:p>
          </table:table-cell>
          <table:table-cell table:number-columns-repeated="3"/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396.936218261719" calcext:value-type="float">
            <text:p>396.936218261719</text:p>
          </table:table-cell>
          <table:table-cell table:number-columns-repeated="3"/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397.908050537109" calcext:value-type="float">
            <text:p>397.908050537109</text:p>
          </table:table-cell>
          <table:table-cell table:number-columns-repeated="3"/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395.244110107422" calcext:value-type="float">
            <text:p>395.244110107422</text:p>
          </table:table-cell>
          <table:table-cell table:number-columns-repeated="3"/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387.87353515625" calcext:value-type="float">
            <text:p>387.87353515625</text:p>
          </table:table-cell>
          <table:table-cell table:number-columns-repeated="3"/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388.682403564453" calcext:value-type="float">
            <text:p>388.682403564453</text:p>
          </table:table-cell>
          <table:table-cell table:number-columns-repeated="3"/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389.859893798828" calcext:value-type="float">
            <text:p>389.859893798828</text:p>
          </table:table-cell>
          <table:table-cell table:number-columns-repeated="3"/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396.655548095703" calcext:value-type="float">
            <text:p>396.655548095703</text:p>
          </table:table-cell>
          <table:table-cell table:number-columns-repeated="3"/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395.42822265625" calcext:value-type="float">
            <text:p>395.42822265625</text:p>
          </table:table-cell>
          <table:table-cell table:number-columns-repeated="3"/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399.279968261719" calcext:value-type="float">
            <text:p>399.279968261719</text:p>
          </table:table-cell>
          <table:table-cell table:number-columns-repeated="3"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390.664672851562" calcext:value-type="float">
            <text:p>390.664672851562</text:p>
          </table:table-cell>
          <table:table-cell table:number-columns-repeated="3"/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394.181823730469" calcext:value-type="float">
            <text:p>394.181823730469</text:p>
          </table:table-cell>
          <table:table-cell table:number-columns-repeated="3"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389.022766113281" calcext:value-type="float">
            <text:p>389.022766113281</text:p>
          </table:table-cell>
          <table:table-cell table:number-columns-repeated="3"/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390.846588134766" calcext:value-type="float">
            <text:p>390.846588134766</text:p>
          </table:table-cell>
          <table:table-cell table:number-columns-repeated="3"/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416.289703369141" calcext:value-type="float">
            <text:p>416.289703369141</text:p>
          </table:table-cell>
          <table:table-cell table:number-columns-repeated="3"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416.284698486328" calcext:value-type="float">
            <text:p>416.284698486328</text:p>
          </table:table-cell>
          <table:table-cell table:number-columns-repeated="3"/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419.227630615234" calcext:value-type="float">
            <text:p>419.227630615234</text:p>
          </table:table-cell>
          <table:table-cell table:number-columns-repeated="3"/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418.257995605469" calcext:value-type="float">
            <text:p>418.257995605469</text:p>
          </table:table-cell>
          <table:table-cell table:number-columns-repeated="3"/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411.798431396484" calcext:value-type="float">
            <text:p>411.798431396484</text:p>
          </table:table-cell>
          <table:table-cell table:number-columns-repeated="3"/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411.726776123047" calcext:value-type="float">
            <text:p>411.726776123047</text:p>
          </table:table-cell>
          <table:table-cell table:number-columns-repeated="3"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412.680877685547" calcext:value-type="float">
            <text:p>412.680877685547</text:p>
          </table:table-cell>
          <table:table-cell table:number-columns-repeated="3"/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419.091400146484" calcext:value-type="float">
            <text:p>419.091400146484</text:p>
          </table:table-cell>
          <table:table-cell table:number-columns-repeated="3"/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420.752105712891" calcext:value-type="float">
            <text:p>420.752105712891</text:p>
          </table:table-cell>
          <table:table-cell table:number-columns-repeated="3"/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419.354461669922" calcext:value-type="float">
            <text:p>419.354461669922</text:p>
          </table:table-cell>
          <table:table-cell table:number-columns-repeated="3"/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424.589294433594" calcext:value-type="float">
            <text:p>424.589294433594</text:p>
          </table:table-cell>
          <table:table-cell table:number-columns-repeated="3"/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423.379302978516" calcext:value-type="float">
            <text:p>423.379302978516</text:p>
          </table:table-cell>
          <table:table-cell table:number-columns-repeated="3"/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423.115142822266" calcext:value-type="float">
            <text:p>423.115142822266</text:p>
          </table:table-cell>
          <table:table-cell table:number-columns-repeated="3"/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420.304077148438" calcext:value-type="float">
            <text:p>420.304077148438</text:p>
          </table:table-cell>
          <table:table-cell table:number-columns-repeated="3"/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401.247253417969" calcext:value-type="float">
            <text:p>401.247253417969</text:p>
          </table:table-cell>
          <table:table-cell table:number-columns-repeated="3"/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405.162506103516" calcext:value-type="float">
            <text:p>405.162506103516</text:p>
          </table:table-cell>
          <table:table-cell table:number-columns-repeated="3"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409.756500244141" calcext:value-type="float">
            <text:p>409.756500244141</text:p>
          </table:table-cell>
          <table:table-cell table:number-columns-repeated="3"/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415.448211669922" calcext:value-type="float">
            <text:p>415.448211669922</text:p>
          </table:table-cell>
          <table:table-cell table:number-columns-repeated="3"/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411.160888671875" calcext:value-type="float">
            <text:p>411.160888671875</text:p>
          </table:table-cell>
          <table:table-cell table:number-columns-repeated="3"/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410.963653564453" calcext:value-type="float">
            <text:p>410.963653564453</text:p>
          </table:table-cell>
          <table:table-cell table:number-columns-repeated="3"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413.992279052734" calcext:value-type="float">
            <text:p>413.992279052734</text:p>
          </table:table-cell>
          <table:table-cell table:number-columns-repeated="3"/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403.996032714844" calcext:value-type="float">
            <text:p>403.996032714844</text:p>
          </table:table-cell>
          <table:table-cell table:number-columns-repeated="3"/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401.363525390625" calcext:value-type="float">
            <text:p>401.363525390625</text:p>
          </table:table-cell>
          <table:table-cell table:number-columns-repeated="3"/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397.914764404297" calcext:value-type="float">
            <text:p>397.914764404297</text:p>
          </table:table-cell>
          <table:table-cell table:number-columns-repeated="3"/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396.985870361328" calcext:value-type="float">
            <text:p>396.985870361328</text:p>
          </table:table-cell>
          <table:table-cell table:number-columns-repeated="3"/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399.026062011719" calcext:value-type="float">
            <text:p>399.026062011719</text:p>
          </table:table-cell>
          <table:table-cell table:number-columns-repeated="3"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397.059051513672" calcext:value-type="float">
            <text:p>397.059051513672</text:p>
          </table:table-cell>
          <table:table-cell table:number-columns-repeated="3"/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396.874755859375" calcext:value-type="float">
            <text:p>396.874755859375</text:p>
          </table:table-cell>
          <table:table-cell table:number-columns-repeated="3"/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395.421295166016" calcext:value-type="float">
            <text:p>395.421295166016</text:p>
          </table:table-cell>
          <table:table-cell table:number-columns-repeated="3"/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388.978851318359" calcext:value-type="float">
            <text:p>388.978851318359</text:p>
          </table:table-cell>
          <table:table-cell table:number-columns-repeated="3"/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390.268951416016" calcext:value-type="float">
            <text:p>390.268951416016</text:p>
          </table:table-cell>
          <table:table-cell table:number-columns-repeated="3"/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389.303588867187" calcext:value-type="float">
            <text:p>389.303588867187</text:p>
          </table:table-cell>
          <table:table-cell table:number-columns-repeated="3"/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387.692260742187" calcext:value-type="float">
            <text:p>387.692260742187</text:p>
          </table:table-cell>
          <table:table-cell table:number-columns-repeated="3"/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388.063232421875" calcext:value-type="float">
            <text:p>388.063232421875</text:p>
          </table:table-cell>
          <table:table-cell table:number-columns-repeated="3"/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387.757995605469" calcext:value-type="float">
            <text:p>387.757995605469</text:p>
          </table:table-cell>
          <table:table-cell table:number-columns-repeated="3"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387.191101074219" calcext:value-type="float">
            <text:p>387.191101074219</text:p>
          </table:table-cell>
          <table:table-cell table:number-columns-repeated="3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83.613128662109" calcext:value-type="float">
            <text:p>383.613128662109</text:p>
          </table:table-cell>
          <table:table-cell table:number-columns-repeated="3"/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383.403045654297" calcext:value-type="float">
            <text:p>383.403045654297</text:p>
          </table:table-cell>
          <table:table-cell table:number-columns-repeated="3"/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382.827728271484" calcext:value-type="float">
            <text:p>382.827728271484</text:p>
          </table:table-cell>
          <table:table-cell table:number-columns-repeated="3"/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382.634063720703" calcext:value-type="float">
            <text:p>382.634063720703</text:p>
          </table:table-cell>
          <table:table-cell table:number-columns-repeated="3"/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381.518890380859" calcext:value-type="float">
            <text:p>381.518890380859</text:p>
          </table:table-cell>
          <table:table-cell table:number-columns-repeated="3"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380.722351074219" calcext:value-type="float">
            <text:p>380.722351074219</text:p>
          </table:table-cell>
          <table:table-cell table:number-columns-repeated="3"/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381.141906738281" calcext:value-type="float">
            <text:p>381.141906738281</text:p>
          </table:table-cell>
          <table:table-cell table:number-columns-repeated="3"/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383.106597900391" calcext:value-type="float">
            <text:p>383.106597900391</text:p>
          </table:table-cell>
          <table:table-cell table:number-columns-repeated="3"/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377.140502929687" calcext:value-type="float">
            <text:p>377.140502929687</text:p>
          </table:table-cell>
          <table:table-cell table:number-columns-repeated="3"/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374.804077148437" calcext:value-type="float">
            <text:p>374.804077148437</text:p>
          </table:table-cell>
          <table:table-cell table:number-columns-repeated="3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380.17041015625" calcext:value-type="float">
            <text:p>380.17041015625</text:p>
          </table:table-cell>
          <table:table-cell table:number-columns-repeated="3"/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382.030639648437" calcext:value-type="float">
            <text:p>382.030639648437</text:p>
          </table:table-cell>
          <table:table-cell table:number-columns-repeated="3"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376.249267578125" calcext:value-type="float">
            <text:p>376.249267578125</text:p>
          </table:table-cell>
          <table:table-cell table:number-columns-repeated="3"/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376.533569335938" calcext:value-type="float">
            <text:p>376.533569335938</text:p>
          </table:table-cell>
          <table:table-cell table:number-columns-repeated="3"/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373.034393310547" calcext:value-type="float">
            <text:p>373.034393310547</text:p>
          </table:table-cell>
          <table:table-cell table:number-columns-repeated="3"/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370.399719238281" calcext:value-type="float">
            <text:p>370.399719238281</text:p>
          </table:table-cell>
          <table:table-cell table:number-columns-repeated="3"/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372.923797607422" calcext:value-type="float">
            <text:p>372.923797607422</text:p>
          </table:table-cell>
          <table:table-cell table:number-columns-repeated="3"/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381.411529541016" calcext:value-type="float">
            <text:p>381.411529541016</text:p>
          </table:table-cell>
          <table:table-cell table:number-columns-repeated="3"/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385.417388916016" calcext:value-type="float">
            <text:p>385.417388916016</text:p>
          </table:table-cell>
          <table:table-cell table:number-columns-repeated="3"/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384.851348876953" calcext:value-type="float">
            <text:p>384.851348876953</text:p>
          </table:table-cell>
          <table:table-cell table:number-columns-repeated="3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386.096160888672" calcext:value-type="float">
            <text:p>386.096160888672</text:p>
          </table:table-cell>
          <table:table-cell table:number-columns-repeated="3"/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390.355651855469" calcext:value-type="float">
            <text:p>390.355651855469</text:p>
          </table:table-cell>
          <table:table-cell table:number-columns-repeated="3"/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388.923583984375" calcext:value-type="float">
            <text:p>388.923583984375</text:p>
          </table:table-cell>
          <table:table-cell table:number-columns-repeated="3"/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390.009124755859" calcext:value-type="float">
            <text:p>390.009124755859</text:p>
          </table:table-cell>
          <table:table-cell table:number-columns-repeated="3"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383.318176269531" calcext:value-type="float">
            <text:p>383.318176269531</text:p>
          </table:table-cell>
          <table:table-cell table:number-columns-repeated="3"/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380.820770263672" calcext:value-type="float">
            <text:p>380.820770263672</text:p>
          </table:table-cell>
          <table:table-cell table:number-columns-repeated="3"/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382.634216308594" calcext:value-type="float">
            <text:p>382.634216308594</text:p>
          </table:table-cell>
          <table:table-cell table:number-columns-repeated="3"/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381.373748779297" calcext:value-type="float">
            <text:p>381.373748779297</text:p>
          </table:table-cell>
          <table:table-cell table:number-columns-repeated="3"/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381.175872802734" calcext:value-type="float">
            <text:p>381.175872802734</text:p>
          </table:table-cell>
          <table:table-cell table:number-columns-repeated="3"/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392.7119140625" calcext:value-type="float">
            <text:p>392.7119140625</text:p>
          </table:table-cell>
          <table:table-cell table:number-columns-repeated="3"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389.529022216797" calcext:value-type="float">
            <text:p>389.529022216797</text:p>
          </table:table-cell>
          <table:table-cell table:number-columns-repeated="3"/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384.666381835937" calcext:value-type="float">
            <text:p>384.666381835937</text:p>
          </table:table-cell>
          <table:table-cell table:number-columns-repeated="3"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377.153045654297" calcext:value-type="float">
            <text:p>377.153045654297</text:p>
          </table:table-cell>
          <table:table-cell table:number-columns-repeated="3"/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377.06591796875" calcext:value-type="float">
            <text:p>377.06591796875</text:p>
          </table:table-cell>
          <table:table-cell table:number-columns-repeated="3"/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390.975891113281" calcext:value-type="float">
            <text:p>390.975891113281</text:p>
          </table:table-cell>
          <table:table-cell table:number-columns-repeated="3"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384.773834228516" calcext:value-type="float">
            <text:p>384.773834228516</text:p>
          </table:table-cell>
          <table:table-cell table:number-columns-repeated="3"/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384.891723632813" calcext:value-type="float">
            <text:p>384.891723632813</text:p>
          </table:table-cell>
          <table:table-cell table:number-columns-repeated="3"/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389.108764648437" calcext:value-type="float">
            <text:p>389.108764648437</text:p>
          </table:table-cell>
          <table:table-cell table:number-columns-repeated="3"/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392.448486328125" calcext:value-type="float">
            <text:p>392.448486328125</text:p>
          </table:table-cell>
          <table:table-cell table:number-columns-repeated="3"/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392.678741455078" calcext:value-type="float">
            <text:p>392.678741455078</text:p>
          </table:table-cell>
          <table:table-cell table:number-columns-repeated="3"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396.260589599609" calcext:value-type="float">
            <text:p>396.260589599609</text:p>
          </table:table-cell>
          <table:table-cell table:number-columns-repeated="3"/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389.810821533203" calcext:value-type="float">
            <text:p>389.810821533203</text:p>
          </table:table-cell>
          <table:table-cell table:number-columns-repeated="3"/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390.201080322266" calcext:value-type="float">
            <text:p>390.201080322266</text:p>
          </table:table-cell>
          <table:table-cell table:number-columns-repeated="3"/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401.155975341797" calcext:value-type="float">
            <text:p>401.155975341797</text:p>
          </table:table-cell>
          <table:table-cell table:number-columns-repeated="3"/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402.110809326172" calcext:value-type="float">
            <text:p>402.110809326172</text:p>
          </table:table-cell>
          <table:table-cell table:number-columns-repeated="3"/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401.3291015625" calcext:value-type="float">
            <text:p>401.3291015625</text:p>
          </table:table-cell>
          <table:table-cell table:number-columns-repeated="3"/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398.894165039062" calcext:value-type="float">
            <text:p>398.894165039062</text:p>
          </table:table-cell>
          <table:table-cell table:number-columns-repeated="3"/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399.298095703125" calcext:value-type="float">
            <text:p>399.298095703125</text:p>
          </table:table-cell>
          <table:table-cell table:number-columns-repeated="3"/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396.349029541016" calcext:value-type="float">
            <text:p>396.349029541016</text:p>
          </table:table-cell>
          <table:table-cell table:number-columns-repeated="3"/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395.505340576172" calcext:value-type="float">
            <text:p>395.505340576172</text:p>
          </table:table-cell>
          <table:table-cell table:number-columns-repeated="3"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396.969909667969" calcext:value-type="float">
            <text:p>396.969909667969</text:p>
          </table:table-cell>
          <table:table-cell table:number-columns-repeated="3"/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399.330963134766" calcext:value-type="float">
            <text:p>399.330963134766</text:p>
          </table:table-cell>
          <table:table-cell table:number-columns-repeated="3"/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394.232360839844" calcext:value-type="float">
            <text:p>394.232360839844</text:p>
          </table:table-cell>
          <table:table-cell table:number-columns-repeated="3"/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393.850189208984" calcext:value-type="float">
            <text:p>393.850189208984</text:p>
          </table:table-cell>
          <table:table-cell table:number-columns-repeated="3"/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399.153228759766" calcext:value-type="float">
            <text:p>399.153228759766</text:p>
          </table:table-cell>
          <table:table-cell table:number-columns-repeated="3"/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408.938568115234" calcext:value-type="float">
            <text:p>408.938568115234</text:p>
          </table:table-cell>
          <table:table-cell table:number-columns-repeated="3"/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408.139038085938" calcext:value-type="float">
            <text:p>408.139038085938</text:p>
          </table:table-cell>
          <table:table-cell table:number-columns-repeated="3"/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402.908020019531" calcext:value-type="float">
            <text:p>402.908020019531</text:p>
          </table:table-cell>
          <table:table-cell table:number-columns-repeated="3"/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402.804351806641" calcext:value-type="float">
            <text:p>402.804351806641</text:p>
          </table:table-cell>
          <table:table-cell table:number-columns-repeated="3"/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399.728576660156" calcext:value-type="float">
            <text:p>399.728576660156</text:p>
          </table:table-cell>
          <table:table-cell table:number-columns-repeated="3"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393.767517089844" calcext:value-type="float">
            <text:p>393.767517089844</text:p>
          </table:table-cell>
          <table:table-cell table:number-columns-repeated="3"/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391.515960693359" calcext:value-type="float">
            <text:p>391.515960693359</text:p>
          </table:table-cell>
          <table:table-cell table:number-columns-repeated="3"/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391.832611083984" calcext:value-type="float">
            <text:p>391.832611083984</text:p>
          </table:table-cell>
          <table:table-cell table:number-columns-repeated="3"/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389.865112304687" calcext:value-type="float">
            <text:p>389.865112304687</text:p>
          </table:table-cell>
          <table:table-cell table:number-columns-repeated="3"/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363.747833251953" calcext:value-type="float">
            <text:p>363.747833251953</text:p>
          </table:table-cell>
          <table:table-cell table:number-columns-repeated="3"/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363.737548828125" calcext:value-type="float">
            <text:p>363.737548828125</text:p>
          </table:table-cell>
          <table:table-cell table:number-columns-repeated="3"/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360.719268798828" calcext:value-type="float">
            <text:p>360.719268798828</text:p>
          </table:table-cell>
          <table:table-cell table:number-columns-repeated="3"/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359.354248046875" calcext:value-type="float">
            <text:p>359.354248046875</text:p>
          </table:table-cell>
          <table:table-cell table:number-columns-repeated="3"/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359.166473388672" calcext:value-type="float">
            <text:p>359.166473388672</text:p>
          </table:table-cell>
          <table:table-cell table:number-columns-repeated="3"/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359.834564208984" calcext:value-type="float">
            <text:p>359.834564208984</text:p>
          </table:table-cell>
          <table:table-cell table:number-columns-repeated="3"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357.921142578125" calcext:value-type="float">
            <text:p>357.921142578125</text:p>
          </table:table-cell>
          <table:table-cell table:number-columns-repeated="3"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352.021881103516" calcext:value-type="float">
            <text:p>352.021881103516</text:p>
          </table:table-cell>
          <table:table-cell table:number-columns-repeated="3"/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350.264007568359" calcext:value-type="float">
            <text:p>350.264007568359</text:p>
          </table:table-cell>
          <table:table-cell table:number-columns-repeated="3"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350.143249511719" calcext:value-type="float">
            <text:p>350.143249511719</text:p>
          </table:table-cell>
          <table:table-cell table:number-columns-repeated="3"/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345.404296875" calcext:value-type="float">
            <text:p>345.404296875</text:p>
          </table:table-cell>
          <table:table-cell table:number-columns-repeated="3"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347.261840820312" calcext:value-type="float">
            <text:p>347.261840820312</text:p>
          </table:table-cell>
          <table:table-cell table:number-columns-repeated="3"/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349.484313964844" calcext:value-type="float">
            <text:p>349.484313964844</text:p>
          </table:table-cell>
          <table:table-cell table:number-columns-repeated="3"/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357.575866699219" calcext:value-type="float">
            <text:p>357.575866699219</text:p>
          </table:table-cell>
          <table:table-cell table:number-columns-repeated="3"/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359.014892578125" calcext:value-type="float">
            <text:p>359.014892578125</text:p>
          </table:table-cell>
          <table:table-cell table:number-columns-repeated="3"/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353.820037841797" calcext:value-type="float">
            <text:p>353.820037841797</text:p>
          </table:table-cell>
          <table:table-cell table:number-columns-repeated="3"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350.234802246094" calcext:value-type="float">
            <text:p>350.234802246094</text:p>
          </table:table-cell>
          <table:table-cell table:number-columns-repeated="3"/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355.564514160156" calcext:value-type="float">
            <text:p>355.564514160156</text:p>
          </table:table-cell>
          <table:table-cell table:number-columns-repeated="3"/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348.161285400391" calcext:value-type="float">
            <text:p>348.161285400391</text:p>
          </table:table-cell>
          <table:table-cell table:number-columns-repeated="3"/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348.582733154297" calcext:value-type="float">
            <text:p>348.582733154297</text:p>
          </table:table-cell>
          <table:table-cell table:number-columns-repeated="3"/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353.825317382812" calcext:value-type="float">
            <text:p>353.825317382812</text:p>
          </table:table-cell>
          <table:table-cell table:number-columns-repeated="3"/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354.685974121094" calcext:value-type="float">
            <text:p>354.685974121094</text:p>
          </table:table-cell>
          <table:table-cell table:number-columns-repeated="3"/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354.264892578125" calcext:value-type="float">
            <text:p>354.264892578125</text:p>
          </table:table-cell>
          <table:table-cell table:number-columns-repeated="3"/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355.321014404297" calcext:value-type="float">
            <text:p>355.321014404297</text:p>
          </table:table-cell>
          <table:table-cell table:number-columns-repeated="3"/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358.710235595703" calcext:value-type="float">
            <text:p>358.710235595703</text:p>
          </table:table-cell>
          <table:table-cell table:number-columns-repeated="3"/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358.137664794922" calcext:value-type="float">
            <text:p>358.137664794922</text:p>
          </table:table-cell>
          <table:table-cell table:number-columns-repeated="3"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358.200775146484" calcext:value-type="float">
            <text:p>358.200775146484</text:p>
          </table:table-cell>
          <table:table-cell table:number-columns-repeated="3"/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366.28466796875" calcext:value-type="float">
            <text:p>366.28466796875</text:p>
          </table:table-cell>
          <table:table-cell table:number-columns-repeated="3"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375.714965820312" calcext:value-type="float">
            <text:p>375.714965820312</text:p>
          </table:table-cell>
          <table:table-cell table:number-columns-repeated="3"/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373.232177734375" calcext:value-type="float">
            <text:p>373.232177734375</text:p>
          </table:table-cell>
          <table:table-cell table:number-columns-repeated="3"/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368.851287841797" calcext:value-type="float">
            <text:p>368.851287841797</text:p>
          </table:table-cell>
          <table:table-cell table:number-columns-repeated="3"/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369.136871337891" calcext:value-type="float">
            <text:p>369.136871337891</text:p>
          </table:table-cell>
          <table:table-cell table:number-columns-repeated="3"/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368.409576416016" calcext:value-type="float">
            <text:p>368.409576416016</text:p>
          </table:table-cell>
          <table:table-cell table:number-columns-repeated="3"/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365.319885253906" calcext:value-type="float">
            <text:p>365.319885253906</text:p>
          </table:table-cell>
          <table:table-cell table:number-columns-repeated="3"/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368.831359863281" calcext:value-type="float">
            <text:p>368.831359863281</text:p>
          </table:table-cell>
          <table:table-cell table:number-columns-repeated="3"/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374.756958007812" calcext:value-type="float">
            <text:p>374.756958007812</text:p>
          </table:table-cell>
          <table:table-cell table:number-columns-repeated="3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70.906036376953" calcext:value-type="float">
            <text:p>370.906036376953</text:p>
          </table:table-cell>
          <table:table-cell table:number-columns-repeated="3"/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371.009674072266" calcext:value-type="float">
            <text:p>371.009674072266</text:p>
          </table:table-cell>
          <table:table-cell table:number-columns-repeated="3"/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370.541290283203" calcext:value-type="float">
            <text:p>370.541290283203</text:p>
          </table:table-cell>
          <table:table-cell table:number-columns-repeated="3"/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372.862670898437" calcext:value-type="float">
            <text:p>372.862670898437</text:p>
          </table:table-cell>
          <table:table-cell table:number-columns-repeated="3"/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377.604888916016" calcext:value-type="float">
            <text:p>377.604888916016</text:p>
          </table:table-cell>
          <table:table-cell table:number-columns-repeated="3"/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378.079010009766" calcext:value-type="float">
            <text:p>378.079010009766</text:p>
          </table:table-cell>
          <table:table-cell table:number-columns-repeated="3"/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389.370849609375" calcext:value-type="float">
            <text:p>389.370849609375</text:p>
          </table:table-cell>
          <table:table-cell table:number-columns-repeated="3"/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382.232666015625" calcext:value-type="float">
            <text:p>382.232666015625</text:p>
          </table:table-cell>
          <table:table-cell table:number-columns-repeated="3"/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381.492126464844" calcext:value-type="float">
            <text:p>381.492126464844</text:p>
          </table:table-cell>
          <table:table-cell table:number-columns-repeated="3"/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381.012634277344" calcext:value-type="float">
            <text:p>381.012634277344</text:p>
          </table:table-cell>
          <table:table-cell table:number-columns-repeated="3"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376.440826416016" calcext:value-type="float">
            <text:p>376.440826416016</text:p>
          </table:table-cell>
          <table:table-cell table:number-columns-repeated="3"/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381.952209472656" calcext:value-type="float">
            <text:p>381.952209472656</text:p>
          </table:table-cell>
          <table:table-cell table:number-columns-repeated="3"/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384.674621582031" calcext:value-type="float">
            <text:p>384.674621582031</text:p>
          </table:table-cell>
          <table:table-cell table:number-columns-repeated="3"/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391.807922363281" calcext:value-type="float">
            <text:p>391.807922363281</text:p>
          </table:table-cell>
          <table:table-cell table:number-columns-repeated="3"/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395.289916992187" calcext:value-type="float">
            <text:p>395.289916992187</text:p>
          </table:table-cell>
          <table:table-cell table:number-columns-repeated="3"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392.658111572266" calcext:value-type="float">
            <text:p>392.658111572266</text:p>
          </table:table-cell>
          <table:table-cell table:number-columns-repeated="3"/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392.279174804687" calcext:value-type="float">
            <text:p>392.279174804687</text:p>
          </table:table-cell>
          <table:table-cell table:number-columns-repeated="3"/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386.210021972656" calcext:value-type="float">
            <text:p>386.210021972656</text:p>
          </table:table-cell>
          <table:table-cell table:number-columns-repeated="3"/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384.519958496094" calcext:value-type="float">
            <text:p>384.519958496094</text:p>
          </table:table-cell>
          <table:table-cell table:number-columns-repeated="3"/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384.723205566406" calcext:value-type="float">
            <text:p>384.723205566406</text:p>
          </table:table-cell>
          <table:table-cell table:number-columns-repeated="3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385.637969970703" calcext:value-type="float">
            <text:p>385.637969970703</text:p>
          </table:table-cell>
          <table:table-cell table:number-columns-repeated="3"/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384.490112304687" calcext:value-type="float">
            <text:p>384.490112304687</text:p>
          </table:table-cell>
          <table:table-cell table:number-columns-repeated="3"/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396.297607421875" calcext:value-type="float">
            <text:p>396.297607421875</text:p>
          </table:table-cell>
          <table:table-cell table:number-columns-repeated="3"/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396.758819580078" calcext:value-type="float">
            <text:p>396.758819580078</text:p>
          </table:table-cell>
          <table:table-cell table:number-columns-repeated="3"/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403.129272460938" calcext:value-type="float">
            <text:p>403.129272460938</text:p>
          </table:table-cell>
          <table:table-cell table:number-columns-repeated="3"/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412.862091064453" calcext:value-type="float">
            <text:p>412.862091064453</text:p>
          </table:table-cell>
          <table:table-cell table:number-columns-repeated="3"/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407.58984375" calcext:value-type="float">
            <text:p>407.58984375</text:p>
          </table:table-cell>
          <table:table-cell table:number-columns-repeated="3"/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409.076782226563" calcext:value-type="float">
            <text:p>409.076782226563</text:p>
          </table:table-cell>
          <table:table-cell table:number-columns-repeated="3"/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419.808441162109" calcext:value-type="float">
            <text:p>419.808441162109</text:p>
          </table:table-cell>
          <table:table-cell table:number-columns-repeated="3"/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407.291351318359" calcext:value-type="float">
            <text:p>407.291351318359</text:p>
          </table:table-cell>
          <table:table-cell table:number-columns-repeated="3"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408.734588623047" calcext:value-type="float">
            <text:p>408.734588623047</text:p>
          </table:table-cell>
          <table:table-cell table:number-columns-repeated="3"/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412.233001708984" calcext:value-type="float">
            <text:p>412.233001708984</text:p>
          </table:table-cell>
          <table:table-cell table:number-columns-repeated="3"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415.568389892578" calcext:value-type="float">
            <text:p>415.568389892578</text:p>
          </table:table-cell>
          <table:table-cell table:number-columns-repeated="3"/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418.561798095703" calcext:value-type="float">
            <text:p>418.561798095703</text:p>
          </table:table-cell>
          <table:table-cell table:number-columns-repeated="3"/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408.095703125" calcext:value-type="float">
            <text:p>408.095703125</text:p>
          </table:table-cell>
          <table:table-cell table:number-columns-repeated="3"/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415.628356933594" calcext:value-type="float">
            <text:p>415.628356933594</text:p>
          </table:table-cell>
          <table:table-cell table:number-columns-repeated="3"/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414.635650634766" calcext:value-type="float">
            <text:p>414.635650634766</text:p>
          </table:table-cell>
          <table:table-cell table:number-columns-repeated="3"/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411.980895996094" calcext:value-type="float">
            <text:p>411.980895996094</text:p>
          </table:table-cell>
          <table:table-cell table:number-columns-repeated="3"/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410.9462890625" calcext:value-type="float">
            <text:p>410.9462890625</text:p>
          </table:table-cell>
          <table:table-cell table:number-columns-repeated="3"/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403.663421630859" calcext:value-type="float">
            <text:p>403.663421630859</text:p>
          </table:table-cell>
          <table:table-cell table:number-columns-repeated="3"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400.634552001953" calcext:value-type="float">
            <text:p>400.634552001953</text:p>
          </table:table-cell>
          <table:table-cell table:number-columns-repeated="3"/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401.212493896484" calcext:value-type="float">
            <text:p>401.212493896484</text:p>
          </table:table-cell>
          <table:table-cell table:number-columns-repeated="3"/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398.091064453125" calcext:value-type="float">
            <text:p>398.091064453125</text:p>
          </table:table-cell>
          <table:table-cell table:number-columns-repeated="3"/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392.564361572266" calcext:value-type="float">
            <text:p>392.564361572266</text:p>
          </table:table-cell>
          <table:table-cell table:number-columns-repeated="3"/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391.314971923828" calcext:value-type="float">
            <text:p>391.314971923828</text:p>
          </table:table-cell>
          <table:table-cell table:number-columns-repeated="3"/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391.218658447266" calcext:value-type="float">
            <text:p>391.218658447266</text:p>
          </table:table-cell>
          <table:table-cell table:number-columns-repeated="3"/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388.600524902344" calcext:value-type="float">
            <text:p>388.600524902344</text:p>
          </table:table-cell>
          <table:table-cell table:number-columns-repeated="3"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393.796569824219" calcext:value-type="float">
            <text:p>393.796569824219</text:p>
          </table:table-cell>
          <table:table-cell table:number-columns-repeated="3"/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397.530181884766" calcext:value-type="float">
            <text:p>397.530181884766</text:p>
          </table:table-cell>
          <table:table-cell table:number-columns-repeated="3"/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397.117431640625" calcext:value-type="float">
            <text:p>397.117431640625</text:p>
          </table:table-cell>
          <table:table-cell table:number-columns-repeated="3"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408.40380859375" calcext:value-type="float">
            <text:p>408.40380859375</text:p>
          </table:table-cell>
          <table:table-cell table:number-columns-repeated="3"/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408.425659179688" calcext:value-type="float">
            <text:p>408.425659179688</text:p>
          </table:table-cell>
          <table:table-cell table:number-columns-repeated="3"/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413.684234619141" calcext:value-type="float">
            <text:p>413.684234619141</text:p>
          </table:table-cell>
          <table:table-cell table:number-columns-repeated="3"/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413.769317626953" calcext:value-type="float">
            <text:p>413.769317626953</text:p>
          </table:table-cell>
          <table:table-cell table:number-columns-repeated="3"/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408.775817871094" calcext:value-type="float">
            <text:p>408.775817871094</text:p>
          </table:table-cell>
          <table:table-cell table:number-columns-repeated="3"/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399.2939453125" calcext:value-type="float">
            <text:p>399.2939453125</text:p>
          </table:table-cell>
          <table:table-cell table:number-columns-repeated="3"/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399.390563964844" calcext:value-type="float">
            <text:p>399.390563964844</text:p>
          </table:table-cell>
          <table:table-cell table:number-columns-repeated="3"/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399.263610839844" calcext:value-type="float">
            <text:p>399.263610839844</text:p>
          </table:table-cell>
          <table:table-cell table:number-columns-repeated="3"/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400.464294433594" calcext:value-type="float">
            <text:p>400.464294433594</text:p>
          </table:table-cell>
          <table:table-cell table:number-columns-repeated="3"/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402.133483886719" calcext:value-type="float">
            <text:p>402.133483886719</text:p>
          </table:table-cell>
          <table:table-cell table:number-columns-repeated="3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400.291534423828" calcext:value-type="float">
            <text:p>400.291534423828</text:p>
          </table:table-cell>
          <table:table-cell table:number-columns-repeated="3"/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399.492797851562" calcext:value-type="float">
            <text:p>399.492797851562</text:p>
          </table:table-cell>
          <table:table-cell table:number-columns-repeated="3"/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402.874145507812" calcext:value-type="float">
            <text:p>402.874145507812</text:p>
          </table:table-cell>
          <table:table-cell table:number-columns-repeated="3"/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411.152648925781" calcext:value-type="float">
            <text:p>411.152648925781</text:p>
          </table:table-cell>
          <table:table-cell table:number-columns-repeated="3"/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412.188659667969" calcext:value-type="float">
            <text:p>412.188659667969</text:p>
          </table:table-cell>
          <table:table-cell table:number-columns-repeated="3"/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414.971923828125" calcext:value-type="float">
            <text:p>414.971923828125</text:p>
          </table:table-cell>
          <table:table-cell table:number-columns-repeated="3"/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414.770874023438" calcext:value-type="float">
            <text:p>414.770874023438</text:p>
          </table:table-cell>
          <table:table-cell table:number-columns-repeated="3"/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414.777587890625" calcext:value-type="float">
            <text:p>414.777587890625</text:p>
          </table:table-cell>
          <table:table-cell table:number-columns-repeated="3"/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416.105377197266" calcext:value-type="float">
            <text:p>416.105377197266</text:p>
          </table:table-cell>
          <table:table-cell table:number-columns-repeated="3"/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414.854675292969" calcext:value-type="float">
            <text:p>414.854675292969</text:p>
          </table:table-cell>
          <table:table-cell table:number-columns-repeated="3"/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418.781219482422" calcext:value-type="float">
            <text:p>418.781219482422</text:p>
          </table:table-cell>
          <table:table-cell table:number-columns-repeated="3"/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418.961364746094" calcext:value-type="float">
            <text:p>418.961364746094</text:p>
          </table:table-cell>
          <table:table-cell table:number-columns-repeated="3"/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423.075103759766" calcext:value-type="float">
            <text:p>423.075103759766</text:p>
          </table:table-cell>
          <table:table-cell table:number-columns-repeated="3"/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426.757751464844" calcext:value-type="float">
            <text:p>426.757751464844</text:p>
          </table:table-cell>
          <table:table-cell table:number-columns-repeated="3"/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426.470092773438" calcext:value-type="float">
            <text:p>426.470092773438</text:p>
          </table:table-cell>
          <table:table-cell table:number-columns-repeated="3"/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425.435760498047" calcext:value-type="float">
            <text:p>425.435760498047</text:p>
          </table:table-cell>
          <table:table-cell table:number-columns-repeated="3"/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422.946228027344" calcext:value-type="float">
            <text:p>422.946228027344</text:p>
          </table:table-cell>
          <table:table-cell table:number-columns-repeated="3"/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415.138336181641" calcext:value-type="float">
            <text:p>415.138336181641</text:p>
          </table:table-cell>
          <table:table-cell table:number-columns-repeated="3"/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419.920806884766" calcext:value-type="float">
            <text:p>419.920806884766</text:p>
          </table:table-cell>
          <table:table-cell table:number-columns-repeated="3"/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421.078979492188" calcext:value-type="float">
            <text:p>421.078979492188</text:p>
          </table:table-cell>
          <table:table-cell table:number-columns-repeated="3"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415.842102050781" calcext:value-type="float">
            <text:p>415.842102050781</text:p>
          </table:table-cell>
          <table:table-cell table:number-columns-repeated="3"/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416.323608398438" calcext:value-type="float">
            <text:p>416.323608398438</text:p>
          </table:table-cell>
          <table:table-cell table:number-columns-repeated="3"/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419.146484375" calcext:value-type="float">
            <text:p>419.146484375</text:p>
          </table:table-cell>
          <table:table-cell table:number-columns-repeated="3"/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423.325103759766" calcext:value-type="float">
            <text:p>423.325103759766</text:p>
          </table:table-cell>
          <table:table-cell table:number-columns-repeated="3"/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417.475921630859" calcext:value-type="float">
            <text:p>417.475921630859</text:p>
          </table:table-cell>
          <table:table-cell table:number-columns-repeated="3"/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422.515777587891" calcext:value-type="float">
            <text:p>422.515777587891</text:p>
          </table:table-cell>
          <table:table-cell table:number-columns-repeated="3"/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422.160980224609" calcext:value-type="float">
            <text:p>422.160980224609</text:p>
          </table:table-cell>
          <table:table-cell table:number-columns-repeated="3"/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421.414459228516" calcext:value-type="float">
            <text:p>421.414459228516</text:p>
          </table:table-cell>
          <table:table-cell table:number-columns-repeated="3"/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422.737518310547" calcext:value-type="float">
            <text:p>422.737518310547</text:p>
          </table:table-cell>
          <table:table-cell table:number-columns-repeated="3"/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419.681518554688" calcext:value-type="float">
            <text:p>419.681518554688</text:p>
          </table:table-cell>
          <table:table-cell table:number-columns-repeated="3"/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419.712554931641" calcext:value-type="float">
            <text:p>419.712554931641</text:p>
          </table:table-cell>
          <table:table-cell table:number-columns-repeated="3"/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409.283233642578" calcext:value-type="float">
            <text:p>409.283233642578</text:p>
          </table:table-cell>
          <table:table-cell table:number-columns-repeated="3"/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408.615631103516" calcext:value-type="float">
            <text:p>408.615631103516</text:p>
          </table:table-cell>
          <table:table-cell table:number-columns-repeated="3"/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408.502380371094" calcext:value-type="float">
            <text:p>408.502380371094</text:p>
          </table:table-cell>
          <table:table-cell table:number-columns-repeated="3"/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408.768768310547" calcext:value-type="float">
            <text:p>408.768768310547</text:p>
          </table:table-cell>
          <table:table-cell table:number-columns-repeated="3"/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409.154327392578" calcext:value-type="float">
            <text:p>409.154327392578</text:p>
          </table:table-cell>
          <table:table-cell table:number-columns-repeated="3"/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410.845855712891" calcext:value-type="float">
            <text:p>410.845855712891</text:p>
          </table:table-cell>
          <table:table-cell table:number-columns-repeated="3"/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409.2841796875" calcext:value-type="float">
            <text:p>409.2841796875</text:p>
          </table:table-cell>
          <table:table-cell table:number-columns-repeated="3"/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410.0595703125" calcext:value-type="float">
            <text:p>410.0595703125</text:p>
          </table:table-cell>
          <table:table-cell table:number-columns-repeated="3"/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409.698791503906" calcext:value-type="float">
            <text:p>409.69879150390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1T11:20:19.869951534</meta:creation-date>
    <dc:date>2020-02-01T11:37:07.352259702</dc:date>
    <meta:editing-duration>PT16M47S</meta:editing-duration>
    <meta:editing-cycles>2</meta:editing-cycles>
    <meta:generator>LibreOffice/6.0.7.3$Linux_X86_64 LibreOffice_project/00m0$Build-3</meta:generator>
    <meta:document-statistic meta:table-count="1" meta:cell-count="6002" meta:object-count="0"/>
  </office:meta>
</office:document-meta>
</file>